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5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95.1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" table:style-name="ta1">
        <table:shapes>
          <draw:frame draw:z-index="0" draw:style-name="gr1" draw:text-style-name="P1" svg:width="453.51pt" svg:height="255.09pt" svg:x="410.6pt" svg:y="2.83pt">
            <loext:p draw:notify-on-update-of-ranges="test.E1:test.E276 test.F1:test.F27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2" office:value-type="float" office:value="-1.72041" calcext:value-type="float">
            <text:p>-1.72041</text:p>
          </table:table-cell>
          <table:table-cell office:value-type="float" office:value="1.0355" calcext:value-type="float">
            <text:p>1.0355</text:p>
          </table:table-cell>
          <table:table-cell office:value-type="float" office:value="0.149058" calcext:value-type="float">
            <text:p>0.149058</text:p>
          </table:table-cell>
          <table:table-cell office:value-type="float" office:value="1548110859387733" calcext:value-type="float">
            <text:p>1548110859387733</text:p>
          </table:table-cell>
          <table:table-cell table:formula="of:=SQRT([.C14]*[.C14]+[.D14]*[.D14])" office:value-type="float" office:value="1.04617328266593" calcext:value-type="float">
            <text:p>1.0461732827</text:p>
          </table:table-cell>
        </table:table-row>
        <table:table-row table:style-name="ro1">
          <table:table-cell table:number-columns-repeated="2" office:value-type="float" office:value="-1.67354" calcext:value-type="float">
            <text:p>-1.67354</text:p>
          </table:table-cell>
          <table:table-cell office:value-type="float" office:value="1.46805" calcext:value-type="float">
            <text:p>1.46805</text:p>
          </table:table-cell>
          <table:table-cell office:value-type="float" office:value="0.2821" calcext:value-type="float">
            <text:p>0.2821</text:p>
          </table:table-cell>
          <table:table-cell office:value-type="float" office:value="1548110859404493" calcext:value-type="float">
            <text:p>1548110859404493</text:p>
          </table:table-cell>
          <table:table-cell table:formula="of:=SQRT([.C15]*[.C15]+[.D15]*[.D15])" office:value-type="float" office:value="1.49490842946985" calcext:value-type="float">
            <text:p>1.4949084295</text:p>
          </table:table-cell>
        </table:table-row>
        <table:table-row table:style-name="ro1">
          <table:table-cell table:number-columns-repeated="2" office:value-type="float" office:value="-1.65229" calcext:value-type="float">
            <text:p>-1.65229</text:p>
          </table:table-cell>
          <table:table-cell office:value-type="float" office:value="1.70373" calcext:value-type="float">
            <text:p>1.70373</text:p>
          </table:table-cell>
          <table:table-cell office:value-type="float" office:value="0.251197" calcext:value-type="float">
            <text:p>0.251197</text:p>
          </table:table-cell>
          <table:table-cell office:value-type="float" office:value="1548110859421259" calcext:value-type="float">
            <text:p>1548110859421259</text:p>
          </table:table-cell>
          <table:table-cell table:formula="of:=SQRT([.C16]*[.C16]+[.D16]*[.D16])" office:value-type="float" office:value="1.72214861313099" calcext:value-type="float">
            <text:p>1.7221486131</text:p>
          </table:table-cell>
        </table:table-row>
        <table:table-row table:style-name="ro1">
          <table:table-cell table:number-columns-repeated="2" office:value-type="float" office:value="-1.61446" calcext:value-type="float">
            <text:p>-1.61446</text:p>
          </table:table-cell>
          <table:table-cell office:value-type="float" office:value="1.80847" calcext:value-type="float">
            <text:p>1.80847</text:p>
          </table:table-cell>
          <table:table-cell office:value-type="float" office:value="0.353446" calcext:value-type="float">
            <text:p>0.353446</text:p>
          </table:table-cell>
          <table:table-cell office:value-type="float" office:value="1548110859438080" calcext:value-type="float">
            <text:p>1548110859438080</text:p>
          </table:table-cell>
          <table:table-cell table:formula="of:=SQRT([.C17]*[.C17]+[.D17]*[.D17])" office:value-type="float" office:value="1.84268494751979" calcext:value-type="float">
            <text:p>1.8426849475</text:p>
          </table:table-cell>
        </table:table-row>
        <table:table-row table:style-name="ro1">
          <table:table-cell table:number-columns-repeated="2" office:value-type="float" office:value="-1.57829" calcext:value-type="float">
            <text:p>-1.57829</text:p>
          </table:table-cell>
          <table:table-cell office:value-type="float" office:value="1.80847" calcext:value-type="float">
            <text:p>1.80847</text:p>
          </table:table-cell>
          <table:table-cell office:value-type="float" office:value="0.353446" calcext:value-type="float">
            <text:p>0.353446</text:p>
          </table:table-cell>
          <table:table-cell office:value-type="float" office:value="1548110859454892" calcext:value-type="float">
            <text:p>1548110859454892</text:p>
          </table:table-cell>
          <table:table-cell table:formula="of:=SQRT([.C18]*[.C18]+[.D18]*[.D18])" office:value-type="float" office:value="1.84268494751979" calcext:value-type="float">
            <text:p>1.8426849475</text:p>
          </table:table-cell>
        </table:table-row>
        <table:table-row table:style-name="ro1">
          <table:table-cell table:number-columns-repeated="2" office:value-type="float" office:value="-1.57904" calcext:value-type="float">
            <text:p>-1.57904</text:p>
          </table:table-cell>
          <table:table-cell office:value-type="float" office:value="1.33692" calcext:value-type="float">
            <text:p>1.33692</text:p>
          </table:table-cell>
          <table:table-cell office:value-type="float" office:value="0.124665" calcext:value-type="float">
            <text:p>0.124665</text:p>
          </table:table-cell>
          <table:table-cell office:value-type="float" office:value="1548110859471660" calcext:value-type="float">
            <text:p>1548110859471660</text:p>
          </table:table-cell>
          <table:table-cell table:formula="of:=SQRT([.C19]*[.C19]+[.D19]*[.D19])" office:value-type="float" office:value="1.34271979527562" calcext:value-type="float">
            <text:p>1.3427197953</text:p>
          </table:table-cell>
        </table:table-row>
        <table:table-row table:style-name="ro1">
          <table:table-cell table:number-columns-repeated="2" office:value-type="float" office:value="-1.54571" calcext:value-type="float">
            <text:p>-1.54571</text:p>
          </table:table-cell>
          <table:table-cell office:value-type="float" office:value="1.50779" calcext:value-type="float">
            <text:p>1.50779</text:p>
          </table:table-cell>
          <table:table-cell office:value-type="float" office:value="0.275049" calcext:value-type="float">
            <text:p>0.275049</text:p>
          </table:table-cell>
          <table:table-cell office:value-type="float" office:value="1548110859488459" calcext:value-type="float">
            <text:p>1548110859488459</text:p>
          </table:table-cell>
          <table:table-cell table:formula="of:=SQRT([.C20]*[.C20]+[.D20]*[.D20])" office:value-type="float" office:value="1.53267173148754" calcext:value-type="float">
            <text:p>1.5326717315</text:p>
          </table:table-cell>
        </table:table-row>
        <table:table-row table:style-name="ro1">
          <table:table-cell table:number-columns-repeated="2" office:value-type="float" office:value="-1.51638" calcext:value-type="float">
            <text:p>-1.51638</text:p>
          </table:table-cell>
          <table:table-cell office:value-type="float" office:value="1.48586" calcext:value-type="float">
            <text:p>1.48586</text:p>
          </table:table-cell>
          <table:table-cell office:value-type="float" office:value="0.343755" calcext:value-type="float">
            <text:p>0.343755</text:p>
          </table:table-cell>
          <table:table-cell office:value-type="float" office:value="1548110859505198" calcext:value-type="float">
            <text:p>1548110859505198</text:p>
          </table:table-cell>
          <table:table-cell table:formula="of:=SQRT([.C21]*[.C21]+[.D21]*[.D21])" office:value-type="float" office:value="1.52510571424574" calcext:value-type="float">
            <text:p>1.5251057142</text:p>
          </table:table-cell>
        </table:table-row>
        <table:table-row table:style-name="ro1">
          <table:table-cell table:number-columns-repeated="2" office:value-type="float" office:value="-1.50038" calcext:value-type="float">
            <text:p>-1.50038</text:p>
          </table:table-cell>
          <table:table-cell office:value-type="float" office:value="1.52429" calcext:value-type="float">
            <text:p>1.52429</text:p>
          </table:table-cell>
          <table:table-cell office:value-type="float" office:value="0.335164" calcext:value-type="float">
            <text:p>0.335164</text:p>
          </table:table-cell>
          <table:table-cell office:value-type="float" office:value="1548110859522004" calcext:value-type="float">
            <text:p>1548110859522004</text:p>
          </table:table-cell>
          <table:table-cell table:formula="of:=SQRT([.C22]*[.C22]+[.D22]*[.D22])" office:value-type="float" office:value="1.56070333856118" calcext:value-type="float">
            <text:p>1.5607033386</text:p>
          </table:table-cell>
        </table:table-row>
        <table:table-row table:style-name="ro1">
          <table:table-cell table:number-columns-repeated="2" office:value-type="float" office:value="-1.46596" calcext:value-type="float">
            <text:p>-1.46596</text:p>
          </table:table-cell>
          <table:table-cell office:value-type="float" office:value="1.63333" calcext:value-type="float">
            <text:p>1.63333</text:p>
          </table:table-cell>
          <table:table-cell office:value-type="float" office:value="0.296893" calcext:value-type="float">
            <text:p>0.296893</text:p>
          </table:table-cell>
          <table:table-cell office:value-type="float" office:value="1548110859538760" calcext:value-type="float">
            <text:p>1548110859538760</text:p>
          </table:table-cell>
          <table:table-cell table:formula="of:=SQRT([.C23]*[.C23]+[.D23]*[.D23])" office:value-type="float" office:value="1.66009407635501" calcext:value-type="float">
            <text:p>1.6600940764</text:p>
          </table:table-cell>
        </table:table-row>
        <table:table-row table:style-name="ro1">
          <table:table-cell table:number-columns-repeated="2" office:value-type="float" office:value="-1.44185" calcext:value-type="float">
            <text:p>-1.44185</text:p>
          </table:table-cell>
          <table:table-cell office:value-type="float" office:value="1.40815" calcext:value-type="float">
            <text:p>1.40815</text:p>
          </table:table-cell>
          <table:table-cell office:value-type="float" office:value="0.328545" calcext:value-type="float">
            <text:p>0.328545</text:p>
          </table:table-cell>
          <table:table-cell office:value-type="float" office:value="1548110859555479" calcext:value-type="float">
            <text:p>1548110859555479</text:p>
          </table:table-cell>
          <table:table-cell table:formula="of:=SQRT([.C24]*[.C24]+[.D24]*[.D24])" office:value-type="float" office:value="1.44596965373586" calcext:value-type="float">
            <text:p>1.4459696537</text:p>
          </table:table-cell>
        </table:table-row>
        <table:table-row table:style-name="ro1">
          <table:table-cell table:number-columns-repeated="2" office:value-type="float" office:value="-1.42972" calcext:value-type="float">
            <text:p>-1.42972</text:p>
          </table:table-cell>
          <table:table-cell office:value-type="float" office:value="1.34229" calcext:value-type="float">
            <text:p>1.34229</text:p>
          </table:table-cell>
          <table:table-cell office:value-type="float" office:value="0.319305" calcext:value-type="float">
            <text:p>0.319305</text:p>
          </table:table-cell>
          <table:table-cell office:value-type="float" office:value="1548110859572258" calcext:value-type="float">
            <text:p>1548110859572258</text:p>
          </table:table-cell>
          <table:table-cell table:formula="of:=SQRT([.C25]*[.C25]+[.D25]*[.D25])" office:value-type="float" office:value="1.37974567479844" calcext:value-type="float">
            <text:p>1.3797456748</text:p>
          </table:table-cell>
        </table:table-row>
        <table:table-row table:style-name="ro1">
          <table:table-cell table:number-columns-repeated="2" office:value-type="float" office:value="-1.39751" calcext:value-type="float">
            <text:p>-1.39751</text:p>
          </table:table-cell>
          <table:table-cell office:value-type="float" office:value="1.49052" calcext:value-type="float">
            <text:p>1.49052</text:p>
          </table:table-cell>
          <table:table-cell office:value-type="float" office:value="0.234932" calcext:value-type="float">
            <text:p>0.234932</text:p>
          </table:table-cell>
          <table:table-cell office:value-type="float" office:value="1548110859589074" calcext:value-type="float">
            <text:p>1548110859589074</text:p>
          </table:table-cell>
          <table:table-cell table:formula="of:=SQRT([.C26]*[.C26]+[.D26]*[.D26])" office:value-type="float" office:value="1.50892110960911" calcext:value-type="float">
            <text:p>1.5089211096</text:p>
          </table:table-cell>
        </table:table-row>
        <table:table-row table:style-name="ro1">
          <table:table-cell table:number-columns-repeated="2" office:value-type="float" office:value="-1.37166" calcext:value-type="float">
            <text:p>-1.37166</text:p>
          </table:table-cell>
          <table:table-cell office:value-type="float" office:value="1.38652" calcext:value-type="float">
            <text:p>1.38652</text:p>
          </table:table-cell>
          <table:table-cell office:value-type="float" office:value="0.251634" calcext:value-type="float">
            <text:p>0.251634</text:p>
          </table:table-cell>
          <table:table-cell office:value-type="float" office:value="1548110859605807" calcext:value-type="float">
            <text:p>1548110859605807</text:p>
          </table:table-cell>
          <table:table-cell table:formula="of:=SQRT([.C27]*[.C27]+[.D27]*[.D27])" office:value-type="float" office:value="1.40916903895736" calcext:value-type="float">
            <text:p>1.409169039</text:p>
          </table:table-cell>
        </table:table-row>
        <table:table-row table:style-name="ro1">
          <table:table-cell table:number-columns-repeated="2" office:value-type="float" office:value="-1.36972" calcext:value-type="float">
            <text:p>-1.36972</text:p>
          </table:table-cell>
          <table:table-cell office:value-type="float" office:value="0.983436" calcext:value-type="float">
            <text:p>0.983436</text:p>
          </table:table-cell>
          <table:table-cell office:value-type="float" office:value="0.145249" calcext:value-type="float">
            <text:p>0.145249</text:p>
          </table:table-cell>
          <table:table-cell office:value-type="float" office:value="1548110859622751" calcext:value-type="float">
            <text:p>1548110859622751</text:p>
          </table:table-cell>
          <table:table-cell table:formula="of:=SQRT([.C28]*[.C28]+[.D28]*[.D28])" office:value-type="float" office:value="0.994104440236035" calcext:value-type="float">
            <text:p>0.9941044402</text:p>
          </table:table-cell>
        </table:table-row>
        <table:table-row table:style-name="ro1">
          <table:table-cell table:number-columns-repeated="2" office:value-type="float" office:value="-1.33573" calcext:value-type="float">
            <text:p>-1.33573</text:p>
          </table:table-cell>
          <table:table-cell office:value-type="float" office:value="1.37975" calcext:value-type="float">
            <text:p>1.37975</text:p>
          </table:table-cell>
          <table:table-cell office:value-type="float" office:value="0.175255" calcext:value-type="float">
            <text:p>0.175255</text:p>
          </table:table-cell>
          <table:table-cell office:value-type="float" office:value="1548110859639475" calcext:value-type="float">
            <text:p>1548110859639475</text:p>
          </table:table-cell>
          <table:table-cell table:formula="of:=SQRT([.C29]*[.C29]+[.D29]*[.D29])" office:value-type="float" office:value="1.39083585570872" calcext:value-type="float">
            <text:p>1.3908358557</text:p>
          </table:table-cell>
        </table:table-row>
        <table:table-row table:style-name="ro1">
          <table:table-cell table:number-columns-repeated="2" office:value-type="float" office:value="-1.31612" calcext:value-type="float">
            <text:p>-1.31612</text:p>
          </table:table-cell>
          <table:table-cell office:value-type="float" office:value="1.58704" calcext:value-type="float">
            <text:p>1.58704</text:p>
          </table:table-cell>
          <table:table-cell office:value-type="float" office:value="0.372206" calcext:value-type="float">
            <text:p>0.372206</text:p>
          </table:table-cell>
          <table:table-cell office:value-type="float" office:value="1548110859656261" calcext:value-type="float">
            <text:p>1548110859656261</text:p>
          </table:table-cell>
          <table:table-cell table:formula="of:=SQRT([.C30]*[.C30]+[.D30]*[.D30])" office:value-type="float" office:value="1.63010222625331" calcext:value-type="float">
            <text:p>1.6301022263</text:p>
          </table:table-cell>
        </table:table-row>
        <table:table-row table:style-name="ro1">
          <table:table-cell table:number-columns-repeated="2" office:value-type="float" office:value="-1.28186" calcext:value-type="float">
            <text:p>-1.28186</text:p>
          </table:table-cell>
          <table:table-cell office:value-type="float" office:value="1.6575" calcext:value-type="float">
            <text:p>1.6575</text:p>
          </table:table-cell>
          <table:table-cell office:value-type="float" office:value="0.509939" calcext:value-type="float">
            <text:p>0.509939</text:p>
          </table:table-cell>
          <table:table-cell office:value-type="float" office:value="1548110859672985" calcext:value-type="float">
            <text:p>1548110859672985</text:p>
          </table:table-cell>
          <table:table-cell table:formula="of:=SQRT([.C31]*[.C31]+[.D31]*[.D31])" office:value-type="float" office:value="1.73416955160705" calcext:value-type="float">
            <text:p>1.7341695516</text:p>
          </table:table-cell>
        </table:table-row>
        <table:table-row table:style-name="ro1">
          <table:table-cell table:number-columns-repeated="2" office:value-type="float" office:value="-1.25887" calcext:value-type="float">
            <text:p>-1.25887</text:p>
          </table:table-cell>
          <table:table-cell office:value-type="float" office:value="1.39091" calcext:value-type="float">
            <text:p>1.39091</text:p>
          </table:table-cell>
          <table:table-cell office:value-type="float" office:value="0.217908" calcext:value-type="float">
            <text:p>0.217908</text:p>
          </table:table-cell>
          <table:table-cell office:value-type="float" office:value="1548110859689759" calcext:value-type="float">
            <text:p>1548110859689759</text:p>
          </table:table-cell>
          <table:table-cell table:formula="of:=SQRT([.C32]*[.C32]+[.D32]*[.D32])" office:value-type="float" office:value="1.40787589103727" calcext:value-type="float">
            <text:p>1.407875891</text:p>
          </table:table-cell>
        </table:table-row>
        <table:table-row table:style-name="ro1">
          <table:table-cell table:number-columns-repeated="2" office:value-type="float" office:value="-1.23644" calcext:value-type="float">
            <text:p>-1.23644</text:p>
          </table:table-cell>
          <table:table-cell office:value-type="float" office:value="1.25481" calcext:value-type="float">
            <text:p>1.25481</text:p>
          </table:table-cell>
          <table:table-cell office:value-type="float" office:value="0.24247" calcext:value-type="float">
            <text:p>0.24247</text:p>
          </table:table-cell>
          <table:table-cell office:value-type="float" office:value="1548110859707946" calcext:value-type="float">
            <text:p>1548110859707946</text:p>
          </table:table-cell>
          <table:table-cell table:formula="of:=SQRT([.C33]*[.C33]+[.D33]*[.D33])" office:value-type="float" office:value="1.27802184527495" calcext:value-type="float">
            <text:p>1.2780218453</text:p>
          </table:table-cell>
        </table:table-row>
        <table:table-row table:style-name="ro1">
          <table:table-cell table:number-columns-repeated="2" office:value-type="float" office:value="-1.23025" calcext:value-type="float">
            <text:p>-1.23025</text:p>
          </table:table-cell>
          <table:table-cell office:value-type="float" office:value="1.04001" calcext:value-type="float">
            <text:p>1.04001</text:p>
          </table:table-cell>
          <table:table-cell office:value-type="float" office:value="0.176991" calcext:value-type="float">
            <text:p>0.176991</text:p>
          </table:table-cell>
          <table:table-cell office:value-type="float" office:value="1548110859724619" calcext:value-type="float">
            <text:p>1548110859724619</text:p>
          </table:table-cell>
          <table:table-cell table:formula="of:=SQRT([.C34]*[.C34]+[.D34]*[.D34])" office:value-type="float" office:value="1.05496284966865" calcext:value-type="float">
            <text:p>1.0549628497</text:p>
          </table:table-cell>
        </table:table-row>
        <table:table-row table:style-name="ro1">
          <table:table-cell table:number-columns-repeated="2" office:value-type="float" office:value="-1.1961" calcext:value-type="float">
            <text:p>-1.1961</text:p>
          </table:table-cell>
          <table:table-cell office:value-type="float" office:value="1.41038" calcext:value-type="float">
            <text:p>1.41038</text:p>
          </table:table-cell>
          <table:table-cell office:value-type="float" office:value="0.322485" calcext:value-type="float">
            <text:p>0.322485</text:p>
          </table:table-cell>
          <table:table-cell office:value-type="float" office:value="1548110859741418" calcext:value-type="float">
            <text:p>1548110859741418</text:p>
          </table:table-cell>
          <table:table-cell table:formula="of:=SQRT([.C35]*[.C35]+[.D35]*[.D35])" office:value-type="float" office:value="1.44677860076274" calcext:value-type="float">
            <text:p>1.4467786008</text:p>
          </table:table-cell>
        </table:table-row>
        <table:table-row table:style-name="ro1">
          <table:table-cell table:number-columns-repeated="2" office:value-type="float" office:value="-1.18742" calcext:value-type="float">
            <text:p>-1.18742</text:p>
          </table:table-cell>
          <table:table-cell office:value-type="float" office:value="1.2167" calcext:value-type="float">
            <text:p>1.2167</text:p>
          </table:table-cell>
          <table:table-cell office:value-type="float" office:value="0.264402" calcext:value-type="float">
            <text:p>0.264402</text:p>
          </table:table-cell>
          <table:table-cell office:value-type="float" office:value="1548110859758177" calcext:value-type="float">
            <text:p>1548110859758177</text:p>
          </table:table-cell>
          <table:table-cell table:formula="of:=SQRT([.C36]*[.C36]+[.D36]*[.D36])" office:value-type="float" office:value="1.24509730848798" calcext:value-type="float">
            <text:p>1.2450973085</text:p>
          </table:table-cell>
        </table:table-row>
        <table:table-row table:style-name="ro1">
          <table:table-cell table:number-columns-repeated="2" office:value-type="float" office:value="-1.12679" calcext:value-type="float">
            <text:p>-1.12679</text:p>
          </table:table-cell>
          <table:table-cell office:value-type="float" office:value="1.77685" calcext:value-type="float">
            <text:p>1.77685</text:p>
          </table:table-cell>
          <table:table-cell office:value-type="float" office:value="0.345325" calcext:value-type="float">
            <text:p>0.345325</text:p>
          </table:table-cell>
          <table:table-cell office:value-type="float" office:value="1548110859775482" calcext:value-type="float">
            <text:p>1548110859775482</text:p>
          </table:table-cell>
          <table:table-cell table:formula="of:=SQRT([.C37]*[.C37]+[.D37]*[.D37])" office:value-type="float" office:value="1.81009537818453" calcext:value-type="float">
            <text:p>1.8100953782</text:p>
          </table:table-cell>
        </table:table-row>
        <table:table-row table:style-name="ro1">
          <table:table-cell table:number-columns-repeated="2" office:value-type="float" office:value="-1.09513" calcext:value-type="float">
            <text:p>-1.09513</text:p>
          </table:table-cell>
          <table:table-cell office:value-type="float" office:value="1.67432" calcext:value-type="float">
            <text:p>1.67432</text:p>
          </table:table-cell>
          <table:table-cell office:value-type="float" office:value="0.312283" calcext:value-type="float">
            <text:p>0.312283</text:p>
          </table:table-cell>
          <table:table-cell office:value-type="float" office:value="1548110859792231" calcext:value-type="float">
            <text:p>1548110859792231</text:p>
          </table:table-cell>
          <table:table-cell table:formula="of:=SQRT([.C38]*[.C38]+[.D38]*[.D38])" office:value-type="float" office:value="1.70319351058211" calcext:value-type="float">
            <text:p>1.7031935106</text:p>
          </table:table-cell>
        </table:table-row>
        <table:table-row table:style-name="ro1">
          <table:table-cell table:number-columns-repeated="2" office:value-type="float" office:value="-1.09328" calcext:value-type="float">
            <text:p>-1.09328</text:p>
          </table:table-cell>
          <table:table-cell office:value-type="float" office:value="1.17275" calcext:value-type="float">
            <text:p>1.17275</text:p>
          </table:table-cell>
          <table:table-cell office:value-type="float" office:value="0.240906" calcext:value-type="float">
            <text:p>0.240906</text:p>
          </table:table-cell>
          <table:table-cell office:value-type="float" office:value="1548110859808989" calcext:value-type="float">
            <text:p>1548110859808989</text:p>
          </table:table-cell>
          <table:table-cell table:formula="of:=SQRT([.C39]*[.C39]+[.D39]*[.D39])" office:value-type="float" office:value="1.19723776391158" calcext:value-type="float">
            <text:p>1.1972377639</text:p>
          </table:table-cell>
        </table:table-row>
        <table:table-row table:style-name="ro1">
          <table:table-cell table:number-columns-repeated="2" office:value-type="float" office:value="-1.05946" calcext:value-type="float">
            <text:p>-1.05946</text:p>
          </table:table-cell>
          <table:table-cell office:value-type="float" office:value="1.45926" calcext:value-type="float">
            <text:p>1.45926</text:p>
          </table:table-cell>
          <table:table-cell office:value-type="float" office:value="0.288283" calcext:value-type="float">
            <text:p>0.288283</text:p>
          </table:table-cell>
          <table:table-cell office:value-type="float" office:value="1548110859825783" calcext:value-type="float">
            <text:p>1548110859825783</text:p>
          </table:table-cell>
          <table:table-cell table:formula="of:=SQRT([.C40]*[.C40]+[.D40]*[.D40])" office:value-type="float" office:value="1.48746322162566" calcext:value-type="float">
            <text:p>1.4874632216</text:p>
          </table:table-cell>
        </table:table-row>
        <table:table-row table:style-name="ro1">
          <table:table-cell table:number-columns-repeated="2" office:value-type="float" office:value="-1.03777" calcext:value-type="float">
            <text:p>-1.03777</text:p>
          </table:table-cell>
          <table:table-cell office:value-type="float" office:value="1.26212" calcext:value-type="float">
            <text:p>1.26212</text:p>
          </table:table-cell>
          <table:table-cell office:value-type="float" office:value="0.232576" calcext:value-type="float">
            <text:p>0.232576</text:p>
          </table:table-cell>
          <table:table-cell office:value-type="float" office:value="1548110859842511" calcext:value-type="float">
            <text:p>1548110859842511</text:p>
          </table:table-cell>
          <table:table-cell table:formula="of:=SQRT([.C41]*[.C41]+[.D41]*[.D41])" office:value-type="float" office:value="1.28336997400438" calcext:value-type="float">
            <text:p>1.283369974</text:p>
          </table:table-cell>
        </table:table-row>
        <table:table-row table:style-name="ro1">
          <table:table-cell table:number-columns-repeated="2" office:value-type="float" office:value="-1.02935" calcext:value-type="float">
            <text:p>-1.02935</text:p>
          </table:table-cell>
          <table:table-cell office:value-type="float" office:value="1.12002" calcext:value-type="float">
            <text:p>1.12002</text:p>
          </table:table-cell>
          <table:table-cell office:value-type="float" office:value="0.228148" calcext:value-type="float">
            <text:p>0.228148</text:p>
          </table:table-cell>
          <table:table-cell office:value-type="float" office:value="1548110859859411" calcext:value-type="float">
            <text:p>1548110859859411</text:p>
          </table:table-cell>
          <table:table-cell table:formula="of:=SQRT([.C42]*[.C42]+[.D42]*[.D42])" office:value-type="float" office:value="1.14302069548368" calcext:value-type="float">
            <text:p>1.1430206955</text:p>
          </table:table-cell>
        </table:table-row>
        <table:table-row table:style-name="ro1">
          <table:table-cell table:number-columns-repeated="2" office:value-type="float" office:value="-1.00099" calcext:value-type="float">
            <text:p>-1.00099</text:p>
          </table:table-cell>
          <table:table-cell office:value-type="float" office:value="1.2849" calcext:value-type="float">
            <text:p>1.2849</text:p>
          </table:table-cell>
          <table:table-cell office:value-type="float" office:value="0.286128" calcext:value-type="float">
            <text:p>0.286128</text:p>
          </table:table-cell>
          <table:table-cell office:value-type="float" office:value="1548110859876121" calcext:value-type="float">
            <text:p>1548110859876121</text:p>
          </table:table-cell>
          <table:table-cell table:formula="of:=SQRT([.C43]*[.C43]+[.D43]*[.D43])" office:value-type="float" office:value="1.31637275966346" calcext:value-type="float">
            <text:p>1.3163727597</text:p>
          </table:table-cell>
        </table:table-row>
        <table:table-row table:style-name="ro1">
          <table:table-cell table:number-columns-repeated="2" office:value-type="float" office:value="-0.966561" calcext:value-type="float">
            <text:p>-0.966561</text:p>
          </table:table-cell>
          <table:table-cell office:value-type="float" office:value="1.51463" calcext:value-type="float">
            <text:p>1.51463</text:p>
          </table:table-cell>
          <table:table-cell office:value-type="float" office:value="0.266253" calcext:value-type="float">
            <text:p>0.266253</text:p>
          </table:table-cell>
          <table:table-cell office:value-type="float" office:value="1548110859892886" calcext:value-type="float">
            <text:p>1548110859892886</text:p>
          </table:table-cell>
          <table:table-cell table:formula="of:=SQRT([.C44]*[.C44]+[.D44]*[.D44])" office:value-type="float" office:value="1.5378539257384" calcext:value-type="float">
            <text:p>1.5378539257</text:p>
          </table:table-cell>
        </table:table-row>
        <table:table-row table:style-name="ro1">
          <table:table-cell table:number-columns-repeated="2" office:value-type="float" office:value="-0.96008" calcext:value-type="float">
            <text:p>-0.96008</text:p>
          </table:table-cell>
          <table:table-cell office:value-type="float" office:value="1.22178" calcext:value-type="float">
            <text:p>1.22178</text:p>
          </table:table-cell>
          <table:table-cell office:value-type="float" office:value="0.177906" calcext:value-type="float">
            <text:p>0.177906</text:p>
          </table:table-cell>
          <table:table-cell office:value-type="float" office:value="1548110859909671" calcext:value-type="float">
            <text:p>1548110859909671</text:p>
          </table:table-cell>
          <table:table-cell table:formula="of:=SQRT([.C45]*[.C45]+[.D45]*[.D45])" office:value-type="float" office:value="1.23466469668327" calcext:value-type="float">
            <text:p>1.2346646967</text:p>
          </table:table-cell>
        </table:table-row>
        <table:table-row table:style-name="ro1">
          <table:table-cell table:number-columns-repeated="2" office:value-type="float" office:value="-0.928459" calcext:value-type="float">
            <text:p>-0.928459</text:p>
          </table:table-cell>
          <table:table-cell office:value-type="float" office:value="1.42059" calcext:value-type="float">
            <text:p>1.42059</text:p>
          </table:table-cell>
          <table:table-cell office:value-type="float" office:value="0.385657" calcext:value-type="float">
            <text:p>0.385657</text:p>
          </table:table-cell>
          <table:table-cell office:value-type="float" office:value="1548110859926419" calcext:value-type="float">
            <text:p>1548110859926419</text:p>
          </table:table-cell>
          <table:table-cell table:formula="of:=SQRT([.C46]*[.C46]+[.D46]*[.D46])" office:value-type="float" office:value="1.47200790410548" calcext:value-type="float">
            <text:p>1.4720079041</text:p>
          </table:table-cell>
        </table:table-row>
        <table:table-row table:style-name="ro1">
          <table:table-cell table:number-columns-repeated="2" office:value-type="float" office:value="-0.907913" calcext:value-type="float">
            <text:p>-0.907913</text:p>
          </table:table-cell>
          <table:table-cell office:value-type="float" office:value="1.21359" calcext:value-type="float">
            <text:p>1.21359</text:p>
          </table:table-cell>
          <table:table-cell office:value-type="float" office:value="0.308438" calcext:value-type="float">
            <text:p>0.308438</text:p>
          </table:table-cell>
          <table:table-cell office:value-type="float" office:value="1548110859945051" calcext:value-type="float">
            <text:p>1548110859945051</text:p>
          </table:table-cell>
          <table:table-cell table:formula="of:=SQRT([.C47]*[.C47]+[.D47]*[.D47])" office:value-type="float" office:value="1.25217198816457" calcext:value-type="float">
            <text:p>1.2521719882</text:p>
          </table:table-cell>
        </table:table-row>
        <table:table-row table:style-name="ro1">
          <table:table-cell table:number-columns-repeated="2" office:value-type="float" office:value="-0.900904" calcext:value-type="float">
            <text:p>-0.900904</text:p>
          </table:table-cell>
          <table:table-cell office:value-type="float" office:value="1.04032" calcext:value-type="float">
            <text:p>1.04032</text:p>
          </table:table-cell>
          <table:table-cell office:value-type="float" office:value="0.288728" calcext:value-type="float">
            <text:p>0.288728</text:p>
          </table:table-cell>
          <table:table-cell office:value-type="float" office:value="1548110859961786" calcext:value-type="float">
            <text:p>1548110859961786</text:p>
          </table:table-cell>
          <table:table-cell table:formula="of:=SQRT([.C48]*[.C48]+[.D48]*[.D48])" office:value-type="float" office:value="1.07964325607304" calcext:value-type="float">
            <text:p>1.0796432561</text:p>
          </table:table-cell>
        </table:table-row>
        <table:table-row table:style-name="ro1">
          <table:table-cell table:number-columns-repeated="2" office:value-type="float" office:value="-0.870825" calcext:value-type="float">
            <text:p>-0.870825</text:p>
          </table:table-cell>
          <table:table-cell office:value-type="float" office:value="1.29689" calcext:value-type="float">
            <text:p>1.29689</text:p>
          </table:table-cell>
          <table:table-cell office:value-type="float" office:value="0.387341" calcext:value-type="float">
            <text:p>0.387341</text:p>
          </table:table-cell>
          <table:table-cell office:value-type="float" office:value="1548110859978558" calcext:value-type="float">
            <text:p>1548110859978558</text:p>
          </table:table-cell>
          <table:table-cell table:formula="of:=SQRT([.C49]*[.C49]+[.D49]*[.D49])" office:value-type="float" office:value="1.35349795802617" calcext:value-type="float">
            <text:p>1.353497958</text:p>
          </table:table-cell>
        </table:table-row>
        <table:table-row table:style-name="ro1">
          <table:table-cell table:number-columns-repeated="2" office:value-type="float" office:value="-0.849394" calcext:value-type="float">
            <text:p>-0.849394</text:p>
          </table:table-cell>
          <table:table-cell office:value-type="float" office:value="1.17829" calcext:value-type="float">
            <text:p>1.17829</text:p>
          </table:table-cell>
          <table:table-cell office:value-type="float" office:value="0.174087" calcext:value-type="float">
            <text:p>0.174087</text:p>
          </table:table-cell>
          <table:table-cell office:value-type="float" office:value="1548110859997281" calcext:value-type="float">
            <text:p>1548110859997281</text:p>
          </table:table-cell>
          <table:table-cell table:formula="of:=SQRT([.C50]*[.C50]+[.D50]*[.D50])" office:value-type="float" office:value="1.19108085689805" calcext:value-type="float">
            <text:p>1.1910808569</text:p>
          </table:table-cell>
        </table:table-row>
        <table:table-row table:style-name="ro1">
          <table:table-cell table:number-columns-repeated="2" office:value-type="float" office:value="-0.836693" calcext:value-type="float">
            <text:p>-0.836693</text:p>
          </table:table-cell>
          <table:table-cell office:value-type="float" office:value="1.20932" calcext:value-type="float">
            <text:p>1.20932</text:p>
          </table:table-cell>
          <table:table-cell office:value-type="float" office:value="0.246544" calcext:value-type="float">
            <text:p>0.246544</text:p>
          </table:table-cell>
          <table:table-cell office:value-type="float" office:value="1548110860014094" calcext:value-type="float">
            <text:p>1548110860014094</text:p>
          </table:table-cell>
          <table:table-cell table:formula="of:=SQRT([.C51]*[.C51]+[.D51]*[.D51])" office:value-type="float" office:value="1.23419561105037" calcext:value-type="float">
            <text:p>1.2341956111</text:p>
          </table:table-cell>
        </table:table-row>
        <table:table-row table:style-name="ro1">
          <table:table-cell table:number-columns-repeated="2" office:value-type="float" office:value="-0.809783" calcext:value-type="float">
            <text:p>-0.809783</text:p>
          </table:table-cell>
          <table:table-cell office:value-type="float" office:value="1.28467" calcext:value-type="float">
            <text:p>1.28467</text:p>
          </table:table-cell>
          <table:table-cell office:value-type="float" office:value="0.290348" calcext:value-type="float">
            <text:p>0.290348</text:p>
          </table:table-cell>
          <table:table-cell office:value-type="float" office:value="1548110860030816" calcext:value-type="float">
            <text:p>1548110860030816</text:p>
          </table:table-cell>
          <table:table-cell table:formula="of:=SQRT([.C52]*[.C52]+[.D52]*[.D52])" office:value-type="float" office:value="1.31707212027436" calcext:value-type="float">
            <text:p>1.3170721203</text:p>
          </table:table-cell>
        </table:table-row>
        <table:table-row table:style-name="ro1">
          <table:table-cell table:number-columns-repeated="2" office:value-type="float" office:value="-0.780864" calcext:value-type="float">
            <text:p>-0.780864</text:p>
          </table:table-cell>
          <table:table-cell office:value-type="float" office:value="1.36955" calcext:value-type="float">
            <text:p>1.36955</text:p>
          </table:table-cell>
          <table:table-cell office:value-type="float" office:value="0.30545" calcext:value-type="float">
            <text:p>0.30545</text:p>
          </table:table-cell>
          <table:table-cell office:value-type="float" office:value="1548110860047611" calcext:value-type="float">
            <text:p>1548110860047611</text:p>
          </table:table-cell>
          <table:table-cell table:formula="of:=SQRT([.C53]*[.C53]+[.D53]*[.D53])" office:value-type="float" office:value="1.40319881164431" calcext:value-type="float">
            <text:p>1.4031988116</text:p>
          </table:table-cell>
        </table:table-row>
        <table:table-row table:style-name="ro1">
          <table:table-cell table:number-columns-repeated="2" office:value-type="float" office:value="-0.776143" calcext:value-type="float">
            <text:p>-0.776143</text:p>
          </table:table-cell>
          <table:table-cell office:value-type="float" office:value="1.06628" calcext:value-type="float">
            <text:p>1.06628</text:p>
          </table:table-cell>
          <table:table-cell office:value-type="float" office:value="0.282809" calcext:value-type="float">
            <text:p>0.282809</text:p>
          </table:table-cell>
          <table:table-cell office:value-type="float" office:value="1548110860064396" calcext:value-type="float">
            <text:p>1548110860064396</text:p>
          </table:table-cell>
          <table:table-cell table:formula="of:=SQRT([.C54]*[.C54]+[.D54]*[.D54])" office:value-type="float" office:value="1.10314730153366" calcext:value-type="float">
            <text:p>1.1031473015</text:p>
          </table:table-cell>
        </table:table-row>
        <table:table-row table:style-name="ro1">
          <table:table-cell table:number-columns-repeated="2" office:value-type="float" office:value="-0.744088" calcext:value-type="float">
            <text:p>-0.744088</text:p>
          </table:table-cell>
          <table:table-cell office:value-type="float" office:value="1.36312" calcext:value-type="float">
            <text:p>1.36312</text:p>
          </table:table-cell>
          <table:table-cell office:value-type="float" office:value="0.364628" calcext:value-type="float">
            <text:p>0.364628</text:p>
          </table:table-cell>
          <table:table-cell office:value-type="float" office:value="1548110860081162" calcext:value-type="float">
            <text:p>1548110860081162</text:p>
          </table:table-cell>
          <table:table-cell table:formula="of:=SQRT([.C55]*[.C55]+[.D55]*[.D55])" office:value-type="float" office:value="1.41104560974619" calcext:value-type="float">
            <text:p>1.4110456097</text:p>
          </table:table-cell>
        </table:table-row>
        <table:table-row table:style-name="ro1">
          <table:table-cell table:number-columns-repeated="2" office:value-type="float" office:value="-0.721226" calcext:value-type="float">
            <text:p>-0.721226</text:p>
          </table:table-cell>
          <table:table-cell office:value-type="float" office:value="1.24734" calcext:value-type="float">
            <text:p>1.24734</text:p>
          </table:table-cell>
          <table:table-cell office:value-type="float" office:value="0.257038" calcext:value-type="float">
            <text:p>0.257038</text:p>
          </table:table-cell>
          <table:table-cell office:value-type="float" office:value="1548110860097901" calcext:value-type="float">
            <text:p>1548110860097901</text:p>
          </table:table-cell>
          <table:table-cell table:formula="of:=SQRT([.C56]*[.C56]+[.D56]*[.D56])" office:value-type="float" office:value="1.27354843215482" calcext:value-type="float">
            <text:p>1.2735484322</text:p>
          </table:table-cell>
        </table:table-row>
        <table:table-row table:style-name="ro1">
          <table:table-cell table:number-columns-repeated="2" office:value-type="float" office:value="-0.711537" calcext:value-type="float">
            <text:p>-0.711537</text:p>
          </table:table-cell>
          <table:table-cell office:value-type="float" office:value="1.15322" calcext:value-type="float">
            <text:p>1.15322</text:p>
          </table:table-cell>
          <table:table-cell office:value-type="float" office:value="0.290941" calcext:value-type="float">
            <text:p>0.290941</text:p>
          </table:table-cell>
          <table:table-cell office:value-type="float" office:value="1548110860114663" calcext:value-type="float">
            <text:p>1548110860114663</text:p>
          </table:table-cell>
          <table:table-cell table:formula="of:=SQRT([.C57]*[.C57]+[.D57]*[.D57])" office:value-type="float" office:value="1.18935404059557" calcext:value-type="float">
            <text:p>1.1893540406</text:p>
          </table:table-cell>
        </table:table-row>
        <table:table-row table:style-name="ro1">
          <table:table-cell table:number-columns-repeated="2" office:value-type="float" office:value="-0.685639" calcext:value-type="float">
            <text:p>-0.685639</text:p>
          </table:table-cell>
          <table:table-cell office:value-type="float" office:value="1.23163" calcext:value-type="float">
            <text:p>1.23163</text:p>
          </table:table-cell>
          <table:table-cell office:value-type="float" office:value="0.283812" calcext:value-type="float">
            <text:p>0.283812</text:p>
          </table:table-cell>
          <table:table-cell office:value-type="float" office:value="1548110860131376" calcext:value-type="float">
            <text:p>1548110860131376</text:p>
          </table:table-cell>
          <table:table-cell table:formula="of:=SQRT([.C58]*[.C58]+[.D58]*[.D58])" office:value-type="float" office:value="1.26390731790112" calcext:value-type="float">
            <text:p>1.2639073179</text:p>
          </table:table-cell>
        </table:table-row>
        <table:table-row table:style-name="ro1">
          <table:table-cell table:number-columns-repeated="2" office:value-type="float" office:value="-0.639145" calcext:value-type="float">
            <text:p>-0.639145</text:p>
          </table:table-cell>
          <table:table-cell office:value-type="float" office:value="1.47656" calcext:value-type="float">
            <text:p>1.47656</text:p>
          </table:table-cell>
          <table:table-cell office:value-type="float" office:value="0.315182" calcext:value-type="float">
            <text:p>0.315182</text:p>
          </table:table-cell>
          <table:table-cell office:value-type="float" office:value="1548110860148139" calcext:value-type="float">
            <text:p>1548110860148139</text:p>
          </table:table-cell>
          <table:table-cell table:formula="of:=SQRT([.C59]*[.C59]+[.D59]*[.D59])" office:value-type="float" office:value="1.50982420391382" calcext:value-type="float">
            <text:p>1.5098242039</text:p>
          </table:table-cell>
        </table:table-row>
        <table:table-row table:style-name="ro1">
          <table:table-cell table:number-columns-repeated="2" office:value-type="float" office:value="-0.630135" calcext:value-type="float">
            <text:p>-0.630135</text:p>
          </table:table-cell>
          <table:table-cell office:value-type="float" office:value="1.27178" calcext:value-type="float">
            <text:p>1.27178</text:p>
          </table:table-cell>
          <table:table-cell office:value-type="float" office:value="0.242943" calcext:value-type="float">
            <text:p>0.242943</text:p>
          </table:table-cell>
          <table:table-cell office:value-type="float" office:value="1548110860164917" calcext:value-type="float">
            <text:p>1548110860164917</text:p>
          </table:table-cell>
          <table:table-cell table:formula="of:=SQRT([.C60]*[.C60]+[.D60]*[.D60])" office:value-type="float" office:value="1.29477630100686" calcext:value-type="float">
            <text:p>1.294776301</text:p>
          </table:table-cell>
        </table:table-row>
        <table:table-row table:style-name="ro1">
          <table:table-cell table:number-columns-repeated="2" office:value-type="float" office:value="-0.598488" calcext:value-type="float">
            <text:p>-0.598488</text:p>
          </table:table-cell>
          <table:table-cell office:value-type="float" office:value="1.44483" calcext:value-type="float">
            <text:p>1.44483</text:p>
          </table:table-cell>
          <table:table-cell office:value-type="float" office:value="0.312787" calcext:value-type="float">
            <text:p>0.312787</text:p>
          </table:table-cell>
          <table:table-cell office:value-type="float" office:value="1548110860181657" calcext:value-type="float">
            <text:p>1548110860181657</text:p>
          </table:table-cell>
          <table:table-cell table:formula="of:=SQRT([.C61]*[.C61]+[.D61]*[.D61])" office:value-type="float" office:value="1.4782995083098" calcext:value-type="float">
            <text:p>1.4782995083</text:p>
          </table:table-cell>
        </table:table-row>
        <table:table-row table:style-name="ro1">
          <table:table-cell table:number-columns-repeated="2" office:value-type="float" office:value="-0.57601" calcext:value-type="float">
            <text:p>-0.57601</text:p>
          </table:table-cell>
          <table:table-cell office:value-type="float" office:value="1.27638" calcext:value-type="float">
            <text:p>1.27638</text:p>
          </table:table-cell>
          <table:table-cell office:value-type="float" office:value="0.317381" calcext:value-type="float">
            <text:p>0.317381</text:p>
          </table:table-cell>
          <table:table-cell office:value-type="float" office:value="1548110860198407" calcext:value-type="float">
            <text:p>1548110860198407</text:p>
          </table:table-cell>
          <table:table-cell table:formula="of:=SQRT([.C62]*[.C62]+[.D62]*[.D62])" office:value-type="float" office:value="1.31524773467245" calcext:value-type="float">
            <text:p>1.3152477347</text:p>
          </table:table-cell>
        </table:table-row>
        <table:table-row table:style-name="ro1">
          <table:table-cell table:number-columns-repeated="2" office:value-type="float" office:value="-0.569054" calcext:value-type="float">
            <text:p>-0.569054</text:p>
          </table:table-cell>
          <table:table-cell office:value-type="float" office:value="1.0802" calcext:value-type="float">
            <text:p>1.0802</text:p>
          </table:table-cell>
          <table:table-cell office:value-type="float" office:value="0.271518" calcext:value-type="float">
            <text:p>0.271518</text:p>
          </table:table-cell>
          <table:table-cell office:value-type="float" office:value="1548110860215360" calcext:value-type="float">
            <text:p>1548110860215360</text:p>
          </table:table-cell>
          <table:table-cell table:formula="of:=SQRT([.C63]*[.C63]+[.D63]*[.D63])" office:value-type="float" office:value="1.11380162700725" calcext:value-type="float">
            <text:p>1.113801627</text:p>
          </table:table-cell>
        </table:table-row>
        <table:table-row table:style-name="ro1">
          <table:table-cell table:number-columns-repeated="2" office:value-type="float" office:value="-0.541325" calcext:value-type="float">
            <text:p>-0.541325</text:p>
          </table:table-cell>
          <table:table-cell office:value-type="float" office:value="1.24968" calcext:value-type="float">
            <text:p>1.24968</text:p>
          </table:table-cell>
          <table:table-cell office:value-type="float" office:value="0.298587" calcext:value-type="float">
            <text:p>0.298587</text:p>
          </table:table-cell>
          <table:table-cell office:value-type="float" office:value="1548110860232143" calcext:value-type="float">
            <text:p>1548110860232143</text:p>
          </table:table-cell>
          <table:table-cell table:formula="of:=SQRT([.C64]*[.C64]+[.D64]*[.D64])" office:value-type="float" office:value="1.2848557502572" calcext:value-type="float">
            <text:p>1.2848557503</text:p>
          </table:table-cell>
        </table:table-row>
        <table:table-row table:style-name="ro1">
          <table:table-cell table:number-columns-repeated="2" office:value-type="float" office:value="-0.529551" calcext:value-type="float">
            <text:p>-0.529551</text:p>
          </table:table-cell>
          <table:table-cell office:value-type="float" office:value="1.22386" calcext:value-type="float">
            <text:p>1.22386</text:p>
          </table:table-cell>
          <table:table-cell office:value-type="float" office:value="0.288524" calcext:value-type="float">
            <text:p>0.288524</text:p>
          </table:table-cell>
          <table:table-cell office:value-type="float" office:value="1548110860248905" calcext:value-type="float">
            <text:p>1548110860248905</text:p>
          </table:table-cell>
          <table:table-cell table:formula="of:=SQRT([.C65]*[.C65]+[.D65]*[.D65])" office:value-type="float" office:value="1.25740979723239" calcext:value-type="float">
            <text:p>1.2574097972</text:p>
          </table:table-cell>
        </table:table-row>
        <table:table-row table:style-name="ro1">
          <table:table-cell table:number-columns-repeated="2" office:value-type="float" office:value="-0.499463" calcext:value-type="float">
            <text:p>-0.499463</text:p>
          </table:table-cell>
          <table:table-cell office:value-type="float" office:value="1.38041" calcext:value-type="float">
            <text:p>1.38041</text:p>
          </table:table-cell>
          <table:table-cell office:value-type="float" office:value="0.342773" calcext:value-type="float">
            <text:p>0.342773</text:p>
          </table:table-cell>
          <table:table-cell office:value-type="float" office:value="1548110860265653" calcext:value-type="float">
            <text:p>1548110860265653</text:p>
          </table:table-cell>
          <table:table-cell table:formula="of:=SQRT([.C66]*[.C66]+[.D66]*[.D66])" office:value-type="float" office:value="1.42233086784651" calcext:value-type="float">
            <text:p>1.4223308678</text:p>
          </table:table-cell>
        </table:table-row>
        <table:table-row table:style-name="ro1">
          <table:table-cell table:number-columns-repeated="2" office:value-type="float" office:value="-0.477196" calcext:value-type="float">
            <text:p>-0.477196</text:p>
          </table:table-cell>
          <table:table-cell office:value-type="float" office:value="1.24025" calcext:value-type="float">
            <text:p>1.24025</text:p>
          </table:table-cell>
          <table:table-cell office:value-type="float" office:value="0.273006" calcext:value-type="float">
            <text:p>0.273006</text:p>
          </table:table-cell>
          <table:table-cell office:value-type="float" office:value="1548110860282427" calcext:value-type="float">
            <text:p>1548110860282427</text:p>
          </table:table-cell>
          <table:table-cell table:formula="of:=SQRT([.C67]*[.C67]+[.D67]*[.D67])" office:value-type="float" office:value="1.26994186423474" calcext:value-type="float">
            <text:p>1.2699418642</text:p>
          </table:table-cell>
        </table:table-row>
        <table:table-row table:style-name="ro1">
          <table:table-cell table:number-columns-repeated="2" office:value-type="float" office:value="-0.470555" calcext:value-type="float">
            <text:p>-0.470555</text:p>
          </table:table-cell>
          <table:table-cell office:value-type="float" office:value="1.04563" calcext:value-type="float">
            <text:p>1.04563</text:p>
          </table:table-cell>
          <table:table-cell office:value-type="float" office:value="0.26047" calcext:value-type="float">
            <text:p>0.26047</text:p>
          </table:table-cell>
          <table:table-cell office:value-type="float" office:value="1548110860299174" calcext:value-type="float">
            <text:p>1548110860299174</text:p>
          </table:table-cell>
          <table:table-cell table:formula="of:=SQRT([.C68]*[.C68]+[.D68]*[.D68])" office:value-type="float" office:value="1.07758374050465" calcext:value-type="float">
            <text:p>1.0775837405</text:p>
          </table:table-cell>
        </table:table-row>
        <table:table-row table:style-name="ro1">
          <table:table-cell table:number-columns-repeated="2" office:value-type="float" office:value="-0.443004" calcext:value-type="float">
            <text:p>-0.443004</text:p>
          </table:table-cell>
          <table:table-cell office:value-type="float" office:value="1.22933" calcext:value-type="float">
            <text:p>1.22933</text:p>
          </table:table-cell>
          <table:table-cell office:value-type="float" office:value="0.2582" calcext:value-type="float">
            <text:p>0.2582</text:p>
          </table:table-cell>
          <table:table-cell office:value-type="float" office:value="1548110860315963" calcext:value-type="float">
            <text:p>1548110860315963</text:p>
          </table:table-cell>
          <table:table-cell table:formula="of:=SQRT([.C69]*[.C69]+[.D69]*[.D69])" office:value-type="float" office:value="1.25615265350195" calcext:value-type="float">
            <text:p>1.2561526535</text:p>
          </table:table-cell>
        </table:table-row>
        <table:table-row table:style-name="ro1">
          <table:table-cell table:number-columns-repeated="2" office:value-type="float" office:value="-0.42106" calcext:value-type="float">
            <text:p>-0.42106</text:p>
          </table:table-cell>
          <table:table-cell office:value-type="float" office:value="1.15979" calcext:value-type="float">
            <text:p>1.15979</text:p>
          </table:table-cell>
          <table:table-cell office:value-type="float" office:value="0.255348" calcext:value-type="float">
            <text:p>0.255348</text:p>
          </table:table-cell>
          <table:table-cell office:value-type="float" office:value="1548110860332789" calcext:value-type="float">
            <text:p>1548110860332789</text:p>
          </table:table-cell>
          <table:table-cell table:formula="of:=SQRT([.C70]*[.C70]+[.D70]*[.D70])" office:value-type="float" office:value="1.18756702766791" calcext:value-type="float">
            <text:p>1.1875670277</text:p>
          </table:table-cell>
        </table:table-row>
        <table:table-row table:style-name="ro1">
          <table:table-cell table:number-columns-repeated="2" office:value-type="float" office:value="-0.412337" calcext:value-type="float">
            <text:p>-0.412337</text:p>
          </table:table-cell>
          <table:table-cell office:value-type="float" office:value="1.06261" calcext:value-type="float">
            <text:p>1.06261</text:p>
          </table:table-cell>
          <table:table-cell office:value-type="float" office:value="0.269286" calcext:value-type="float">
            <text:p>0.269286</text:p>
          </table:table-cell>
          <table:table-cell office:value-type="float" office:value="1548110860349514" calcext:value-type="float">
            <text:p>1548110860349514</text:p>
          </table:table-cell>
          <table:table-cell table:formula="of:=SQRT([.C71]*[.C71]+[.D71]*[.D71])" office:value-type="float" office:value="1.09620023804778" calcext:value-type="float">
            <text:p>1.096200238</text:p>
          </table:table-cell>
        </table:table-row>
        <table:table-row table:style-name="ro1">
          <table:table-cell table:number-columns-repeated="2" office:value-type="float" office:value="-0.386401" calcext:value-type="float">
            <text:p>-0.386401</text:p>
          </table:table-cell>
          <table:table-cell office:value-type="float" office:value="1.19222" calcext:value-type="float">
            <text:p>1.19222</text:p>
          </table:table-cell>
          <table:table-cell office:value-type="float" office:value="0.268977" calcext:value-type="float">
            <text:p>0.268977</text:p>
          </table:table-cell>
          <table:table-cell office:value-type="float" office:value="1548110860366250" calcext:value-type="float">
            <text:p>1548110860366250</text:p>
          </table:table-cell>
          <table:table-cell table:formula="of:=SQRT([.C72]*[.C72]+[.D72]*[.D72])" office:value-type="float" office:value="1.22218540120924" calcext:value-type="float">
            <text:p>1.2221854012</text:p>
          </table:table-cell>
        </table:table-row>
        <table:table-row table:style-name="ro1">
          <table:table-cell table:number-columns-repeated="2" office:value-type="float" office:value="-0.362556" calcext:value-type="float">
            <text:p>-0.362556</text:p>
          </table:table-cell>
          <table:table-cell office:value-type="float" office:value="1.19222" calcext:value-type="float">
            <text:p>1.19222</text:p>
          </table:table-cell>
          <table:table-cell office:value-type="float" office:value="0.268977" calcext:value-type="float">
            <text:p>0.268977</text:p>
          </table:table-cell>
          <table:table-cell office:value-type="float" office:value="1548110860383119" calcext:value-type="float">
            <text:p>1548110860383119</text:p>
          </table:table-cell>
          <table:table-cell table:formula="of:=SQRT([.C73]*[.C73]+[.D73]*[.D73])" office:value-type="float" office:value="1.22218540120924" calcext:value-type="float">
            <text:p>1.2221854012</text:p>
          </table:table-cell>
        </table:table-row>
        <table:table-row table:style-name="ro1">
          <table:table-cell table:number-columns-repeated="2" office:value-type="float" office:value="-0.373924" calcext:value-type="float">
            <text:p>-0.373924</text:p>
          </table:table-cell>
          <table:table-cell office:value-type="float" office:value="0.608227" calcext:value-type="float">
            <text:p>0.608227</text:p>
          </table:table-cell>
          <table:table-cell office:value-type="float" office:value="0.146332" calcext:value-type="float">
            <text:p>0.146332</text:p>
          </table:table-cell>
          <table:table-cell office:value-type="float" office:value="1548110860399917" calcext:value-type="float">
            <text:p>1548110860399917</text:p>
          </table:table-cell>
          <table:table-cell table:formula="of:=SQRT([.C74]*[.C74]+[.D74]*[.D74])" office:value-type="float" office:value="0.625582239000597" calcext:value-type="float">
            <text:p>0.625582239</text:p>
          </table:table-cell>
        </table:table-row>
        <table:table-row table:style-name="ro1">
          <table:table-cell table:number-columns-repeated="2" office:value-type="float" office:value="-0.330185" calcext:value-type="float">
            <text:p>-0.330185</text:p>
          </table:table-cell>
          <table:table-cell office:value-type="float" office:value="1.25389" calcext:value-type="float">
            <text:p>1.25389</text:p>
          </table:table-cell>
          <table:table-cell office:value-type="float" office:value="0.260284" calcext:value-type="float">
            <text:p>0.260284</text:p>
          </table:table-cell>
          <table:table-cell office:value-type="float" office:value="1548110860416691" calcext:value-type="float">
            <text:p>1548110860416691</text:p>
          </table:table-cell>
          <table:table-cell table:formula="of:=SQRT([.C75]*[.C75]+[.D75]*[.D75])" office:value-type="float" office:value="1.28062012039324" calcext:value-type="float">
            <text:p>1.2806201204</text:p>
          </table:table-cell>
        </table:table-row>
        <table:table-row table:style-name="ro1">
          <table:table-cell table:number-columns-repeated="2" office:value-type="float" office:value="-0.305649" calcext:value-type="float">
            <text:p>-0.305649</text:p>
          </table:table-cell>
          <table:table-cell office:value-type="float" office:value="1.23946" calcext:value-type="float">
            <text:p>1.23946</text:p>
          </table:table-cell>
          <table:table-cell office:value-type="float" office:value="0.362235" calcext:value-type="float">
            <text:p>0.362235</text:p>
          </table:table-cell>
          <table:table-cell office:value-type="float" office:value="1548110860433455" calcext:value-type="float">
            <text:p>1548110860433455</text:p>
          </table:table-cell>
          <table:table-cell table:formula="of:=SQRT([.C76]*[.C76]+[.D76]*[.D76])" office:value-type="float" office:value="1.29130758799947" calcext:value-type="float">
            <text:p>1.291307588</text:p>
          </table:table-cell>
        </table:table-row>
        <table:table-row table:style-name="ro1">
          <table:table-cell table:number-columns-repeated="2" office:value-type="float" office:value="-0.297586" calcext:value-type="float">
            <text:p>-0.297586</text:p>
          </table:table-cell>
          <table:table-cell office:value-type="float" office:value="1.09371" calcext:value-type="float">
            <text:p>1.09371</text:p>
          </table:table-cell>
          <table:table-cell office:value-type="float" office:value="0.28681" calcext:value-type="float">
            <text:p>0.28681</text:p>
          </table:table-cell>
          <table:table-cell office:value-type="float" office:value="1548110860451015" calcext:value-type="float">
            <text:p>1548110860451015</text:p>
          </table:table-cell>
          <table:table-cell table:formula="of:=SQRT([.C77]*[.C77]+[.D77]*[.D77])" office:value-type="float" office:value="1.13069073587785" calcext:value-type="float">
            <text:p>1.1306907359</text:p>
          </table:table-cell>
        </table:table-row>
        <table:table-row table:style-name="ro1">
          <table:table-cell table:number-columns-repeated="2" office:value-type="float" office:value="-0.270387" calcext:value-type="float">
            <text:p>-0.270387</text:p>
          </table:table-cell>
          <table:table-cell office:value-type="float" office:value="1.24079" calcext:value-type="float">
            <text:p>1.24079</text:p>
          </table:table-cell>
          <table:table-cell office:value-type="float" office:value="0.296181" calcext:value-type="float">
            <text:p>0.296181</text:p>
          </table:table-cell>
          <table:table-cell office:value-type="float" office:value="1548110860467751" calcext:value-type="float">
            <text:p>1548110860467751</text:p>
          </table:table-cell>
          <table:table-cell table:formula="of:=SQRT([.C78]*[.C78]+[.D78]*[.D78])" office:value-type="float" office:value="1.2756500338498" calcext:value-type="float">
            <text:p>1.2756500338</text:p>
          </table:table-cell>
        </table:table-row>
        <table:table-row table:style-name="ro1">
          <table:table-cell table:number-columns-repeated="2" office:value-type="float" office:value="-0.248887" calcext:value-type="float">
            <text:p>-0.248887</text:p>
          </table:table-cell>
          <table:table-cell office:value-type="float" office:value="1.15352" calcext:value-type="float">
            <text:p>1.15352</text:p>
          </table:table-cell>
          <table:table-cell office:value-type="float" office:value="0.203844" calcext:value-type="float">
            <text:p>0.203844</text:p>
          </table:table-cell>
          <table:table-cell office:value-type="float" office:value="1548110860484527" calcext:value-type="float">
            <text:p>1548110860484527</text:p>
          </table:table-cell>
          <table:table-cell table:formula="of:=SQRT([.C79]*[.C79]+[.D79]*[.D79])" office:value-type="float" office:value="1.17139266120972" calcext:value-type="float">
            <text:p>1.1713926612</text:p>
          </table:table-cell>
        </table:table-row>
        <table:table-row table:style-name="ro1">
          <table:table-cell table:number-columns-repeated="2" office:value-type="float" office:value="-0.241187" calcext:value-type="float">
            <text:p>-0.241187</text:p>
          </table:table-cell>
          <table:table-cell office:value-type="float" office:value="1.02389" calcext:value-type="float">
            <text:p>1.02389</text:p>
          </table:table-cell>
          <table:table-cell office:value-type="float" office:value="0.219647" calcext:value-type="float">
            <text:p>0.219647</text:p>
          </table:table-cell>
          <table:table-cell office:value-type="float" office:value="1548110860501264" calcext:value-type="float">
            <text:p>1548110860501264</text:p>
          </table:table-cell>
          <table:table-cell table:formula="of:=SQRT([.C80]*[.C80]+[.D80]*[.D80])" office:value-type="float" office:value="1.04718457623716" calcext:value-type="float">
            <text:p>1.0471845762</text:p>
          </table:table-cell>
        </table:table-row>
        <table:table-row table:style-name="ro1">
          <table:table-cell table:number-columns-repeated="2" office:value-type="float" office:value="-0.214016" calcext:value-type="float">
            <text:p>-0.214016</text:p>
          </table:table-cell>
          <table:table-cell office:value-type="float" office:value="1.20908" calcext:value-type="float">
            <text:p>1.20908</text:p>
          </table:table-cell>
          <table:table-cell office:value-type="float" office:value="0.360489" calcext:value-type="float">
            <text:p>0.360489</text:p>
          </table:table-cell>
          <table:table-cell office:value-type="float" office:value="1548110860517978" calcext:value-type="float">
            <text:p>1548110860517978</text:p>
          </table:table-cell>
          <table:table-cell table:formula="of:=SQRT([.C81]*[.C81]+[.D81]*[.D81])" office:value-type="float" office:value="1.26167617300201" calcext:value-type="float">
            <text:p>1.261676173</text:p>
          </table:table-cell>
        </table:table-row>
        <table:table-row table:style-name="ro1">
          <table:table-cell table:number-columns-repeated="2" office:value-type="float" office:value="-0.192747" calcext:value-type="float">
            <text:p>-0.192747</text:p>
          </table:table-cell>
          <table:table-cell office:value-type="float" office:value="1.13243" calcext:value-type="float">
            <text:p>1.13243</text:p>
          </table:table-cell>
          <table:table-cell office:value-type="float" office:value="0.298162" calcext:value-type="float">
            <text:p>0.298162</text:p>
          </table:table-cell>
          <table:table-cell office:value-type="float" office:value="1548110860534743" calcext:value-type="float">
            <text:p>1548110860534743</text:p>
          </table:table-cell>
          <table:table-cell table:formula="of:=SQRT([.C82]*[.C82]+[.D82]*[.D82])" office:value-type="float" office:value="1.17102445881544" calcext:value-type="float">
            <text:p>1.1710244588</text:p>
          </table:table-cell>
        </table:table-row>
        <table:table-row table:style-name="ro1">
          <table:table-cell table:number-columns-repeated="2" office:value-type="float" office:value="-0.187768" calcext:value-type="float">
            <text:p>-0.187768</text:p>
          </table:table-cell>
          <table:table-cell office:value-type="float" office:value="0.918011" calcext:value-type="float">
            <text:p>0.918011</text:p>
          </table:table-cell>
          <table:table-cell office:value-type="float" office:value="0.193448" calcext:value-type="float">
            <text:p>0.193448</text:p>
          </table:table-cell>
          <table:table-cell office:value-type="float" office:value="1548110860551553" calcext:value-type="float">
            <text:p>1548110860551553</text:p>
          </table:table-cell>
          <table:table-cell table:formula="of:=SQRT([.C83]*[.C83]+[.D83]*[.D83])" office:value-type="float" office:value="0.938171799205774" calcext:value-type="float">
            <text:p>0.9381717992</text:p>
          </table:table-cell>
        </table:table-row>
        <table:table-row table:style-name="ro1">
          <table:table-cell table:number-columns-repeated="2" office:value-type="float" office:value="-0.160542" calcext:value-type="float">
            <text:p>-0.160542</text:p>
          </table:table-cell>
          <table:table-cell office:value-type="float" office:value="1.16331" calcext:value-type="float">
            <text:p>1.16331</text:p>
          </table:table-cell>
          <table:table-cell office:value-type="float" office:value="0.199192" calcext:value-type="float">
            <text:p>0.199192</text:p>
          </table:table-cell>
          <table:table-cell office:value-type="float" office:value="1548110860568321" calcext:value-type="float">
            <text:p>1548110860568321</text:p>
          </table:table-cell>
          <table:table-cell table:formula="of:=SQRT([.C84]*[.C84]+[.D84]*[.D84])" office:value-type="float" office:value="1.18024048776679" calcext:value-type="float">
            <text:p>1.1802404878</text:p>
          </table:table-cell>
        </table:table-row>
        <table:table-row table:style-name="ro1">
          <table:table-cell table:number-columns-repeated="2" office:value-type="float" office:value="-0.142625" calcext:value-type="float">
            <text:p>-0.142625</text:p>
          </table:table-cell>
          <table:table-cell office:value-type="float" office:value="1.02253" calcext:value-type="float">
            <text:p>1.02253</text:p>
          </table:table-cell>
          <table:table-cell office:value-type="float" office:value="0.251653" calcext:value-type="float">
            <text:p>0.251653</text:p>
          </table:table-cell>
          <table:table-cell office:value-type="float" office:value="1548110860585100" calcext:value-type="float">
            <text:p>1548110860585100</text:p>
          </table:table-cell>
          <table:table-cell table:formula="of:=SQRT([.C85]*[.C85]+[.D85]*[.D85])" office:value-type="float" office:value="1.0530417053987" calcext:value-type="float">
            <text:p>1.0530417054</text:p>
          </table:table-cell>
        </table:table-row>
        <table:table-row table:style-name="ro1">
          <table:table-cell table:number-columns-repeated="2" office:value-type="float" office:value="-0.131617" calcext:value-type="float">
            <text:p>-0.131617</text:p>
          </table:table-cell>
          <table:table-cell office:value-type="float" office:value="1.04901" calcext:value-type="float">
            <text:p>1.04901</text:p>
          </table:table-cell>
          <table:table-cell office:value-type="float" office:value="0.259448" calcext:value-type="float">
            <text:p>0.259448</text:p>
          </table:table-cell>
          <table:table-cell office:value-type="float" office:value="1548110860601884" calcext:value-type="float">
            <text:p>1548110860601884</text:p>
          </table:table-cell>
          <table:table-cell table:formula="of:=SQRT([.C86]*[.C86]+[.D86]*[.D86])" office:value-type="float" office:value="1.08061799207861" calcext:value-type="float">
            <text:p>1.0806179921</text:p>
          </table:table-cell>
        </table:table-row>
        <table:table-row table:style-name="ro1">
          <table:table-cell table:number-columns-repeated="2" office:value-type="float" office:value="-0.106672" calcext:value-type="float">
            <text:p>-0.106672</text:p>
          </table:table-cell>
          <table:table-cell office:value-type="float" office:value="1.15869" calcext:value-type="float">
            <text:p>1.15869</text:p>
          </table:table-cell>
          <table:table-cell office:value-type="float" office:value="0.292821" calcext:value-type="float">
            <text:p>0.292821</text:p>
          </table:table-cell>
          <table:table-cell office:value-type="float" office:value="1548110860620029" calcext:value-type="float">
            <text:p>1548110860620029</text:p>
          </table:table-cell>
          <table:table-cell table:formula="of:=SQRT([.C87]*[.C87]+[.D87]*[.D87])" office:value-type="float" office:value="1.19511784111066" calcext:value-type="float">
            <text:p>1.1951178411</text:p>
          </table:table-cell>
        </table:table-row>
        <table:table-row table:style-name="ro1">
          <table:table-cell table:number-columns-repeated="2" office:value-type="float" office:value="-0.0674502" calcext:value-type="float">
            <text:p>-0.0674502</text:p>
          </table:table-cell>
          <table:table-cell office:value-type="float" office:value="1.26348" calcext:value-type="float">
            <text:p>1.26348</text:p>
          </table:table-cell>
          <table:table-cell office:value-type="float" office:value="0.195749" calcext:value-type="float">
            <text:p>0.195749</text:p>
          </table:table-cell>
          <table:table-cell office:value-type="float" office:value="1548110860636756" calcext:value-type="float">
            <text:p>1548110860636756</text:p>
          </table:table-cell>
          <table:table-cell table:formula="of:=SQRT([.C88]*[.C88]+[.D88]*[.D88])" office:value-type="float" office:value="1.27855362867617" calcext:value-type="float">
            <text:p>1.2785536287</text:p>
          </table:table-cell>
        </table:table-row>
        <table:table-row table:style-name="ro1">
          <table:table-cell table:number-columns-repeated="2" office:value-type="float" office:value="-0.0559053" calcext:value-type="float">
            <text:p>-0.0559053</text:p>
          </table:table-cell>
          <table:table-cell office:value-type="float" office:value="1.2247" calcext:value-type="float">
            <text:p>1.2247</text:p>
          </table:table-cell>
          <table:table-cell office:value-type="float" office:value="0.320047" calcext:value-type="float">
            <text:p>0.320047</text:p>
          </table:table-cell>
          <table:table-cell office:value-type="float" office:value="1548110860653500" calcext:value-type="float">
            <text:p>1548110860653500</text:p>
          </table:table-cell>
          <table:table-cell table:formula="of:=SQRT([.C89]*[.C89]+[.D89]*[.D89])" office:value-type="float" office:value="1.26582786041744" calcext:value-type="float">
            <text:p>1.2658278604</text:p>
          </table:table-cell>
        </table:table-row>
        <table:table-row table:style-name="ro1">
          <table:table-cell table:number-columns-repeated="2" office:value-type="float" office:value="-0.0290848" calcext:value-type="float">
            <text:p>-0.0290848</text:p>
          </table:table-cell>
          <table:table-cell office:value-type="float" office:value="1.28952" calcext:value-type="float">
            <text:p>1.28952</text:p>
          </table:table-cell>
          <table:table-cell office:value-type="float" office:value="0.211386" calcext:value-type="float">
            <text:p>0.211386</text:p>
          </table:table-cell>
          <table:table-cell office:value-type="float" office:value="1548110860670271" calcext:value-type="float">
            <text:p>1548110860670271</text:p>
          </table:table-cell>
          <table:table-cell table:formula="of:=SQRT([.C90]*[.C90]+[.D90]*[.D90])" office:value-type="float" office:value="1.30673098662119" calcext:value-type="float">
            <text:p>1.3067309866</text:p>
          </table:table-cell>
        </table:table-row>
        <table:table-row table:style-name="ro1">
          <table:table-cell table:number-columns-repeated="2" office:value-type="float" office:value="-0.00756667" calcext:value-type="float">
            <text:p>-0.00756667</text:p>
          </table:table-cell>
          <table:table-cell office:value-type="float" office:value="1.1774" calcext:value-type="float">
            <text:p>1.1774</text:p>
          </table:table-cell>
          <table:table-cell office:value-type="float" office:value="0.245484" calcext:value-type="float">
            <text:p>0.245484</text:p>
          </table:table-cell>
          <table:table-cell office:value-type="float" office:value="1548110860687017" calcext:value-type="float">
            <text:p>1548110860687017</text:p>
          </table:table-cell>
          <table:table-cell table:formula="of:=SQRT([.C91]*[.C91]+[.D91]*[.D91])" office:value-type="float" office:value="1.20271906705431" calcext:value-type="float">
            <text:p>1.2027190671</text:p>
          </table:table-cell>
        </table:table-row>
        <table:table-row table:style-name="ro1">
          <table:table-cell table:number-columns-repeated="2" office:value-type="float" office:value="-0.00272618" calcext:value-type="float">
            <text:p>-0.00272618</text:p>
          </table:table-cell>
          <table:table-cell office:value-type="float" office:value="0.943168" calcext:value-type="float">
            <text:p>0.943168</text:p>
          </table:table-cell>
          <table:table-cell office:value-type="float" office:value="0.26185" calcext:value-type="float">
            <text:p>0.26185</text:p>
          </table:table-cell>
          <table:table-cell office:value-type="float" office:value="1548110860703784" calcext:value-type="float">
            <text:p>1548110860703784</text:p>
          </table:table-cell>
          <table:table-cell table:formula="of:=SQRT([.C92]*[.C92]+[.D92]*[.D92])" office:value-type="float" office:value="0.978841814965013" calcext:value-type="float">
            <text:p>0.978841815</text:p>
          </table:table-cell>
        </table:table-row>
        <table:table-row table:style-name="ro1">
          <table:table-cell table:number-columns-repeated="2" office:value-type="float" office:value="0.0174727" calcext:value-type="float">
            <text:p>0.0174727</text:p>
          </table:table-cell>
          <table:table-cell office:value-type="float" office:value="0.980123" calcext:value-type="float">
            <text:p>0.980123</text:p>
          </table:table-cell>
          <table:table-cell office:value-type="float" office:value="0.306839" calcext:value-type="float">
            <text:p>0.306839</text:p>
          </table:table-cell>
          <table:table-cell office:value-type="float" office:value="1548110860720575" calcext:value-type="float">
            <text:p>1548110860720575</text:p>
          </table:table-cell>
          <table:table-cell table:formula="of:=SQRT([.C93]*[.C93]+[.D93]*[.D93])" office:value-type="float" office:value="1.02703031457207" calcext:value-type="float">
            <text:p>1.0270303146</text:p>
          </table:table-cell>
        </table:table-row>
        <table:table-row table:style-name="ro1">
          <table:table-cell table:number-columns-repeated="2" office:value-type="float" office:value="0.0415342" calcext:value-type="float">
            <text:p>0.0415342</text:p>
          </table:table-cell>
          <table:table-cell office:value-type="float" office:value="1.09747" calcext:value-type="float">
            <text:p>1.09747</text:p>
          </table:table-cell>
          <table:table-cell office:value-type="float" office:value="0.177609" calcext:value-type="float">
            <text:p>0.177609</text:p>
          </table:table-cell>
          <table:table-cell office:value-type="float" office:value="1548110860737361" calcext:value-type="float">
            <text:p>1548110860737361</text:p>
          </table:table-cell>
          <table:table-cell table:formula="of:=SQRT([.C94]*[.C94]+[.D94]*[.D94])" office:value-type="float" office:value="1.11174878357523" calcext:value-type="float">
            <text:p>1.1117487836</text:p>
          </table:table-cell>
        </table:table-row>
        <table:table-row table:style-name="ro1">
          <table:table-cell table:number-columns-repeated="2" office:value-type="float" office:value="0.0464298" calcext:value-type="float">
            <text:p>0.0464298</text:p>
          </table:table-cell>
          <table:table-cell office:value-type="float" office:value="0.892025" calcext:value-type="float">
            <text:p>0.892025</text:p>
          </table:table-cell>
          <table:table-cell office:value-type="float" office:value="0.18616" calcext:value-type="float">
            <text:p>0.18616</text:p>
          </table:table-cell>
          <table:table-cell office:value-type="float" office:value="1548110860754248" calcext:value-type="float">
            <text:p>1548110860754248</text:p>
          </table:table-cell>
          <table:table-cell table:formula="of:=SQRT([.C95]*[.C95]+[.D95]*[.D95])" office:value-type="float" office:value="0.911243187203614" calcext:value-type="float">
            <text:p>0.9112431872</text:p>
          </table:table-cell>
        </table:table-row>
        <table:table-row table:style-name="ro1">
          <table:table-cell table:number-columns-repeated="2" office:value-type="float" office:value="0.074398" calcext:value-type="float">
            <text:p>0.074398</text:p>
          </table:table-cell>
          <table:table-cell office:value-type="float" office:value="1.17224" calcext:value-type="float">
            <text:p>1.17224</text:p>
          </table:table-cell>
          <table:table-cell office:value-type="float" office:value="0.160944" calcext:value-type="float">
            <text:p>0.160944</text:p>
          </table:table-cell>
          <table:table-cell office:value-type="float" office:value="1548110860771010" calcext:value-type="float">
            <text:p>1548110860771010</text:p>
          </table:table-cell>
          <table:table-cell table:formula="of:=SQRT([.C96]*[.C96]+[.D96]*[.D96])" office:value-type="float" office:value="1.18323691149998" calcext:value-type="float">
            <text:p>1.1832369115</text:p>
          </table:table-cell>
        </table:table-row>
        <table:table-row table:style-name="ro1">
          <table:table-cell table:number-columns-repeated="2" office:value-type="float" office:value="0.0825621" calcext:value-type="float">
            <text:p>0.0825621</text:p>
          </table:table-cell>
          <table:table-cell office:value-type="float" office:value="1.04517" calcext:value-type="float">
            <text:p>1.04517</text:p>
          </table:table-cell>
          <table:table-cell office:value-type="float" office:value="0.254767" calcext:value-type="float">
            <text:p>0.254767</text:p>
          </table:table-cell>
          <table:table-cell office:value-type="float" office:value="1548110860787747" calcext:value-type="float">
            <text:p>1548110860787747</text:p>
          </table:table-cell>
          <table:table-cell table:formula="of:=SQRT([.C97]*[.C97]+[.D97]*[.D97])" office:value-type="float" office:value="1.0757725378485" calcext:value-type="float">
            <text:p>1.0757725378</text:p>
          </table:table-cell>
        </table:table-row>
        <table:table-row table:style-name="ro1">
          <table:table-cell table:number-columns-repeated="2" office:value-type="float" office:value="0.110087" calcext:value-type="float">
            <text:p>0.110087</text:p>
          </table:table-cell>
          <table:table-cell office:value-type="float" office:value="1.22989" calcext:value-type="float">
            <text:p>1.22989</text:p>
          </table:table-cell>
          <table:table-cell office:value-type="float" office:value="0.289731" calcext:value-type="float">
            <text:p>0.289731</text:p>
          </table:table-cell>
          <table:table-cell office:value-type="float" office:value="1548110860804494" calcext:value-type="float">
            <text:p>1548110860804494</text:p>
          </table:table-cell>
          <table:table-cell table:formula="of:=SQRT([.C98]*[.C98]+[.D98]*[.D98])" office:value-type="float" office:value="1.26355588102031" calcext:value-type="float">
            <text:p>1.263555881</text:p>
          </table:table-cell>
        </table:table-row>
        <table:table-row table:style-name="ro1">
          <table:table-cell table:number-columns-repeated="2" office:value-type="float" office:value="0.13065" calcext:value-type="float">
            <text:p>0.13065</text:p>
          </table:table-cell>
          <table:table-cell office:value-type="float" office:value="1.12402" calcext:value-type="float">
            <text:p>1.12402</text:p>
          </table:table-cell>
          <table:table-cell office:value-type="float" office:value="0.238942" calcext:value-type="float">
            <text:p>0.238942</text:p>
          </table:table-cell>
          <table:table-cell office:value-type="float" office:value="1548110860821259" calcext:value-type="float">
            <text:p>1548110860821259</text:p>
          </table:table-cell>
          <table:table-cell table:formula="of:=SQRT([.C99]*[.C99]+[.D99]*[.D99])" office:value-type="float" office:value="1.14913630164746" calcext:value-type="float">
            <text:p>1.1491363016</text:p>
          </table:table-cell>
        </table:table-row>
        <table:table-row table:style-name="ro1">
          <table:table-cell table:number-columns-repeated="2" office:value-type="float" office:value="0.137621" calcext:value-type="float">
            <text:p>0.137621</text:p>
          </table:table-cell>
          <table:table-cell office:value-type="float" office:value="0.979816" calcext:value-type="float">
            <text:p>0.979816</text:p>
          </table:table-cell>
          <table:table-cell office:value-type="float" office:value="0.157707" calcext:value-type="float">
            <text:p>0.157707</text:p>
          </table:table-cell>
          <table:table-cell office:value-type="float" office:value="1548110860838025" calcext:value-type="float">
            <text:p>1548110860838025</text:p>
          </table:table-cell>
          <table:table-cell table:formula="of:=SQRT([.C100]*[.C100]+[.D100]*[.D100])" office:value-type="float" office:value="0.992426768938142" calcext:value-type="float">
            <text:p>0.9924267689</text:p>
          </table:table-cell>
        </table:table-row>
        <table:table-row table:style-name="ro1">
          <table:table-cell table:number-columns-repeated="2" office:value-type="float" office:value="0.16447" calcext:value-type="float">
            <text:p>0.16447</text:p>
          </table:table-cell>
          <table:table-cell office:value-type="float" office:value="1.1805" calcext:value-type="float">
            <text:p>1.1805</text:p>
          </table:table-cell>
          <table:table-cell office:value-type="float" office:value="0.284665" calcext:value-type="float">
            <text:p>0.284665</text:p>
          </table:table-cell>
          <table:table-cell office:value-type="float" office:value="1548110860854815" calcext:value-type="float">
            <text:p>1548110860854815</text:p>
          </table:table-cell>
          <table:table-cell table:formula="of:=SQRT([.C101]*[.C101]+[.D101]*[.D101])" office:value-type="float" office:value="1.21433702579844" calcext:value-type="float">
            <text:p>1.2143370258</text:p>
          </table:table-cell>
        </table:table-row>
        <table:table-row table:style-name="ro1">
          <table:table-cell table:number-columns-repeated="2" office:value-type="float" office:value="0.182068" calcext:value-type="float">
            <text:p>0.182068</text:p>
          </table:table-cell>
          <table:table-cell office:value-type="float" office:value="1.02229" calcext:value-type="float">
            <text:p>1.02229</text:p>
          </table:table-cell>
          <table:table-cell office:value-type="float" office:value="0.249506" calcext:value-type="float">
            <text:p>0.249506</text:p>
          </table:table-cell>
          <table:table-cell office:value-type="float" office:value="1548110860871578" calcext:value-type="float">
            <text:p>1548110860871578</text:p>
          </table:table-cell>
          <table:table-cell table:formula="of:=SQRT([.C102]*[.C102]+[.D102]*[.D102])" office:value-type="float" office:value="1.05229752833312" calcext:value-type="float">
            <text:p>1.0522975283</text:p>
          </table:table-cell>
        </table:table-row>
        <table:table-row table:style-name="ro1">
          <table:table-cell table:number-columns-repeated="2" office:value-type="float" office:value="0.190375" calcext:value-type="float">
            <text:p>0.190375</text:p>
          </table:table-cell>
          <table:table-cell office:value-type="float" office:value="0.957548" calcext:value-type="float">
            <text:p>0.957548</text:p>
          </table:table-cell>
          <table:table-cell office:value-type="float" office:value="0.200782" calcext:value-type="float">
            <text:p>0.200782</text:p>
          </table:table-cell>
          <table:table-cell office:value-type="float" office:value="1548110860888364" calcext:value-type="float">
            <text:p>1548110860888364</text:p>
          </table:table-cell>
          <table:table-cell table:formula="of:=SQRT([.C103]*[.C103]+[.D103]*[.D103])" office:value-type="float" office:value="0.978371904659981" calcext:value-type="float">
            <text:p>0.9783719047</text:p>
          </table:table-cell>
        </table:table-row>
        <table:table-row table:style-name="ro1">
          <table:table-cell table:number-columns-repeated="2" office:value-type="float" office:value="0.214574" calcext:value-type="float">
            <text:p>0.214574</text:p>
          </table:table-cell>
          <table:table-cell office:value-type="float" office:value="1.09722" calcext:value-type="float">
            <text:p>1.09722</text:p>
          </table:table-cell>
          <table:table-cell office:value-type="float" office:value="0.191453" calcext:value-type="float">
            <text:p>0.191453</text:p>
          </table:table-cell>
          <table:table-cell office:value-type="float" office:value="1548110860905126" calcext:value-type="float">
            <text:p>1548110860905126</text:p>
          </table:table-cell>
          <table:table-cell table:formula="of:=SQRT([.C104]*[.C104]+[.D104]*[.D104])" office:value-type="float" office:value="1.11379799766789" calcext:value-type="float">
            <text:p>1.1137979977</text:p>
          </table:table-cell>
        </table:table-row>
        <table:table-row table:style-name="ro1">
          <table:table-cell table:number-columns-repeated="2" office:value-type="float" office:value="0.235272" calcext:value-type="float">
            <text:p>0.235272</text:p>
          </table:table-cell>
          <table:table-cell office:value-type="float" office:value="1.0644" calcext:value-type="float">
            <text:p>1.0644</text:p>
          </table:table-cell>
          <table:table-cell office:value-type="float" office:value="0.273812" calcext:value-type="float">
            <text:p>0.273812</text:p>
          </table:table-cell>
          <table:table-cell office:value-type="float" office:value="1548110860921929" calcext:value-type="float">
            <text:p>1548110860921929</text:p>
          </table:table-cell>
          <table:table-cell table:formula="of:=SQRT([.C105]*[.C105]+[.D105]*[.D105])" office:value-type="float" office:value="1.09905430773188" calcext:value-type="float">
            <text:p>1.0990543077</text:p>
          </table:table-cell>
        </table:table-row>
        <table:table-row table:style-name="ro1">
          <table:table-cell table:number-columns-repeated="2" office:value-type="float" office:value="0.243778" calcext:value-type="float">
            <text:p>0.243778</text:p>
          </table:table-cell>
          <table:table-cell office:value-type="float" office:value="0.992167" calcext:value-type="float">
            <text:p>0.992167</text:p>
          </table:table-cell>
          <table:table-cell office:value-type="float" office:value="0.221395" calcext:value-type="float">
            <text:p>0.221395</text:p>
          </table:table-cell>
          <table:table-cell office:value-type="float" office:value="1548110860938702" calcext:value-type="float">
            <text:p>1548110860938702</text:p>
          </table:table-cell>
          <table:table-cell table:formula="of:=SQRT([.C106]*[.C106]+[.D106]*[.D106])" office:value-type="float" office:value="1.01656829672875" calcext:value-type="float">
            <text:p>1.0165682967</text:p>
          </table:table-cell>
        </table:table-row>
        <table:table-row table:style-name="ro1">
          <table:table-cell table:number-columns-repeated="2" office:value-type="float" office:value="0.265528" calcext:value-type="float">
            <text:p>0.265528</text:p>
          </table:table-cell>
          <table:table-cell office:value-type="float" office:value="1.04493" calcext:value-type="float">
            <text:p>1.04493</text:p>
          </table:table-cell>
          <table:table-cell office:value-type="float" office:value="0.237888" calcext:value-type="float">
            <text:p>0.237888</text:p>
          </table:table-cell>
          <table:table-cell office:value-type="float" office:value="1548110860955438" calcext:value-type="float">
            <text:p>1548110860955438</text:p>
          </table:table-cell>
          <table:table-cell table:formula="of:=SQRT([.C107]*[.C107]+[.D107]*[.D107])" office:value-type="float" office:value="1.0716666484705" calcext:value-type="float">
            <text:p>1.0716666485</text:p>
          </table:table-cell>
        </table:table-row>
        <table:table-row table:style-name="ro1">
          <table:table-cell table:number-columns-repeated="2" office:value-type="float" office:value="0.291495" calcext:value-type="float">
            <text:p>0.291495</text:p>
          </table:table-cell>
          <table:table-cell office:value-type="float" office:value="1.17829" calcext:value-type="float">
            <text:p>1.17829</text:p>
          </table:table-cell>
          <table:table-cell office:value-type="float" office:value="0.162017" calcext:value-type="float">
            <text:p>0.162017</text:p>
          </table:table-cell>
          <table:table-cell office:value-type="float" office:value="1548110860973606" calcext:value-type="float">
            <text:p>1548110860973606</text:p>
          </table:table-cell>
          <table:table-cell table:formula="of:=SQRT([.C108]*[.C108]+[.D108]*[.D108])" office:value-type="float" office:value="1.18937665707252" calcext:value-type="float">
            <text:p>1.1893766571</text:p>
          </table:table-cell>
        </table:table-row>
        <table:table-row table:style-name="ro1">
          <table:table-cell table:number-columns-repeated="2" office:value-type="float" office:value="0.30492" calcext:value-type="float">
            <text:p>0.30492</text:p>
          </table:table-cell>
          <table:table-cell office:value-type="float" office:value="0.92216" calcext:value-type="float">
            <text:p>0.92216</text:p>
          </table:table-cell>
          <table:table-cell office:value-type="float" office:value="0.258189" calcext:value-type="float">
            <text:p>0.258189</text:p>
          </table:table-cell>
          <table:table-cell office:value-type="float" office:value="1548110860992846" calcext:value-type="float">
            <text:p>1548110860992846</text:p>
          </table:table-cell>
          <table:table-cell table:formula="of:=SQRT([.C109]*[.C109]+[.D109]*[.D109])" office:value-type="float" office:value="0.957622381380573" calcext:value-type="float">
            <text:p>0.9576223814</text:p>
          </table:table-cell>
        </table:table-row>
        <table:table-row table:style-name="ro1">
          <table:table-cell table:number-columns-repeated="2" office:value-type="float" office:value="0.308242" calcext:value-type="float">
            <text:p>0.308242</text:p>
          </table:table-cell>
          <table:table-cell office:value-type="float" office:value="0.722943" calcext:value-type="float">
            <text:p>0.722943</text:p>
          </table:table-cell>
          <table:table-cell office:value-type="float" office:value="0.1636" calcext:value-type="float">
            <text:p>0.1636</text:p>
          </table:table-cell>
          <table:table-cell office:value-type="float" office:value="1548110861007090" calcext:value-type="float">
            <text:p>1548110861007090</text:p>
          </table:table-cell>
          <table:table-cell table:formula="of:=SQRT([.C110]*[.C110]+[.D110]*[.D110])" office:value-type="float" office:value="0.741223003723576" calcext:value-type="float">
            <text:p>0.7412230037</text:p>
          </table:table-cell>
        </table:table-row>
        <table:table-row table:style-name="ro1">
          <table:table-cell table:number-columns-repeated="2" office:value-type="float" office:value="0.32409" calcext:value-type="float">
            <text:p>0.32409</text:p>
          </table:table-cell>
          <table:table-cell office:value-type="float" office:value="1.05392" calcext:value-type="float">
            <text:p>1.05392</text:p>
          </table:table-cell>
          <table:table-cell office:value-type="float" office:value="0.201248" calcext:value-type="float">
            <text:p>0.201248</text:p>
          </table:table-cell>
          <table:table-cell office:value-type="float" office:value="1548110861023882" calcext:value-type="float">
            <text:p>1548110861023882</text:p>
          </table:table-cell>
          <table:table-cell table:formula="of:=SQRT([.C111]*[.C111]+[.D111]*[.D111])" office:value-type="float" office:value="1.07296231243413" calcext:value-type="float">
            <text:p>1.0729623124</text:p>
          </table:table-cell>
        </table:table-row>
        <table:table-row table:style-name="ro1">
          <table:table-cell table:number-columns-repeated="2" office:value-type="float" office:value="0.353925" calcext:value-type="float">
            <text:p>0.353925</text:p>
          </table:table-cell>
          <table:table-cell office:value-type="float" office:value="1.3133" calcext:value-type="float">
            <text:p>1.3133</text:p>
          </table:table-cell>
          <table:table-cell office:value-type="float" office:value="0.263964" calcext:value-type="float">
            <text:p>0.263964</text:p>
          </table:table-cell>
          <table:table-cell office:value-type="float" office:value="1548110861041968" calcext:value-type="float">
            <text:p>1548110861041968</text:p>
          </table:table-cell>
          <table:table-cell table:formula="of:=SQRT([.C112]*[.C112]+[.D112]*[.D112])" office:value-type="float" office:value="1.33956481115921" calcext:value-type="float">
            <text:p>1.3395648112</text:p>
          </table:table-cell>
        </table:table-row>
        <table:table-row table:style-name="ro1">
          <table:table-cell table:number-columns-repeated="2" office:value-type="float" office:value="0.391543" calcext:value-type="float">
            <text:p>0.391543</text:p>
          </table:table-cell>
          <table:table-cell office:value-type="float" office:value="1.31419" calcext:value-type="float">
            <text:p>1.31419</text:p>
          </table:table-cell>
          <table:table-cell office:value-type="float" office:value="0.265072" calcext:value-type="float">
            <text:p>0.265072</text:p>
          </table:table-cell>
          <table:table-cell office:value-type="float" office:value="1548110861058704" calcext:value-type="float">
            <text:p>1548110861058704</text:p>
          </table:table-cell>
          <table:table-cell table:formula="of:=SQRT([.C113]*[.C113]+[.D113]*[.D113])" office:value-type="float" office:value="1.34065600408308" calcext:value-type="float">
            <text:p>1.3406560041</text:p>
          </table:table-cell>
        </table:table-row>
        <table:table-row table:style-name="ro1">
          <table:table-cell table:number-columns-repeated="2" office:value-type="float" office:value="0.396804" calcext:value-type="float">
            <text:p>0.396804</text:p>
          </table:table-cell>
          <table:table-cell office:value-type="float" office:value="1.03419" calcext:value-type="float">
            <text:p>1.03419</text:p>
          </table:table-cell>
          <table:table-cell office:value-type="float" office:value="0.188248" calcext:value-type="float">
            <text:p>0.188248</text:p>
          </table:table-cell>
          <table:table-cell office:value-type="float" office:value="1548110861075451" calcext:value-type="float">
            <text:p>1548110861075451</text:p>
          </table:table-cell>
          <table:table-cell table:formula="of:=SQRT([.C114]*[.C114]+[.D114]*[.D114])" office:value-type="float" office:value="1.05118326927515" calcext:value-type="float">
            <text:p>1.0511832693</text:p>
          </table:table-cell>
        </table:table-row>
        <table:table-row table:style-name="ro1">
          <table:table-cell table:number-columns-repeated="2" office:value-type="float" office:value="0.422682" calcext:value-type="float">
            <text:p>0.422682</text:p>
          </table:table-cell>
          <table:table-cell office:value-type="float" office:value="1.17892" calcext:value-type="float">
            <text:p>1.17892</text:p>
          </table:table-cell>
          <table:table-cell office:value-type="float" office:value="0.257939" calcext:value-type="float">
            <text:p>0.257939</text:p>
          </table:table-cell>
          <table:table-cell office:value-type="float" office:value="1548110861092171" calcext:value-type="float">
            <text:p>1548110861092171</text:p>
          </table:table-cell>
          <table:table-cell table:formula="of:=SQRT([.C115]*[.C115]+[.D115]*[.D115])" office:value-type="float" office:value="1.20680772872939" calcext:value-type="float">
            <text:p>1.2068077287</text:p>
          </table:table-cell>
        </table:table-row>
        <table:table-row table:style-name="ro1">
          <table:table-cell table:number-columns-repeated="2" office:value-type="float" office:value="0.443928" calcext:value-type="float">
            <text:p>0.443928</text:p>
          </table:table-cell>
          <table:table-cell office:value-type="float" office:value="1.11769" calcext:value-type="float">
            <text:p>1.11769</text:p>
          </table:table-cell>
          <table:table-cell office:value-type="float" office:value="0.204104" calcext:value-type="float">
            <text:p>0.204104</text:p>
          </table:table-cell>
          <table:table-cell office:value-type="float" office:value="1548110861109081" calcext:value-type="float">
            <text:p>1548110861109081</text:p>
          </table:table-cell>
          <table:table-cell table:formula="of:=SQRT([.C116]*[.C116]+[.D116]*[.D116])" office:value-type="float" office:value="1.1361731289359" calcext:value-type="float">
            <text:p>1.1361731289</text:p>
          </table:table-cell>
        </table:table-row>
        <table:table-row table:style-name="ro1">
          <table:table-cell table:number-columns-repeated="2" office:value-type="float" office:value="0.448572" calcext:value-type="float">
            <text:p>0.448572</text:p>
          </table:table-cell>
          <table:table-cell office:value-type="float" office:value="0.897005" calcext:value-type="float">
            <text:p>0.897005</text:p>
          </table:table-cell>
          <table:table-cell office:value-type="float" office:value="0.155544" calcext:value-type="float">
            <text:p>0.155544</text:p>
          </table:table-cell>
          <table:table-cell office:value-type="float" office:value="1548110861125817" calcext:value-type="float">
            <text:p>1548110861125817</text:p>
          </table:table-cell>
          <table:table-cell table:formula="of:=SQRT([.C117]*[.C117]+[.D117]*[.D117])" office:value-type="float" office:value="0.910391073089472" calcext:value-type="float">
            <text:p>0.9103910731</text:p>
          </table:table-cell>
        </table:table-row>
        <table:table-row table:style-name="ro1">
          <table:table-cell table:number-columns-repeated="2" office:value-type="float" office:value="0.471117" calcext:value-type="float">
            <text:p>0.471117</text:p>
          </table:table-cell>
          <table:table-cell office:value-type="float" office:value="1.02441" calcext:value-type="float">
            <text:p>1.02441</text:p>
          </table:table-cell>
          <table:table-cell office:value-type="float" office:value="0.235478" calcext:value-type="float">
            <text:p>0.235478</text:p>
          </table:table-cell>
          <table:table-cell office:value-type="float" office:value="1548110861142641" calcext:value-type="float">
            <text:p>1548110861142641</text:p>
          </table:table-cell>
          <table:table-cell table:formula="of:=SQRT([.C118]*[.C118]+[.D118]*[.D118])" office:value-type="float" office:value="1.05112593754697" calcext:value-type="float">
            <text:p>1.0511259375</text:p>
          </table:table-cell>
        </table:table-row>
        <table:table-row table:style-name="ro1">
          <table:table-cell table:number-columns-repeated="2" office:value-type="float" office:value="0.493569" calcext:value-type="float">
            <text:p>0.493569</text:p>
          </table:table-cell>
          <table:table-cell office:value-type="float" office:value="1.07611" calcext:value-type="float">
            <text:p>1.07611</text:p>
          </table:table-cell>
          <table:table-cell office:value-type="float" office:value="0.250496" calcext:value-type="float">
            <text:p>0.250496</text:p>
          </table:table-cell>
          <table:table-cell office:value-type="float" office:value="1548110861159445" calcext:value-type="float">
            <text:p>1548110861159445</text:p>
          </table:table-cell>
          <table:table-cell table:formula="of:=SQRT([.C119]*[.C119]+[.D119]*[.D119])" office:value-type="float" office:value="1.10488052662539" calcext:value-type="float">
            <text:p>1.1048805266</text:p>
          </table:table-cell>
        </table:table-row>
        <table:table-row table:style-name="ro1">
          <table:table-cell table:number-columns-repeated="2" office:value-type="float" office:value="0.498886" calcext:value-type="float">
            <text:p>0.498886</text:p>
          </table:table-cell>
          <table:table-cell office:value-type="float" office:value="0.892102" calcext:value-type="float">
            <text:p>0.892102</text:p>
          </table:table-cell>
          <table:table-cell office:value-type="float" office:value="0.132309" calcext:value-type="float">
            <text:p>0.132309</text:p>
          </table:table-cell>
          <table:table-cell office:value-type="float" office:value="1548110861176331" calcext:value-type="float">
            <text:p>1548110861176331</text:p>
          </table:table-cell>
          <table:table-cell table:formula="of:=SQRT([.C120]*[.C120]+[.D120]*[.D120])" office:value-type="float" office:value="0.901860105495858" calcext:value-type="float">
            <text:p>0.9018601055</text:p>
          </table:table-cell>
        </table:table-row>
        <table:table-row table:style-name="ro1">
          <table:table-cell table:number-columns-repeated="2" office:value-type="float" office:value="0.522971" calcext:value-type="float">
            <text:p>0.522971</text:p>
          </table:table-cell>
          <table:table-cell office:value-type="float" office:value="1.06485" calcext:value-type="float">
            <text:p>1.06485</text:p>
          </table:table-cell>
          <table:table-cell office:value-type="float" office:value="0.262738" calcext:value-type="float">
            <text:p>0.262738</text:p>
          </table:table-cell>
          <table:table-cell office:value-type="float" office:value="1548110861193110" calcext:value-type="float">
            <text:p>1548110861193110</text:p>
          </table:table-cell>
          <table:table-cell table:formula="of:=SQRT([.C121]*[.C121]+[.D121]*[.D121])" office:value-type="float" office:value="1.09678474603908" calcext:value-type="float">
            <text:p>1.096784746</text:p>
          </table:table-cell>
        </table:table-row>
        <table:table-row table:style-name="ro1">
          <table:table-cell table:number-columns-repeated="2" office:value-type="float" office:value="0.546256" calcext:value-type="float">
            <text:p>0.546256</text:p>
          </table:table-cell>
          <table:table-cell office:value-type="float" office:value="1.11716" calcext:value-type="float">
            <text:p>1.11716</text:p>
          </table:table-cell>
          <table:table-cell office:value-type="float" office:value="0.207377" calcext:value-type="float">
            <text:p>0.207377</text:p>
          </table:table-cell>
          <table:table-cell office:value-type="float" office:value="1548110861209890" calcext:value-type="float">
            <text:p>1548110861209890</text:p>
          </table:table-cell>
          <table:table-cell table:formula="of:=SQRT([.C122]*[.C122]+[.D122]*[.D122])" office:value-type="float" office:value="1.13624455366307" calcext:value-type="float">
            <text:p>1.1362445537</text:p>
          </table:table-cell>
        </table:table-row>
        <table:table-row table:style-name="ro1">
          <table:table-cell table:number-columns-repeated="2" office:value-type="float" office:value="0.550526" calcext:value-type="float">
            <text:p>0.550526</text:p>
          </table:table-cell>
          <table:table-cell office:value-type="float" office:value="0.883915" calcext:value-type="float">
            <text:p>0.883915</text:p>
          </table:table-cell>
          <table:table-cell office:value-type="float" office:value="0.114672" calcext:value-type="float">
            <text:p>0.114672</text:p>
          </table:table-cell>
          <table:table-cell office:value-type="float" office:value="1548110861226653" calcext:value-type="float">
            <text:p>1548110861226653</text:p>
          </table:table-cell>
          <table:table-cell table:formula="of:=SQRT([.C123]*[.C123]+[.D123]*[.D123])" office:value-type="float" office:value="0.89132227325979" calcext:value-type="float">
            <text:p>0.8913222733</text:p>
          </table:table-cell>
        </table:table-row>
        <table:table-row table:style-name="ro1">
          <table:table-cell table:number-columns-repeated="2" office:value-type="float" office:value="0.568204" calcext:value-type="float">
            <text:p>0.568204</text:p>
          </table:table-cell>
          <table:table-cell office:value-type="float" office:value="0.883915" calcext:value-type="float">
            <text:p>0.883915</text:p>
          </table:table-cell>
          <table:table-cell office:value-type="float" office:value="0.114672" calcext:value-type="float">
            <text:p>0.114672</text:p>
          </table:table-cell>
          <table:table-cell office:value-type="float" office:value="1548110861243469" calcext:value-type="float">
            <text:p>1548110861243469</text:p>
          </table:table-cell>
          <table:table-cell table:formula="of:=SQRT([.C124]*[.C124]+[.D124]*[.D124])" office:value-type="float" office:value="0.89132227325979" calcext:value-type="float">
            <text:p>0.8913222733</text:p>
          </table:table-cell>
        </table:table-row>
        <table:table-row table:style-name="ro1">
          <table:table-cell table:number-columns-repeated="2" office:value-type="float" office:value="0.581408" calcext:value-type="float">
            <text:p>0.581408</text:p>
          </table:table-cell>
          <table:table-cell office:value-type="float" office:value="0.875658" calcext:value-type="float">
            <text:p>0.875658</text:p>
          </table:table-cell>
          <table:table-cell office:value-type="float" office:value="0.242046" calcext:value-type="float">
            <text:p>0.242046</text:p>
          </table:table-cell>
          <table:table-cell office:value-type="float" office:value="1548110861260194" calcext:value-type="float">
            <text:p>1548110861260194</text:p>
          </table:table-cell>
          <table:table-cell table:formula="of:=SQRT([.C125]*[.C125]+[.D125]*[.D125])" office:value-type="float" office:value="0.908495018742535" calcext:value-type="float">
            <text:p>0.9084950187</text:p>
          </table:table-cell>
        </table:table-row>
        <table:table-row table:style-name="ro1">
          <table:table-cell table:number-columns-repeated="2" office:value-type="float" office:value="0.608185" calcext:value-type="float">
            <text:p>0.608185</text:p>
          </table:table-cell>
          <table:table-cell office:value-type="float" office:value="1.15019" calcext:value-type="float">
            <text:p>1.15019</text:p>
          </table:table-cell>
          <table:table-cell office:value-type="float" office:value="0.253813" calcext:value-type="float">
            <text:p>0.253813</text:p>
          </table:table-cell>
          <table:table-cell office:value-type="float" office:value="1548110861277224" calcext:value-type="float">
            <text:p>1548110861277224</text:p>
          </table:table-cell>
          <table:table-cell table:formula="of:=SQRT([.C126]*[.C126]+[.D126]*[.D126])" office:value-type="float" office:value="1.17786165362024" calcext:value-type="float">
            <text:p>1.1778616536</text:p>
          </table:table-cell>
        </table:table-row>
        <table:table-row table:style-name="ro1">
          <table:table-cell table:number-columns-repeated="2" office:value-type="float" office:value="0.616058" calcext:value-type="float">
            <text:p>0.616058</text:p>
          </table:table-cell>
          <table:table-cell office:value-type="float" office:value="1.0191" calcext:value-type="float">
            <text:p>1.0191</text:p>
          </table:table-cell>
          <table:table-cell office:value-type="float" office:value="0.17737" calcext:value-type="float">
            <text:p>0.17737</text:p>
          </table:table-cell>
          <table:table-cell office:value-type="float" office:value="1548110861293933" calcext:value-type="float">
            <text:p>1548110861293933</text:p>
          </table:table-cell>
          <table:table-cell table:formula="of:=SQRT([.C127]*[.C127]+[.D127]*[.D127])" office:value-type="float" office:value="1.03442009208058" calcext:value-type="float">
            <text:p>1.0344200921</text:p>
          </table:table-cell>
        </table:table-row>
        <table:table-row table:style-name="ro1">
          <table:table-cell table:number-columns-repeated="2" office:value-type="float" office:value="0.643538" calcext:value-type="float">
            <text:p>0.643538</text:p>
          </table:table-cell>
          <table:table-cell office:value-type="float" office:value="1.21671" calcext:value-type="float">
            <text:p>1.21671</text:p>
          </table:table-cell>
          <table:table-cell office:value-type="float" office:value="0.216911" calcext:value-type="float">
            <text:p>0.216911</text:p>
          </table:table-cell>
          <table:table-cell office:value-type="float" office:value="1548110861310710" calcext:value-type="float">
            <text:p>1548110861310710</text:p>
          </table:table-cell>
          <table:table-cell table:formula="of:=SQRT([.C128]*[.C128]+[.D128]*[.D128])" office:value-type="float" office:value="1.2358938490101" calcext:value-type="float">
            <text:p>1.235893849</text:p>
          </table:table-cell>
        </table:table-row>
        <table:table-row table:style-name="ro1">
          <table:table-cell table:number-columns-repeated="2" office:value-type="float" office:value="0.653323" calcext:value-type="float">
            <text:p>0.653323</text:p>
          </table:table-cell>
          <table:table-cell office:value-type="float" office:value="1.13211" calcext:value-type="float">
            <text:p>1.13211</text:p>
          </table:table-cell>
          <table:table-cell office:value-type="float" office:value="0.234597" calcext:value-type="float">
            <text:p>0.234597</text:p>
          </table:table-cell>
          <table:table-cell office:value-type="float" office:value="1548110861327441" calcext:value-type="float">
            <text:p>1548110861327441</text:p>
          </table:table-cell>
          <table:table-cell table:formula="of:=SQRT([.C129]*[.C129]+[.D129]*[.D129])" office:value-type="float" office:value="1.15616123638055" calcext:value-type="float">
            <text:p>1.1561612364</text:p>
          </table:table-cell>
        </table:table-row>
        <table:table-row table:style-name="ro1">
          <table:table-cell table:number-columns-repeated="2" office:value-type="float" office:value="0.678093" calcext:value-type="float">
            <text:p>0.678093</text:p>
          </table:table-cell>
          <table:table-cell office:value-type="float" office:value="1.19138" calcext:value-type="float">
            <text:p>1.19138</text:p>
          </table:table-cell>
          <table:table-cell office:value-type="float" office:value="0.184709" calcext:value-type="float">
            <text:p>0.184709</text:p>
          </table:table-cell>
          <table:table-cell office:value-type="float" office:value="1548110861344175" calcext:value-type="float">
            <text:p>1548110861344175</text:p>
          </table:table-cell>
          <table:table-cell table:formula="of:=SQRT([.C130]*[.C130]+[.D130]*[.D130])" office:value-type="float" office:value="1.20561342024755" calcext:value-type="float">
            <text:p>1.2056134202</text:p>
          </table:table-cell>
        </table:table-row>
        <table:table-row table:style-name="ro1">
          <table:table-cell table:number-columns-repeated="2" office:value-type="float" office:value="0.694079" calcext:value-type="float">
            <text:p>0.694079</text:p>
          </table:table-cell>
          <table:table-cell office:value-type="float" office:value="0.985559" calcext:value-type="float">
            <text:p>0.985559</text:p>
          </table:table-cell>
          <table:table-cell office:value-type="float" office:value="0.0998014" calcext:value-type="float">
            <text:p>0.0998014</text:p>
          </table:table-cell>
          <table:table-cell office:value-type="float" office:value="1548110861360953" calcext:value-type="float">
            <text:p>1548110861360953</text:p>
          </table:table-cell>
          <table:table-cell table:formula="of:=SQRT([.C131]*[.C131]+[.D131]*[.D131])" office:value-type="float" office:value="0.990599243853416" calcext:value-type="float">
            <text:p>0.9905992439</text:p>
          </table:table-cell>
        </table:table-row>
        <table:table-row table:style-name="ro1">
          <table:table-cell table:number-columns-repeated="2" office:value-type="float" office:value="0.704842" calcext:value-type="float">
            <text:p>0.704842</text:p>
          </table:table-cell>
          <table:table-cell office:value-type="float" office:value="1.0162" calcext:value-type="float">
            <text:p>1.0162</text:p>
          </table:table-cell>
          <table:table-cell office:value-type="float" office:value="0.224754" calcext:value-type="float">
            <text:p>0.224754</text:p>
          </table:table-cell>
          <table:table-cell office:value-type="float" office:value="1548110861377735" calcext:value-type="float">
            <text:p>1548110861377735</text:p>
          </table:table-cell>
          <table:table-cell table:formula="of:=SQRT([.C132]*[.C132]+[.D132]*[.D132])" office:value-type="float" office:value="1.04075780108342" calcext:value-type="float">
            <text:p>1.0407578011</text:p>
          </table:table-cell>
        </table:table-row>
        <table:table-row table:style-name="ro1">
          <table:table-cell table:number-columns-repeated="2" office:value-type="float" office:value="0.725166" calcext:value-type="float">
            <text:p>0.725166</text:p>
          </table:table-cell>
          <table:table-cell office:value-type="float" office:value="1.0162" calcext:value-type="float">
            <text:p>1.0162</text:p>
          </table:table-cell>
          <table:table-cell office:value-type="float" office:value="0.224754" calcext:value-type="float">
            <text:p>0.224754</text:p>
          </table:table-cell>
          <table:table-cell office:value-type="float" office:value="1548110861394594" calcext:value-type="float">
            <text:p>1548110861394594</text:p>
          </table:table-cell>
          <table:table-cell table:formula="of:=SQRT([.C133]*[.C133]+[.D133]*[.D133])" office:value-type="float" office:value="1.04075780108342" calcext:value-type="float">
            <text:p>1.0407578011</text:p>
          </table:table-cell>
        </table:table-row>
        <table:table-row table:style-name="ro1">
          <table:table-cell table:number-columns-repeated="2" office:value-type="float" office:value="0.739272" calcext:value-type="float">
            <text:p>0.739272</text:p>
          </table:table-cell>
          <table:table-cell office:value-type="float" office:value="0.757343" calcext:value-type="float">
            <text:p>0.757343</text:p>
          </table:table-cell>
          <table:table-cell office:value-type="float" office:value="0.228553" calcext:value-type="float">
            <text:p>0.228553</text:p>
          </table:table-cell>
          <table:table-cell office:value-type="float" office:value="1548110861411349" calcext:value-type="float">
            <text:p>1548110861411349</text:p>
          </table:table-cell>
          <table:table-cell table:formula="of:=SQRT([.C134]*[.C134]+[.D134]*[.D134])" office:value-type="float" office:value="0.791078310572348" calcext:value-type="float">
            <text:p>0.7910783106</text:p>
          </table:table-cell>
        </table:table-row>
        <table:table-row table:style-name="ro1">
          <table:table-cell table:number-columns-repeated="2" office:value-type="float" office:value="0.748384" calcext:value-type="float">
            <text:p>0.748384</text:p>
          </table:table-cell>
          <table:table-cell office:value-type="float" office:value="0.812635" calcext:value-type="float">
            <text:p>0.812635</text:p>
          </table:table-cell>
          <table:table-cell office:value-type="float" office:value="0.198298" calcext:value-type="float">
            <text:p>0.198298</text:p>
          </table:table-cell>
          <table:table-cell office:value-type="float" office:value="1548110861428091" calcext:value-type="float">
            <text:p>1548110861428091</text:p>
          </table:table-cell>
          <table:table-cell table:formula="of:=SQRT([.C135]*[.C135]+[.D135]*[.D135])" office:value-type="float" office:value="0.836479372147933" calcext:value-type="float">
            <text:p>0.8364793721</text:p>
          </table:table-cell>
        </table:table-row>
        <table:table-row table:style-name="ro1">
          <table:table-cell table:number-columns-repeated="2" office:value-type="float" office:value="0.772935" calcext:value-type="float">
            <text:p>0.772935</text:p>
          </table:table-cell>
          <table:table-cell office:value-type="float" office:value="1.04508" calcext:value-type="float">
            <text:p>1.04508</text:p>
          </table:table-cell>
          <table:table-cell office:value-type="float" office:value="0.169068" calcext:value-type="float">
            <text:p>0.169068</text:p>
          </table:table-cell>
          <table:table-cell office:value-type="float" office:value="1548110861444857" calcext:value-type="float">
            <text:p>1548110861444857</text:p>
          </table:table-cell>
          <table:table-cell table:formula="of:=SQRT([.C136]*[.C136]+[.D136]*[.D136])" office:value-type="float" office:value="1.05866717859014" calcext:value-type="float">
            <text:p>1.0586671786</text:p>
          </table:table-cell>
        </table:table-row>
        <table:table-row table:style-name="ro1">
          <table:table-cell table:number-columns-repeated="2" office:value-type="float" office:value="0.797738" calcext:value-type="float">
            <text:p>0.797738</text:p>
          </table:table-cell>
          <table:table-cell office:value-type="float" office:value="1.14745" calcext:value-type="float">
            <text:p>1.14745</text:p>
          </table:table-cell>
          <table:table-cell office:value-type="float" office:value="0.12428" calcext:value-type="float">
            <text:p>0.12428</text:p>
          </table:table-cell>
          <table:table-cell office:value-type="float" office:value="1548110861461937" calcext:value-type="float">
            <text:p>1548110861461937</text:p>
          </table:table-cell>
          <table:table-cell table:formula="of:=SQRT([.C137]*[.C137]+[.D137]*[.D137])" office:value-type="float" office:value="1.15416074309431" calcext:value-type="float">
            <text:p>1.1541607431</text:p>
          </table:table-cell>
        </table:table-row>
        <table:table-row table:style-name="ro1">
          <table:table-cell table:number-columns-repeated="2" office:value-type="float" office:value="0.802787" calcext:value-type="float">
            <text:p>0.802787</text:p>
          </table:table-cell>
          <table:table-cell office:value-type="float" office:value="0.930474" calcext:value-type="float">
            <text:p>0.930474</text:p>
          </table:table-cell>
          <table:table-cell office:value-type="float" office:value="0.106476" calcext:value-type="float">
            <text:p>0.106476</text:p>
          </table:table-cell>
          <table:table-cell office:value-type="float" office:value="1548110861478635" calcext:value-type="float">
            <text:p>1548110861478635</text:p>
          </table:table-cell>
          <table:table-cell table:formula="of:=SQRT([.C138]*[.C138]+[.D138]*[.D138])" office:value-type="float" office:value="0.936546316661381" calcext:value-type="float">
            <text:p>0.9365463167</text:p>
          </table:table-cell>
        </table:table-row>
        <table:table-row table:style-name="ro1">
          <table:table-cell table:number-columns-repeated="2" office:value-type="float" office:value="0.825927" calcext:value-type="float">
            <text:p>0.825927</text:p>
          </table:table-cell>
          <table:table-cell office:value-type="float" office:value="1.05584" calcext:value-type="float">
            <text:p>1.05584</text:p>
          </table:table-cell>
          <table:table-cell office:value-type="float" office:value="0.197358" calcext:value-type="float">
            <text:p>0.197358</text:p>
          </table:table-cell>
          <table:table-cell office:value-type="float" office:value="1548110861495571" calcext:value-type="float">
            <text:p>1548110861495571</text:p>
          </table:table-cell>
          <table:table-cell table:formula="of:=SQRT([.C139]*[.C139]+[.D139]*[.D139])" office:value-type="float" office:value="1.07412675498006" calcext:value-type="float">
            <text:p>1.074126755</text:p>
          </table:table-cell>
        </table:table-row>
        <table:table-row table:style-name="ro1">
          <table:table-cell table:number-columns-repeated="2" office:value-type="float" office:value="0.843312" calcext:value-type="float">
            <text:p>0.843312</text:p>
          </table:table-cell>
          <table:table-cell office:value-type="float" office:value="0.957628" calcext:value-type="float">
            <text:p>0.957628</text:p>
          </table:table-cell>
          <table:table-cell office:value-type="float" office:value="0.162028" calcext:value-type="float">
            <text:p>0.162028</text:p>
          </table:table-cell>
          <table:table-cell office:value-type="float" office:value="1548110861512309" calcext:value-type="float">
            <text:p>1548110861512309</text:p>
          </table:table-cell>
          <table:table-cell table:formula="of:=SQRT([.C140]*[.C140]+[.D140]*[.D140])" office:value-type="float" office:value="0.971238621126652" calcext:value-type="float">
            <text:p>0.9712386211</text:p>
          </table:table-cell>
        </table:table-row>
        <table:table-row table:style-name="ro1">
          <table:table-cell table:number-columns-repeated="2" office:value-type="float" office:value="0.848267" calcext:value-type="float">
            <text:p>0.848267</text:p>
          </table:table-cell>
          <table:table-cell office:value-type="float" office:value="0.80144" calcext:value-type="float">
            <text:p>0.80144</text:p>
          </table:table-cell>
          <table:table-cell office:value-type="float" office:value="0.094976" calcext:value-type="float">
            <text:p>0.094976</text:p>
          </table:table-cell>
          <table:table-cell office:value-type="float" office:value="1548110861529091" calcext:value-type="float">
            <text:p>1548110861529091</text:p>
          </table:table-cell>
          <table:table-cell table:formula="of:=SQRT([.C141]*[.C141]+[.D141]*[.D141])" office:value-type="float" office:value="0.807048024702372" calcext:value-type="float">
            <text:p>0.8070480247</text:p>
          </table:table-cell>
        </table:table-row>
        <table:table-row table:style-name="ro1">
          <table:table-cell table:number-columns-repeated="2" office:value-type="float" office:value="0.877429" calcext:value-type="float">
            <text:p>0.877429</text:p>
          </table:table-cell>
          <table:table-cell office:value-type="float" office:value="1.16481" calcext:value-type="float">
            <text:p>1.16481</text:p>
          </table:table-cell>
          <table:table-cell office:value-type="float" office:value="0.160943" calcext:value-type="float">
            <text:p>0.160943</text:p>
          </table:table-cell>
          <table:table-cell office:value-type="float" office:value="1548110861545866" calcext:value-type="float">
            <text:p>1548110861545866</text:p>
          </table:table-cell>
          <table:table-cell table:formula="of:=SQRT([.C142]*[.C142]+[.D142]*[.D142])" office:value-type="float" office:value="1.1758762627713" calcext:value-type="float">
            <text:p>1.1758762628</text:p>
          </table:table-cell>
        </table:table-row>
        <table:table-row table:style-name="ro1">
          <table:table-cell table:number-columns-repeated="2" office:value-type="float" office:value="0.894951" calcext:value-type="float">
            <text:p>0.894951</text:p>
          </table:table-cell>
          <table:table-cell office:value-type="float" office:value="1.01286" calcext:value-type="float">
            <text:p>1.01286</text:p>
          </table:table-cell>
          <table:table-cell office:value-type="float" office:value="0.227307" calcext:value-type="float">
            <text:p>0.227307</text:p>
          </table:table-cell>
          <table:table-cell office:value-type="float" office:value="1548110861562729" calcext:value-type="float">
            <text:p>1548110861562729</text:p>
          </table:table-cell>
          <table:table-cell table:formula="of:=SQRT([.C143]*[.C143]+[.D143]*[.D143])" office:value-type="float" office:value="1.03805291380016" calcext:value-type="float">
            <text:p>1.0380529138</text:p>
          </table:table-cell>
        </table:table-row>
        <table:table-row table:style-name="ro1">
          <table:table-cell table:number-columns-repeated="2" office:value-type="float" office:value="0.910196" calcext:value-type="float">
            <text:p>0.910196</text:p>
          </table:table-cell>
          <table:table-cell office:value-type="float" office:value="0.922614" calcext:value-type="float">
            <text:p>0.922614</text:p>
          </table:table-cell>
          <table:table-cell office:value-type="float" office:value="0.146042" calcext:value-type="float">
            <text:p>0.146042</text:p>
          </table:table-cell>
          <table:table-cell office:value-type="float" office:value="1548110861579531" calcext:value-type="float">
            <text:p>1548110861579531</text:p>
          </table:table-cell>
          <table:table-cell table:formula="of:=SQRT([.C144]*[.C144]+[.D144]*[.D144])" office:value-type="float" office:value="0.934101096648537" calcext:value-type="float">
            <text:p>0.9341010966</text:p>
          </table:table-cell>
        </table:table-row>
        <table:table-row table:style-name="ro1">
          <table:table-cell table:number-columns-repeated="2" office:value-type="float" office:value="0.932656" calcext:value-type="float">
            <text:p>0.932656</text:p>
          </table:table-cell>
          <table:table-cell office:value-type="float" office:value="1.04113" calcext:value-type="float">
            <text:p>1.04113</text:p>
          </table:table-cell>
          <table:table-cell office:value-type="float" office:value="0.223467" calcext:value-type="float">
            <text:p>0.223467</text:p>
          </table:table-cell>
          <table:table-cell office:value-type="float" office:value="1548110861596245" calcext:value-type="float">
            <text:p>1548110861596245</text:p>
          </table:table-cell>
          <table:table-cell table:formula="of:=SQRT([.C145]*[.C145]+[.D145]*[.D145])" office:value-type="float" office:value="1.06484232494252" calcext:value-type="float">
            <text:p>1.0648423249</text:p>
          </table:table-cell>
        </table:table-row>
        <table:table-row table:style-name="ro1">
          <table:table-cell table:number-columns-repeated="2" office:value-type="float" office:value="0.943645" calcext:value-type="float">
            <text:p>0.943645</text:p>
          </table:table-cell>
          <table:table-cell office:value-type="float" office:value="1.06192" calcext:value-type="float">
            <text:p>1.06192</text:p>
          </table:table-cell>
          <table:table-cell office:value-type="float" office:value="0.245243" calcext:value-type="float">
            <text:p>0.245243</text:p>
          </table:table-cell>
          <table:table-cell office:value-type="float" office:value="1548110861612981" calcext:value-type="float">
            <text:p>1548110861612981</text:p>
          </table:table-cell>
          <table:table-cell table:formula="of:=SQRT([.C146]*[.C146]+[.D146]*[.D146])" office:value-type="float" office:value="1.08987073336658" calcext:value-type="float">
            <text:p>1.0898707334</text:p>
          </table:table-cell>
        </table:table-row>
        <table:table-row table:style-name="ro1">
          <table:table-cell table:number-columns-repeated="2" office:value-type="float" office:value="0.964884" calcext:value-type="float">
            <text:p>0.964884</text:p>
          </table:table-cell>
          <table:table-cell office:value-type="float" office:value="1.06192" calcext:value-type="float">
            <text:p>1.06192</text:p>
          </table:table-cell>
          <table:table-cell office:value-type="float" office:value="0.245243" calcext:value-type="float">
            <text:p>0.245243</text:p>
          </table:table-cell>
          <table:table-cell office:value-type="float" office:value="1548110861629737" calcext:value-type="float">
            <text:p>1548110861629737</text:p>
          </table:table-cell>
          <table:table-cell table:formula="of:=SQRT([.C147]*[.C147]+[.D147]*[.D147])" office:value-type="float" office:value="1.08987073336658" calcext:value-type="float">
            <text:p>1.0898707334</text:p>
          </table:table-cell>
        </table:table-row>
        <table:table-row table:style-name="ro1">
          <table:table-cell table:number-columns-repeated="2" office:value-type="float" office:value="0.976111" calcext:value-type="float">
            <text:p>0.976111</text:p>
          </table:table-cell>
          <table:table-cell office:value-type="float" office:value="0.869385" calcext:value-type="float">
            <text:p>0.869385</text:p>
          </table:table-cell>
          <table:table-cell office:value-type="float" office:value="0.257372" calcext:value-type="float">
            <text:p>0.257372</text:p>
          </table:table-cell>
          <table:table-cell office:value-type="float" office:value="1548110861646531" calcext:value-type="float">
            <text:p>1548110861646531</text:p>
          </table:table-cell>
          <table:table-cell table:formula="of:=SQRT([.C148]*[.C148]+[.D148]*[.D148])" office:value-type="float" office:value="0.906681104142465" calcext:value-type="float">
            <text:p>0.9066811041</text:p>
          </table:table-cell>
        </table:table-row>
        <table:table-row table:style-name="ro1">
          <table:table-cell table:number-columns-repeated="2" office:value-type="float" office:value="1.0002" calcext:value-type="float">
            <text:p>1.0002</text:p>
          </table:table-cell>
          <table:table-cell office:value-type="float" office:value="1.06789" calcext:value-type="float">
            <text:p>1.06789</text:p>
          </table:table-cell>
          <table:table-cell office:value-type="float" office:value="0.225211" calcext:value-type="float">
            <text:p>0.225211</text:p>
          </table:table-cell>
          <table:table-cell office:value-type="float" office:value="1548110861663239" calcext:value-type="float">
            <text:p>1548110861663239</text:p>
          </table:table-cell>
          <table:table-cell table:formula="of:=SQRT([.C149]*[.C149]+[.D149]*[.D149])" office:value-type="float" office:value="1.09137942376655" calcext:value-type="float">
            <text:p>1.0913794238</text:p>
          </table:table-cell>
        </table:table-row>
        <table:table-row table:style-name="ro1">
          <table:table-cell table:number-columns-repeated="2" office:value-type="float" office:value="1.01855" calcext:value-type="float">
            <text:p>1.01855</text:p>
          </table:table-cell>
          <table:table-cell office:value-type="float" office:value="0.988034" calcext:value-type="float">
            <text:p>0.988034</text:p>
          </table:table-cell>
          <table:table-cell office:value-type="float" office:value="0.115091" calcext:value-type="float">
            <text:p>0.115091</text:p>
          </table:table-cell>
          <table:table-cell office:value-type="float" office:value="1548110861680021" calcext:value-type="float">
            <text:p>1548110861680021</text:p>
          </table:table-cell>
          <table:table-cell table:formula="of:=SQRT([.C150]*[.C150]+[.D150]*[.D150])" office:value-type="float" office:value="0.994714593959996" calcext:value-type="float">
            <text:p>0.994714594</text:p>
          </table:table-cell>
        </table:table-row>
        <table:table-row table:style-name="ro1">
          <table:table-cell table:number-columns-repeated="2" office:value-type="float" office:value="1.02846" calcext:value-type="float">
            <text:p>1.02846</text:p>
          </table:table-cell>
          <table:table-cell office:value-type="float" office:value="0.989029" calcext:value-type="float">
            <text:p>0.989029</text:p>
          </table:table-cell>
          <table:table-cell office:value-type="float" office:value="0.132135" calcext:value-type="float">
            <text:p>0.132135</text:p>
          </table:table-cell>
          <table:table-cell office:value-type="float" office:value="1548110861696796" calcext:value-type="float">
            <text:p>1548110861696796</text:p>
          </table:table-cell>
          <table:table-cell table:formula="of:=SQRT([.C151]*[.C151]+[.D151]*[.D151])" office:value-type="float" office:value="0.997816626974115" calcext:value-type="float">
            <text:p>0.997816627</text:p>
          </table:table-cell>
        </table:table-row>
        <table:table-row table:style-name="ro1">
          <table:table-cell table:number-columns-repeated="2" office:value-type="float" office:value="1.05096" calcext:value-type="float">
            <text:p>1.05096</text:p>
          </table:table-cell>
          <table:table-cell office:value-type="float" office:value="1.06427" calcext:value-type="float">
            <text:p>1.06427</text:p>
          </table:table-cell>
          <table:table-cell office:value-type="float" office:value="0.17406" calcext:value-type="float">
            <text:p>0.17406</text:p>
          </table:table-cell>
          <table:table-cell office:value-type="float" office:value="1548110861713581" calcext:value-type="float">
            <text:p>1548110861713581</text:p>
          </table:table-cell>
          <table:table-cell table:formula="of:=SQRT([.C152]*[.C152]+[.D152]*[.D152])" office:value-type="float" office:value="1.07840971643434" calcext:value-type="float">
            <text:p>1.0784097164</text:p>
          </table:table-cell>
        </table:table-row>
        <table:table-row table:style-name="ro1">
          <table:table-cell table:number-columns-repeated="2" office:value-type="float" office:value="1.06611" calcext:value-type="float">
            <text:p>1.06611</text:p>
          </table:table-cell>
          <table:table-cell office:value-type="float" office:value="0.902724" calcext:value-type="float">
            <text:p>0.902724</text:p>
          </table:table-cell>
          <table:table-cell office:value-type="float" office:value="0.181396" calcext:value-type="float">
            <text:p>0.181396</text:p>
          </table:table-cell>
          <table:table-cell office:value-type="float" office:value="1548110861730348" calcext:value-type="float">
            <text:p>1548110861730348</text:p>
          </table:table-cell>
          <table:table-cell table:formula="of:=SQRT([.C153]*[.C153]+[.D153]*[.D153])" office:value-type="float" office:value="0.920768770643314" calcext:value-type="float">
            <text:p>0.9207687706</text:p>
          </table:table-cell>
        </table:table-row>
        <table:table-row table:style-name="ro1">
          <table:table-cell table:number-columns-repeated="2" office:value-type="float" office:value="1.0734" calcext:value-type="float">
            <text:p>1.0734</text:p>
          </table:table-cell>
          <table:table-cell office:value-type="float" office:value="0.843998" calcext:value-type="float">
            <text:p>0.843998</text:p>
          </table:table-cell>
          <table:table-cell office:value-type="float" office:value="0.156876" calcext:value-type="float">
            <text:p>0.156876</text:p>
          </table:table-cell>
          <table:table-cell office:value-type="float" office:value="1548110861747120" calcext:value-type="float">
            <text:p>1548110861747120</text:p>
          </table:table-cell>
          <table:table-cell table:formula="of:=SQRT([.C154]*[.C154]+[.D154]*[.D154])" office:value-type="float" office:value="0.858453669908866" calcext:value-type="float">
            <text:p>0.8584536699</text:p>
          </table:table-cell>
        </table:table-row>
        <table:table-row table:style-name="ro1">
          <table:table-cell table:number-columns-repeated="2" office:value-type="float" office:value="1.09766" calcext:value-type="float">
            <text:p>1.09766</text:p>
          </table:table-cell>
          <table:table-cell office:value-type="float" office:value="1.04816" calcext:value-type="float">
            <text:p>1.04816</text:p>
          </table:table-cell>
          <table:table-cell office:value-type="float" office:value="0.12972" calcext:value-type="float">
            <text:p>0.12972</text:p>
          </table:table-cell>
          <table:table-cell office:value-type="float" office:value="1548110861763905" calcext:value-type="float">
            <text:p>1548110861763905</text:p>
          </table:table-cell>
          <table:table-cell table:formula="of:=SQRT([.C155]*[.C155]+[.D155]*[.D155])" office:value-type="float" office:value="1.05615655278941" calcext:value-type="float">
            <text:p>1.0561565528</text:p>
          </table:table-cell>
        </table:table-row>
        <table:table-row table:style-name="ro1">
          <table:table-cell table:number-columns-repeated="2" office:value-type="float" office:value="1.11346" calcext:value-type="float">
            <text:p>1.11346</text:p>
          </table:table-cell>
          <table:table-cell office:value-type="float" office:value="0.91228" calcext:value-type="float">
            <text:p>0.91228</text:p>
          </table:table-cell>
          <table:table-cell office:value-type="float" office:value="0.175724" calcext:value-type="float">
            <text:p>0.175724</text:p>
          </table:table-cell>
          <table:table-cell office:value-type="float" office:value="1548110861780696" calcext:value-type="float">
            <text:p>1548110861780696</text:p>
          </table:table-cell>
          <table:table-cell table:formula="of:=SQRT([.C156]*[.C156]+[.D156]*[.D156])" office:value-type="float" office:value="0.929049903167747" calcext:value-type="float">
            <text:p>0.9290499032</text:p>
          </table:table-cell>
        </table:table-row>
        <table:table-row table:style-name="ro1">
          <table:table-cell table:number-columns-repeated="2" office:value-type="float" office:value="1.1189" calcext:value-type="float">
            <text:p>1.1189</text:p>
          </table:table-cell>
          <table:table-cell office:value-type="float" office:value="0.787792" calcext:value-type="float">
            <text:p>0.787792</text:p>
          </table:table-cell>
          <table:table-cell office:value-type="float" office:value="0.243396" calcext:value-type="float">
            <text:p>0.243396</text:p>
          </table:table-cell>
          <table:table-cell office:value-type="float" office:value="1548110861797458" calcext:value-type="float">
            <text:p>1548110861797458</text:p>
          </table:table-cell>
          <table:table-cell table:formula="of:=SQRT([.C157]*[.C157]+[.D157]*[.D157])" office:value-type="float" office:value="0.824534928356586" calcext:value-type="float">
            <text:p>0.8245349284</text:p>
          </table:table-cell>
        </table:table-row>
        <table:table-row table:style-name="ro1">
          <table:table-cell table:number-columns-repeated="2" office:value-type="float" office:value="1.13938" calcext:value-type="float">
            <text:p>1.13938</text:p>
          </table:table-cell>
          <table:table-cell office:value-type="float" office:value="0.918648" calcext:value-type="float">
            <text:p>0.918648</text:p>
          </table:table-cell>
          <table:table-cell office:value-type="float" office:value="0.219377" calcext:value-type="float">
            <text:p>0.219377</text:p>
          </table:table-cell>
          <table:table-cell office:value-type="float" office:value="1548110861814237" calcext:value-type="float">
            <text:p>1548110861814237</text:p>
          </table:table-cell>
          <table:table-cell table:formula="of:=SQRT([.C158]*[.C158]+[.D158]*[.D158])" office:value-type="float" office:value="0.944478912434259" calcext:value-type="float">
            <text:p>0.9444789124</text:p>
          </table:table-cell>
        </table:table-row>
        <table:table-row table:style-name="ro1">
          <table:table-cell table:number-columns-repeated="2" office:value-type="float" office:value="1.15866" calcext:value-type="float">
            <text:p>1.15866</text:p>
          </table:table-cell>
          <table:table-cell office:value-type="float" office:value="0.942504" calcext:value-type="float">
            <text:p>0.942504</text:p>
          </table:table-cell>
          <table:table-cell office:value-type="float" office:value="0.129957" calcext:value-type="float">
            <text:p>0.129957</text:p>
          </table:table-cell>
          <table:table-cell office:value-type="float" office:value="1548110861830967" calcext:value-type="float">
            <text:p>1548110861830967</text:p>
          </table:table-cell>
          <table:table-cell table:formula="of:=SQRT([.C159]*[.C159]+[.D159]*[.D159])" office:value-type="float" office:value="0.951421363994418" calcext:value-type="float">
            <text:p>0.951421364</text:p>
          </table:table-cell>
        </table:table-row>
        <table:table-row table:style-name="ro1">
          <table:table-cell table:number-columns-repeated="2" office:value-type="float" office:value="1.16365" calcext:value-type="float">
            <text:p>1.16365</text:p>
          </table:table-cell>
          <table:table-cell office:value-type="float" office:value="0.792454" calcext:value-type="float">
            <text:p>0.792454</text:p>
          </table:table-cell>
          <table:table-cell office:value-type="float" office:value="0.253093" calcext:value-type="float">
            <text:p>0.253093</text:p>
          </table:table-cell>
          <table:table-cell office:value-type="float" office:value="1548110861847704" calcext:value-type="float">
            <text:p>1548110861847704</text:p>
          </table:table-cell>
          <table:table-cell table:formula="of:=SQRT([.C160]*[.C160]+[.D160]*[.D160])" office:value-type="float" office:value="0.831889060371033" calcext:value-type="float">
            <text:p>0.8318890604</text:p>
          </table:table-cell>
        </table:table-row>
        <table:table-row table:style-name="ro1">
          <table:table-cell table:number-columns-repeated="2" office:value-type="float" office:value="1.1846" calcext:value-type="float">
            <text:p>1.1846</text:p>
          </table:table-cell>
          <table:table-cell office:value-type="float" office:value="0.933719" calcext:value-type="float">
            <text:p>0.933719</text:p>
          </table:table-cell>
          <table:table-cell office:value-type="float" office:value="0.203971" calcext:value-type="float">
            <text:p>0.203971</text:p>
          </table:table-cell>
          <table:table-cell office:value-type="float" office:value="1548110861864434" calcext:value-type="float">
            <text:p>1548110861864434</text:p>
          </table:table-cell>
          <table:table-cell table:formula="of:=SQRT([.C161]*[.C161]+[.D161]*[.D161])" office:value-type="float" office:value="0.955738112561176" calcext:value-type="float">
            <text:p>0.9557381126</text:p>
          </table:table-cell>
        </table:table-row>
        <table:table-row table:style-name="ro1">
          <table:table-cell table:number-columns-repeated="2" office:value-type="float" office:value="1.20376" calcext:value-type="float">
            <text:p>1.20376</text:p>
          </table:table-cell>
          <table:table-cell office:value-type="float" office:value="0.94627" calcext:value-type="float">
            <text:p>0.94627</text:p>
          </table:table-cell>
          <table:table-cell office:value-type="float" office:value="0.15665" calcext:value-type="float">
            <text:p>0.15665</text:p>
          </table:table-cell>
          <table:table-cell office:value-type="float" office:value="1548110861881159" calcext:value-type="float">
            <text:p>1548110861881159</text:p>
          </table:table-cell>
          <table:table-cell table:formula="of:=SQRT([.C162]*[.C162]+[.D162]*[.D162])" office:value-type="float" office:value="0.959148651357025" calcext:value-type="float">
            <text:p>0.9591486514</text:p>
          </table:table-cell>
        </table:table-row>
        <table:table-row table:style-name="ro1">
          <table:table-cell table:number-columns-repeated="2" office:value-type="float" office:value="1.2129" calcext:value-type="float">
            <text:p>1.2129</text:p>
          </table:table-cell>
          <table:table-cell office:value-type="float" office:value="0.935488" calcext:value-type="float">
            <text:p>0.935488</text:p>
          </table:table-cell>
          <table:table-cell office:value-type="float" office:value="0.0882127" calcext:value-type="float">
            <text:p>0.0882127</text:p>
          </table:table-cell>
          <table:table-cell office:value-type="float" office:value="1548110861897925" calcext:value-type="float">
            <text:p>1548110861897925</text:p>
          </table:table-cell>
          <table:table-cell table:formula="of:=SQRT([.C163]*[.C163]+[.D163]*[.D163])" office:value-type="float" office:value="0.939637844376912" calcext:value-type="float">
            <text:p>0.9396378444</text:p>
          </table:table-cell>
        </table:table-row>
        <table:table-row table:style-name="ro1">
          <table:table-cell table:number-columns-repeated="2" office:value-type="float" office:value="1.23329" calcext:value-type="float">
            <text:p>1.23329</text:p>
          </table:table-cell>
          <table:table-cell office:value-type="float" office:value="0.981887" calcext:value-type="float">
            <text:p>0.981887</text:p>
          </table:table-cell>
          <table:table-cell office:value-type="float" office:value="0.126351" calcext:value-type="float">
            <text:p>0.126351</text:p>
          </table:table-cell>
          <table:table-cell office:value-type="float" office:value="1548110861914729" calcext:value-type="float">
            <text:p>1548110861914729</text:p>
          </table:table-cell>
          <table:table-cell table:formula="of:=SQRT([.C164]*[.C164]+[.D164]*[.D164])" office:value-type="float" office:value="0.989983159437573" calcext:value-type="float">
            <text:p>0.9899831594</text:p>
          </table:table-cell>
        </table:table-row>
        <table:table-row table:style-name="ro1">
          <table:table-cell table:number-columns-repeated="2" office:value-type="float" office:value="1.24896" calcext:value-type="float">
            <text:p>1.24896</text:p>
          </table:table-cell>
          <table:table-cell office:value-type="float" office:value="0.877595" calcext:value-type="float">
            <text:p>0.877595</text:p>
          </table:table-cell>
          <table:table-cell office:value-type="float" office:value="0.121569" calcext:value-type="float">
            <text:p>0.121569</text:p>
          </table:table-cell>
          <table:table-cell office:value-type="float" office:value="1548110861931457" calcext:value-type="float">
            <text:p>1548110861931457</text:p>
          </table:table-cell>
          <table:table-cell table:formula="of:=SQRT([.C165]*[.C165]+[.D165]*[.D165])" office:value-type="float" office:value="0.885975172217596" calcext:value-type="float">
            <text:p>0.8859751722</text:p>
          </table:table-cell>
        </table:table-row>
        <table:table-row table:style-name="ro1">
          <table:table-cell table:number-columns-repeated="2" office:value-type="float" office:value="1.2574" calcext:value-type="float">
            <text:p>1.2574</text:p>
          </table:table-cell>
          <table:table-cell office:value-type="float" office:value="0.866181" calcext:value-type="float">
            <text:p>0.866181</text:p>
          </table:table-cell>
          <table:table-cell office:value-type="float" office:value="0.147547" calcext:value-type="float">
            <text:p>0.147547</text:p>
          </table:table-cell>
          <table:table-cell office:value-type="float" office:value="1548110861948204" calcext:value-type="float">
            <text:p>1548110861948204</text:p>
          </table:table-cell>
          <table:table-cell table:formula="of:=SQRT([.C166]*[.C166]+[.D166]*[.D166])" office:value-type="float" office:value="0.878657864000545" calcext:value-type="float">
            <text:p>0.878657864</text:p>
          </table:table-cell>
        </table:table-row>
        <table:table-row table:style-name="ro1">
          <table:table-cell table:number-columns-repeated="2" office:value-type="float" office:value="1.28081" calcext:value-type="float">
            <text:p>1.28081</text:p>
          </table:table-cell>
          <table:table-cell office:value-type="float" office:value="1.03454" calcext:value-type="float">
            <text:p>1.03454</text:p>
          </table:table-cell>
          <table:table-cell office:value-type="float" office:value="0.18305" calcext:value-type="float">
            <text:p>0.18305</text:p>
          </table:table-cell>
          <table:table-cell office:value-type="float" office:value="1548110861964912" calcext:value-type="float">
            <text:p>1548110861964912</text:p>
          </table:table-cell>
          <table:table-cell table:formula="of:=SQRT([.C167]*[.C167]+[.D167]*[.D167])" office:value-type="float" office:value="1.05060949648288" calcext:value-type="float">
            <text:p>1.0506094965</text:p>
          </table:table-cell>
        </table:table-row>
        <table:table-row table:style-name="ro1">
          <table:table-cell table:number-columns-repeated="2" office:value-type="float" office:value="1.29598" calcext:value-type="float">
            <text:p>1.29598</text:p>
          </table:table-cell>
          <table:table-cell office:value-type="float" office:value="0.889427" calcext:value-type="float">
            <text:p>0.889427</text:p>
          </table:table-cell>
          <table:table-cell office:value-type="float" office:value="0.207816" calcext:value-type="float">
            <text:p>0.207816</text:p>
          </table:table-cell>
          <table:table-cell office:value-type="float" office:value="1548110861981807" calcext:value-type="float">
            <text:p>1548110861981807</text:p>
          </table:table-cell>
          <table:table-cell table:formula="of:=SQRT([.C168]*[.C168]+[.D168]*[.D168])" office:value-type="float" office:value="0.913382657041943" calcext:value-type="float">
            <text:p>0.913382657</text:p>
          </table:table-cell>
        </table:table-row>
        <table:table-row table:style-name="ro1">
          <table:table-cell table:number-columns-repeated="2" office:value-type="float" office:value="1.30343" calcext:value-type="float">
            <text:p>1.30343</text:p>
          </table:table-cell>
          <table:table-cell office:value-type="float" office:value="0.840668" calcext:value-type="float">
            <text:p>0.840668</text:p>
          </table:table-cell>
          <table:table-cell office:value-type="float" office:value="0.0962614" calcext:value-type="float">
            <text:p>0.0962614</text:p>
          </table:table-cell>
          <table:table-cell office:value-type="float" office:value="1548110861998469" calcext:value-type="float">
            <text:p>1548110861998469</text:p>
          </table:table-cell>
          <table:table-cell table:formula="of:=SQRT([.C169]*[.C169]+[.D169]*[.D169])" office:value-type="float" office:value="0.846161298662353" calcext:value-type="float">
            <text:p>0.8461612987</text:p>
          </table:table-cell>
        </table:table-row>
        <table:table-row table:style-name="ro1">
          <table:table-cell table:number-columns-repeated="2" office:value-type="float" office:value="1.32525" calcext:value-type="float">
            <text:p>1.32525</text:p>
          </table:table-cell>
          <table:table-cell office:value-type="float" office:value="0.979001" calcext:value-type="float">
            <text:p>0.979001</text:p>
          </table:table-cell>
          <table:table-cell office:value-type="float" office:value="0.182894" calcext:value-type="float">
            <text:p>0.182894</text:p>
          </table:table-cell>
          <table:table-cell office:value-type="float" office:value="1548110862015237" calcext:value-type="float">
            <text:p>1548110862015237</text:p>
          </table:table-cell>
          <table:table-cell table:formula="of:=SQRT([.C170]*[.C170]+[.D170]*[.D170])" office:value-type="float" office:value="0.995938338069682" calcext:value-type="float">
            <text:p>0.9959383381</text:p>
          </table:table-cell>
        </table:table-row>
        <table:table-row table:style-name="ro1">
          <table:table-cell table:number-columns-repeated="2" office:value-type="float" office:value="1.33396" calcext:value-type="float">
            <text:p>1.33396</text:p>
          </table:table-cell>
          <table:table-cell office:value-type="float" office:value="0.940632" calcext:value-type="float">
            <text:p>0.940632</text:p>
          </table:table-cell>
          <table:table-cell office:value-type="float" office:value="0.240716" calcext:value-type="float">
            <text:p>0.240716</text:p>
          </table:table-cell>
          <table:table-cell office:value-type="float" office:value="1548110862032017" calcext:value-type="float">
            <text:p>1548110862032017</text:p>
          </table:table-cell>
          <table:table-cell table:formula="of:=SQRT([.C171]*[.C171]+[.D171]*[.D171])" office:value-type="float" office:value="0.970944257967469" calcext:value-type="float">
            <text:p>0.970944258</text:p>
          </table:table-cell>
        </table:table-row>
        <table:table-row table:style-name="ro1">
          <table:table-cell table:number-columns-repeated="2" office:value-type="float" office:value="1.35856" calcext:value-type="float">
            <text:p>1.35856</text:p>
          </table:table-cell>
          <table:table-cell office:value-type="float" office:value="1.10211" calcext:value-type="float">
            <text:p>1.10211</text:p>
          </table:table-cell>
          <table:table-cell office:value-type="float" office:value="0.219334" calcext:value-type="float">
            <text:p>0.219334</text:p>
          </table:table-cell>
          <table:table-cell office:value-type="float" office:value="1548110862050799" calcext:value-type="float">
            <text:p>1548110862050799</text:p>
          </table:table-cell>
          <table:table-cell table:formula="of:=SQRT([.C172]*[.C172]+[.D172]*[.D172])" office:value-type="float" office:value="1.12372321131852" calcext:value-type="float">
            <text:p>1.1237232113</text:p>
          </table:table-cell>
        </table:table-row>
        <table:table-row table:style-name="ro1">
          <table:table-cell table:number-columns-repeated="2" office:value-type="float" office:value="1.38952" calcext:value-type="float">
            <text:p>1.38952</text:p>
          </table:table-cell>
          <table:table-cell office:value-type="float" office:value="1.08033" calcext:value-type="float">
            <text:p>1.08033</text:p>
          </table:table-cell>
          <table:table-cell office:value-type="float" office:value="0.270681" calcext:value-type="float">
            <text:p>0.270681</text:p>
          </table:table-cell>
          <table:table-cell office:value-type="float" office:value="1548110862069863" calcext:value-type="float">
            <text:p>1548110862069863</text:p>
          </table:table-cell>
          <table:table-cell table:formula="of:=SQRT([.C173]*[.C173]+[.D173]*[.D173])" office:value-type="float" office:value="1.11372398405574" calcext:value-type="float">
            <text:p>1.1137239841</text:p>
          </table:table-cell>
        </table:table-row>
        <table:table-row table:style-name="ro1">
          <table:table-cell table:number-columns-repeated="2" office:value-type="float" office:value="1.40032" calcext:value-type="float">
            <text:p>1.40032</text:p>
          </table:table-cell>
          <table:table-cell office:value-type="float" office:value="1.08033" calcext:value-type="float">
            <text:p>1.08033</text:p>
          </table:table-cell>
          <table:table-cell office:value-type="float" office:value="0.270681" calcext:value-type="float">
            <text:p>0.270681</text:p>
          </table:table-cell>
          <table:table-cell office:value-type="float" office:value="1548110862084246" calcext:value-type="float">
            <text:p>1548110862084246</text:p>
          </table:table-cell>
          <table:table-cell table:formula="of:=SQRT([.C174]*[.C174]+[.D174]*[.D174])" office:value-type="float" office:value="1.11372398405574" calcext:value-type="float">
            <text:p>1.1137239841</text:p>
          </table:table-cell>
        </table:table-row>
        <table:table-row table:style-name="ro1">
          <table:table-cell table:number-columns-repeated="2" office:value-type="float" office:value="1.41914" calcext:value-type="float">
            <text:p>1.41914</text:p>
          </table:table-cell>
          <table:table-cell office:value-type="float" office:value="0.863917" calcext:value-type="float">
            <text:p>0.863917</text:p>
          </table:table-cell>
          <table:table-cell office:value-type="float" office:value="0.134176" calcext:value-type="float">
            <text:p>0.134176</text:p>
          </table:table-cell>
          <table:table-cell office:value-type="float" office:value="1548110862101023" calcext:value-type="float">
            <text:p>1548110862101023</text:p>
          </table:table-cell>
          <table:table-cell table:formula="of:=SQRT([.C175]*[.C175]+[.D175]*[.D175])" office:value-type="float" office:value="0.874274431666053" calcext:value-type="float">
            <text:p>0.8742744317</text:p>
          </table:table-cell>
        </table:table-row>
        <table:table-row table:style-name="ro1">
          <table:table-cell table:number-columns-repeated="2" office:value-type="float" office:value="1.43645" calcext:value-type="float">
            <text:p>1.43645</text:p>
          </table:table-cell>
          <table:table-cell office:value-type="float" office:value="0.86499" calcext:value-type="float">
            <text:p>0.86499</text:p>
          </table:table-cell>
          <table:table-cell office:value-type="float" office:value="0.157945" calcext:value-type="float">
            <text:p>0.157945</text:p>
          </table:table-cell>
          <table:table-cell office:value-type="float" office:value="1548110862119392" calcext:value-type="float">
            <text:p>1548110862119392</text:p>
          </table:table-cell>
          <table:table-cell table:formula="of:=SQRT([.C176]*[.C176]+[.D176]*[.D176])" office:value-type="float" office:value="0.879291944194305" calcext:value-type="float">
            <text:p>0.8792919442</text:p>
          </table:table-cell>
        </table:table-row>
        <table:table-row table:style-name="ro1">
          <table:table-cell table:number-columns-repeated="2" office:value-type="float" office:value="1.45498" calcext:value-type="float">
            <text:p>1.45498</text:p>
          </table:table-cell>
          <table:table-cell office:value-type="float" office:value="0.895972" calcext:value-type="float">
            <text:p>0.895972</text:p>
          </table:table-cell>
          <table:table-cell office:value-type="float" office:value="0.14613" calcext:value-type="float">
            <text:p>0.14613</text:p>
          </table:table-cell>
          <table:table-cell office:value-type="float" office:value="1548110862136204" calcext:value-type="float">
            <text:p>1548110862136204</text:p>
          </table:table-cell>
          <table:table-cell table:formula="of:=SQRT([.C177]*[.C177]+[.D177]*[.D177])" office:value-type="float" office:value="0.90781044369626" calcext:value-type="float">
            <text:p>0.9078104437</text:p>
          </table:table-cell>
        </table:table-row>
        <table:table-row table:style-name="ro1">
          <table:table-cell table:number-columns-repeated="2" office:value-type="float" office:value="1.45979" calcext:value-type="float">
            <text:p>1.45979</text:p>
          </table:table-cell>
          <table:table-cell office:value-type="float" office:value="0.755757" calcext:value-type="float">
            <text:p>0.755757</text:p>
          </table:table-cell>
          <table:table-cell office:value-type="float" office:value="0.236078" calcext:value-type="float">
            <text:p>0.236078</text:p>
          </table:table-cell>
          <table:table-cell office:value-type="float" office:value="1548110862152932" calcext:value-type="float">
            <text:p>1548110862152932</text:p>
          </table:table-cell>
          <table:table-cell table:formula="of:=SQRT([.C178]*[.C178]+[.D178]*[.D178])" office:value-type="float" office:value="0.791771093898357" calcext:value-type="float">
            <text:p>0.7917710939</text:p>
          </table:table-cell>
        </table:table-row>
        <table:table-row table:style-name="ro1">
          <table:table-cell table:number-columns-repeated="2" office:value-type="float" office:value="1.4774" calcext:value-type="float">
            <text:p>1.4774</text:p>
          </table:table-cell>
          <table:table-cell office:value-type="float" office:value="0.825061" calcext:value-type="float">
            <text:p>0.825061</text:p>
          </table:table-cell>
          <table:table-cell office:value-type="float" office:value="0.183417" calcext:value-type="float">
            <text:p>0.183417</text:p>
          </table:table-cell>
          <table:table-cell office:value-type="float" office:value="1548110862169664" calcext:value-type="float">
            <text:p>1548110862169664</text:p>
          </table:table-cell>
          <table:table-cell table:formula="of:=SQRT([.C179]*[.C179]+[.D179]*[.D179])" office:value-type="float" office:value="0.845202608615236" calcext:value-type="float">
            <text:p>0.8452026086</text:p>
          </table:table-cell>
        </table:table-row>
        <table:table-row table:style-name="ro1">
          <table:table-cell table:number-columns-repeated="2" office:value-type="float" office:value="1.49284" calcext:value-type="float">
            <text:p>1.49284</text:p>
          </table:table-cell>
          <table:table-cell office:value-type="float" office:value="0.79725" calcext:value-type="float">
            <text:p>0.79725</text:p>
          </table:table-cell>
          <table:table-cell office:value-type="float" office:value="0.0491516" calcext:value-type="float">
            <text:p>0.0491516</text:p>
          </table:table-cell>
          <table:table-cell office:value-type="float" office:value="1548110862187711" calcext:value-type="float">
            <text:p>1548110862187711</text:p>
          </table:table-cell>
          <table:table-cell table:formula="of:=SQRT([.C180]*[.C180]+[.D180]*[.D180])" office:value-type="float" office:value="0.79876369614709" calcext:value-type="float">
            <text:p>0.7987636961</text:p>
          </table:table-cell>
        </table:table-row>
        <table:table-row table:style-name="ro1">
          <table:table-cell table:number-columns-repeated="2" office:value-type="float" office:value="1.49737" calcext:value-type="float">
            <text:p>1.49737</text:p>
          </table:table-cell>
          <table:table-cell office:value-type="float" office:value="0.680956" calcext:value-type="float">
            <text:p>0.680956</text:p>
          </table:table-cell>
          <table:table-cell office:value-type="float" office:value="0.132803" calcext:value-type="float">
            <text:p>0.132803</text:p>
          </table:table-cell>
          <table:table-cell office:value-type="float" office:value="1548110862204384" calcext:value-type="float">
            <text:p>1548110862204384</text:p>
          </table:table-cell>
          <table:table-cell table:formula="of:=SQRT([.C181]*[.C181]+[.D181]*[.D181])" office:value-type="float" office:value="0.69378506091224" calcext:value-type="float">
            <text:p>0.6937850609</text:p>
          </table:table-cell>
        </table:table-row>
        <table:table-row table:style-name="ro1">
          <table:table-cell table:number-columns-repeated="2" office:value-type="float" office:value="1.52066" calcext:value-type="float">
            <text:p>1.52066</text:p>
          </table:table-cell>
          <table:table-cell office:value-type="float" office:value="0.94846" calcext:value-type="float">
            <text:p>0.94846</text:p>
          </table:table-cell>
          <table:table-cell office:value-type="float" office:value="0.19798" calcext:value-type="float">
            <text:p>0.19798</text:p>
          </table:table-cell>
          <table:table-cell office:value-type="float" office:value="1548110862221185" calcext:value-type="float">
            <text:p>1548110862221185</text:p>
          </table:table-cell>
          <table:table-cell table:formula="of:=SQRT([.C182]*[.C182]+[.D182]*[.D182])" office:value-type="float" office:value="0.968902705125752" calcext:value-type="float">
            <text:p>0.9689027051</text:p>
          </table:table-cell>
        </table:table-row>
        <table:table-row table:style-name="ro1">
          <table:table-cell table:number-columns-repeated="2" office:value-type="float" office:value="1.52785" calcext:value-type="float">
            <text:p>1.52785</text:p>
          </table:table-cell>
          <table:table-cell office:value-type="float" office:value="0.866409" calcext:value-type="float">
            <text:p>0.866409</text:p>
          </table:table-cell>
          <table:table-cell office:value-type="float" office:value="0.258182" calcext:value-type="float">
            <text:p>0.258182</text:p>
          </table:table-cell>
          <table:table-cell office:value-type="float" office:value="1548110862237973" calcext:value-type="float">
            <text:p>1548110862237973</text:p>
          </table:table-cell>
          <table:table-cell table:formula="of:=SQRT([.C183]*[.C183]+[.D183]*[.D183])" office:value-type="float" office:value="0.904058903172243" calcext:value-type="float">
            <text:p>0.9040589032</text:p>
          </table:table-cell>
        </table:table-row>
        <table:table-row table:style-name="ro1">
          <table:table-cell table:number-columns-repeated="2" office:value-type="float" office:value="1.55501" calcext:value-type="float">
            <text:p>1.55501</text:p>
          </table:table-cell>
          <table:table-cell office:value-type="float" office:value="1.14086" calcext:value-type="float">
            <text:p>1.14086</text:p>
          </table:table-cell>
          <table:table-cell office:value-type="float" office:value="0.20653" calcext:value-type="float">
            <text:p>0.20653</text:p>
          </table:table-cell>
          <table:table-cell office:value-type="float" office:value="1548110862254731" calcext:value-type="float">
            <text:p>1548110862254731</text:p>
          </table:table-cell>
          <table:table-cell table:formula="of:=SQRT([.C184]*[.C184]+[.D184]*[.D184])" office:value-type="float" office:value="1.15940337264474" calcext:value-type="float">
            <text:p>1.1594033726</text:p>
          </table:table-cell>
        </table:table-row>
        <table:table-row table:style-name="ro1">
          <table:table-cell table:number-columns-repeated="2" office:value-type="float" office:value="1.57068" calcext:value-type="float">
            <text:p>1.57068</text:p>
          </table:table-cell>
          <table:table-cell office:value-type="float" office:value="0.953232" calcext:value-type="float">
            <text:p>0.953232</text:p>
          </table:table-cell>
          <table:table-cell office:value-type="float" office:value="0.20371" calcext:value-type="float">
            <text:p>0.20371</text:p>
          </table:table-cell>
          <table:table-cell office:value-type="float" office:value="1548110862271464" calcext:value-type="float">
            <text:p>1548110862271464</text:p>
          </table:table-cell>
          <table:table-cell table:formula="of:=SQRT([.C185]*[.C185]+[.D185]*[.D185])" office:value-type="float" office:value="0.974755871961795" calcext:value-type="float">
            <text:p>0.974755872</text:p>
          </table:table-cell>
        </table:table-row>
        <table:table-row table:style-name="ro1">
          <table:table-cell table:number-columns-repeated="2" office:value-type="float" office:value="1.57414" calcext:value-type="float">
            <text:p>1.57414</text:p>
          </table:table-cell>
          <table:table-cell office:value-type="float" office:value="0.748044" calcext:value-type="float">
            <text:p>0.748044</text:p>
          </table:table-cell>
          <table:table-cell office:value-type="float" office:value="0.146517" calcext:value-type="float">
            <text:p>0.146517</text:p>
          </table:table-cell>
          <table:table-cell office:value-type="float" office:value="1548110862288443" calcext:value-type="float">
            <text:p>1548110862288443</text:p>
          </table:table-cell>
          <table:table-cell table:formula="of:=SQRT([.C186]*[.C186]+[.D186]*[.D186])" office:value-type="float" office:value="0.762257867932499" calcext:value-type="float">
            <text:p>0.7622578679</text:p>
          </table:table-cell>
        </table:table-row>
        <table:table-row table:style-name="ro1">
          <table:table-cell table:number-columns-repeated="2" office:value-type="float" office:value="1.59276" calcext:value-type="float">
            <text:p>1.59276</text:p>
          </table:table-cell>
          <table:table-cell office:value-type="float" office:value="0.849383" calcext:value-type="float">
            <text:p>0.849383</text:p>
          </table:table-cell>
          <table:table-cell office:value-type="float" office:value="0.102739" calcext:value-type="float">
            <text:p>0.102739</text:p>
          </table:table-cell>
          <table:table-cell office:value-type="float" office:value="1548110862305208" calcext:value-type="float">
            <text:p>1548110862305208</text:p>
          </table:table-cell>
          <table:table-cell table:formula="of:=SQRT([.C187]*[.C187]+[.D187]*[.D187])" office:value-type="float" office:value="0.855573949352129" calcext:value-type="float">
            <text:p>0.8555739494</text:p>
          </table:table-cell>
        </table:table-row>
        <table:table-row table:style-name="ro1">
          <table:table-cell table:number-columns-repeated="2" office:value-type="float" office:value="1.60716" calcext:value-type="float">
            <text:p>1.60716</text:p>
          </table:table-cell>
          <table:table-cell office:value-type="float" office:value="0.781097" calcext:value-type="float">
            <text:p>0.781097</text:p>
          </table:table-cell>
          <table:table-cell office:value-type="float" office:value="0.146958" calcext:value-type="float">
            <text:p>0.146958</text:p>
          </table:table-cell>
          <table:table-cell office:value-type="float" office:value="1548110862321997" calcext:value-type="float">
            <text:p>1548110862321997</text:p>
          </table:table-cell>
          <table:table-cell table:formula="of:=SQRT([.C188]*[.C188]+[.D188]*[.D188])" office:value-type="float" office:value="0.794801344471057" calcext:value-type="float">
            <text:p>0.7948013445</text:p>
          </table:table-cell>
        </table:table-row>
        <table:table-row table:style-name="ro1">
          <table:table-cell table:number-columns-repeated="2" office:value-type="float" office:value="1.61685" calcext:value-type="float">
            <text:p>1.61685</text:p>
          </table:table-cell>
          <table:table-cell office:value-type="float" office:value="0.844698" calcext:value-type="float">
            <text:p>0.844698</text:p>
          </table:table-cell>
          <table:table-cell office:value-type="float" office:value="0.0820363" calcext:value-type="float">
            <text:p>0.0820363</text:p>
          </table:table-cell>
          <table:table-cell office:value-type="float" office:value="1548110862338800" calcext:value-type="float">
            <text:p>1548110862338800</text:p>
          </table:table-cell>
          <table:table-cell table:formula="of:=SQRT([.C189]*[.C189]+[.D189]*[.D189])" office:value-type="float" office:value="0.848672295837262" calcext:value-type="float">
            <text:p>0.8486722958</text:p>
          </table:table-cell>
        </table:table-row>
        <table:table-row table:style-name="ro1">
          <table:table-cell table:number-columns-repeated="2" office:value-type="float" office:value="1.63692" calcext:value-type="float">
            <text:p>1.63692</text:p>
          </table:table-cell>
          <table:table-cell office:value-type="float" office:value="0.932537" calcext:value-type="float">
            <text:p>0.932537</text:p>
          </table:table-cell>
          <table:table-cell office:value-type="float" office:value="0.270766" calcext:value-type="float">
            <text:p>0.270766</text:p>
          </table:table-cell>
          <table:table-cell office:value-type="float" office:value="1548110862355560" calcext:value-type="float">
            <text:p>1548110862355560</text:p>
          </table:table-cell>
          <table:table-cell table:formula="of:=SQRT([.C190]*[.C190]+[.D190]*[.D190])" office:value-type="float" office:value="0.971050710892588" calcext:value-type="float">
            <text:p>0.9710507109</text:p>
          </table:table-cell>
        </table:table-row>
        <table:table-row table:style-name="ro1">
          <table:table-cell table:number-columns-repeated="2" office:value-type="float" office:value="1.65573" calcext:value-type="float">
            <text:p>1.65573</text:p>
          </table:table-cell>
          <table:table-cell office:value-type="float" office:value="0.936874" calcext:value-type="float">
            <text:p>0.936874</text:p>
          </table:table-cell>
          <table:table-cell office:value-type="float" office:value="0.18875" calcext:value-type="float">
            <text:p>0.18875</text:p>
          </table:table-cell>
          <table:table-cell office:value-type="float" office:value="1548110862372265" calcext:value-type="float">
            <text:p>1548110862372265</text:p>
          </table:table-cell>
          <table:table-cell table:formula="of:=SQRT([.C191]*[.C191]+[.D191]*[.D191])" office:value-type="float" office:value="0.955698411830845" calcext:value-type="float">
            <text:p>0.9556984118</text:p>
          </table:table-cell>
        </table:table-row>
        <table:table-row table:style-name="ro1">
          <table:table-cell table:number-columns-repeated="2" office:value-type="float" office:value="1.66063" calcext:value-type="float">
            <text:p>1.66063</text:p>
          </table:table-cell>
          <table:table-cell office:value-type="float" office:value="0.785648" calcext:value-type="float">
            <text:p>0.785648</text:p>
          </table:table-cell>
          <table:table-cell office:value-type="float" office:value="0.0992094" calcext:value-type="float">
            <text:p>0.0992094</text:p>
          </table:table-cell>
          <table:table-cell office:value-type="float" office:value="1548110862389004" calcext:value-type="float">
            <text:p>1548110862389004</text:p>
          </table:table-cell>
          <table:table-cell table:formula="of:=SQRT([.C192]*[.C192]+[.D192]*[.D192])" office:value-type="float" office:value="0.791887166806206" calcext:value-type="float">
            <text:p>0.7918871668</text:p>
          </table:table-cell>
        </table:table-row>
        <table:table-row table:style-name="ro1">
          <table:table-cell table:number-columns-repeated="2" office:value-type="float" office:value="1.67634" calcext:value-type="float">
            <text:p>1.67634</text:p>
          </table:table-cell>
          <table:table-cell office:value-type="float" office:value="0.785648" calcext:value-type="float">
            <text:p>0.785648</text:p>
          </table:table-cell>
          <table:table-cell office:value-type="float" office:value="0.0992094" calcext:value-type="float">
            <text:p>0.0992094</text:p>
          </table:table-cell>
          <table:table-cell office:value-type="float" office:value="1548110862405744" calcext:value-type="float">
            <text:p>1548110862405744</text:p>
          </table:table-cell>
          <table:table-cell table:formula="of:=SQRT([.C193]*[.C193]+[.D193]*[.D193])" office:value-type="float" office:value="0.791887166806206" calcext:value-type="float">
            <text:p>0.7918871668</text:p>
          </table:table-cell>
        </table:table-row>
        <table:table-row table:style-name="ro1">
          <table:table-cell table:number-columns-repeated="2" office:value-type="float" office:value="1.68387" calcext:value-type="float">
            <text:p>1.68387</text:p>
          </table:table-cell>
          <table:table-cell office:value-type="float" office:value="0.680277" calcext:value-type="float">
            <text:p>0.680277</text:p>
          </table:table-cell>
          <table:table-cell office:value-type="float" office:value="0.146516" calcext:value-type="float">
            <text:p>0.146516</text:p>
          </table:table-cell>
          <table:table-cell office:value-type="float" office:value="1548110862422532" calcext:value-type="float">
            <text:p>1548110862422532</text:p>
          </table:table-cell>
          <table:table-cell table:formula="of:=SQRT([.C194]*[.C194]+[.D194]*[.D194])" office:value-type="float" office:value="0.695876235393191" calcext:value-type="float">
            <text:p>0.6958762354</text:p>
          </table:table-cell>
        </table:table-row>
        <table:table-row table:style-name="ro1">
          <table:table-cell table:number-columns-repeated="2" office:value-type="float" office:value="1.7081" calcext:value-type="float">
            <text:p>1.7081</text:p>
          </table:table-cell>
          <table:table-cell office:value-type="float" office:value="0.995104" calcext:value-type="float">
            <text:p>0.995104</text:p>
          </table:table-cell>
          <table:table-cell office:value-type="float" office:value="0.184556" calcext:value-type="float">
            <text:p>0.184556</text:p>
          </table:table-cell>
          <table:table-cell office:value-type="float" office:value="1548110862439250" calcext:value-type="float">
            <text:p>1548110862439250</text:p>
          </table:table-cell>
          <table:table-cell table:formula="of:=SQRT([.C195]*[.C195]+[.D195]*[.D195])" office:value-type="float" office:value="1.01207355856776" calcext:value-type="float">
            <text:p>1.0120735586</text:p>
          </table:table-cell>
        </table:table-row>
        <table:table-row table:style-name="ro1">
          <table:table-cell table:number-columns-repeated="2" office:value-type="float" office:value="1.71926" calcext:value-type="float">
            <text:p>1.71926</text:p>
          </table:table-cell>
          <table:table-cell office:value-type="float" office:value="1.03891" calcext:value-type="float">
            <text:p>1.03891</text:p>
          </table:table-cell>
          <table:table-cell office:value-type="float" office:value="0.115124" calcext:value-type="float">
            <text:p>0.115124</text:p>
          </table:table-cell>
          <table:table-cell office:value-type="float" office:value="1548110862455970" calcext:value-type="float">
            <text:p>1548110862455970</text:p>
          </table:table-cell>
          <table:table-cell table:formula="of:=SQRT([.C196]*[.C196]+[.D196]*[.D196])" office:value-type="float" office:value="1.04526911533633" calcext:value-type="float">
            <text:p>1.0452691153</text:p>
          </table:table-cell>
        </table:table-row>
        <table:table-row table:style-name="ro1">
          <table:table-cell table:number-columns-repeated="2" office:value-type="float" office:value="1.75508" calcext:value-type="float">
            <text:p>1.75508</text:p>
          </table:table-cell>
          <table:table-cell office:value-type="float" office:value="1.17214" calcext:value-type="float">
            <text:p>1.17214</text:p>
          </table:table-cell>
          <table:table-cell office:value-type="float" office:value="0.177722" calcext:value-type="float">
            <text:p>0.177722</text:p>
          </table:table-cell>
          <table:table-cell office:value-type="float" office:value="1548110862472723" calcext:value-type="float">
            <text:p>1548110862472723</text:p>
          </table:table-cell>
          <table:table-cell table:formula="of:=SQRT([.C197]*[.C197]+[.D197]*[.D197])" office:value-type="float" office:value="1.1855367092098" calcext:value-type="float">
            <text:p>1.1855367092</text:p>
          </table:table-cell>
        </table:table-row>
        <table:table-row table:style-name="ro1">
          <table:table-cell table:number-columns-repeated="2" office:value-type="float" office:value="1.76681" calcext:value-type="float">
            <text:p>1.76681</text:p>
          </table:table-cell>
          <table:table-cell office:value-type="float" office:value="1.17214" calcext:value-type="float">
            <text:p>1.17214</text:p>
          </table:table-cell>
          <table:table-cell office:value-type="float" office:value="0.177722" calcext:value-type="float">
            <text:p>0.177722</text:p>
          </table:table-cell>
          <table:table-cell office:value-type="float" office:value="1548110862489446" calcext:value-type="float">
            <text:p>1548110862489446</text:p>
          </table:table-cell>
          <table:table-cell table:formula="of:=SQRT([.C198]*[.C198]+[.D198]*[.D198])" office:value-type="float" office:value="1.1855367092098" calcext:value-type="float">
            <text:p>1.1855367092</text:p>
          </table:table-cell>
        </table:table-row>
        <table:table-row table:style-name="ro1">
          <table:table-cell table:number-columns-repeated="2" office:value-type="float" office:value="1.7682" calcext:value-type="float">
            <text:p>1.7682</text:p>
          </table:table-cell>
          <table:table-cell office:value-type="float" office:value="0.605017" calcext:value-type="float">
            <text:p>0.605017</text:p>
          </table:table-cell>
          <table:table-cell office:value-type="float" office:value="0.153783" calcext:value-type="float">
            <text:p>0.153783</text:p>
          </table:table-cell>
          <table:table-cell office:value-type="float" office:value="1548110862506213" calcext:value-type="float">
            <text:p>1548110862506213</text:p>
          </table:table-cell>
          <table:table-cell table:formula="of:=SQRT([.C199]*[.C199]+[.D199]*[.D199])" office:value-type="float" office:value="0.624255381537076" calcext:value-type="float">
            <text:p>0.6242553815</text:p>
          </table:table-cell>
        </table:table-row>
        <table:table-row table:style-name="ro1">
          <table:table-cell table:number-columns-repeated="2" office:value-type="float" office:value="1.78745" calcext:value-type="float">
            <text:p>1.78745</text:p>
          </table:table-cell>
          <table:table-cell office:value-type="float" office:value="0.7936" calcext:value-type="float">
            <text:p>0.7936</text:p>
          </table:table-cell>
          <table:table-cell office:value-type="float" office:value="0.228619" calcext:value-type="float">
            <text:p>0.228619</text:p>
          </table:table-cell>
          <table:table-cell office:value-type="float" office:value="1548110862522933" calcext:value-type="float">
            <text:p>1548110862522933</text:p>
          </table:table-cell>
          <table:table-cell table:formula="of:=SQRT([.C200]*[.C200]+[.D200]*[.D200])" office:value-type="float" office:value="0.825873844579788" calcext:value-type="float">
            <text:p>0.8258738446</text:p>
          </table:table-cell>
        </table:table-row>
        <table:table-row table:style-name="ro1">
          <table:table-cell table:number-columns-repeated="2" office:value-type="float" office:value="1.79947" calcext:value-type="float">
            <text:p>1.79947</text:p>
          </table:table-cell>
          <table:table-cell office:value-type="float" office:value="0.931862" calcext:value-type="float">
            <text:p>0.931862</text:p>
          </table:table-cell>
          <table:table-cell office:value-type="float" office:value="0.0898088" calcext:value-type="float">
            <text:p>0.0898088</text:p>
          </table:table-cell>
          <table:table-cell office:value-type="float" office:value="1548110862539723" calcext:value-type="float">
            <text:p>1548110862539723</text:p>
          </table:table-cell>
          <table:table-cell table:formula="of:=SQRT([.C201]*[.C201]+[.D201]*[.D201])" office:value-type="float" office:value="0.936179687667619" calcext:value-type="float">
            <text:p>0.9361796877</text:p>
          </table:table-cell>
        </table:table-row>
        <table:table-row table:style-name="ro1">
          <table:table-cell table:number-columns-repeated="2" office:value-type="float" office:value="1.82767" calcext:value-type="float">
            <text:p>1.82767</text:p>
          </table:table-cell>
          <table:table-cell office:value-type="float" office:value="1.19656" calcext:value-type="float">
            <text:p>1.19656</text:p>
          </table:table-cell>
          <table:table-cell office:value-type="float" office:value="0.13731" calcext:value-type="float">
            <text:p>0.13731</text:p>
          </table:table-cell>
          <table:table-cell office:value-type="float" office:value="1548110862556481" calcext:value-type="float">
            <text:p>1548110862556481</text:p>
          </table:table-cell>
          <table:table-cell table:formula="of:=SQRT([.C202]*[.C202]+[.D202]*[.D202])" office:value-type="float" office:value="1.20441266586665" calcext:value-type="float">
            <text:p>1.2044126659</text:p>
          </table:table-cell>
        </table:table-row>
        <table:table-row table:style-name="ro1">
          <table:table-cell table:number-columns-repeated="2" office:value-type="float" office:value="1.84102" calcext:value-type="float">
            <text:p>1.84102</text:p>
          </table:table-cell>
          <table:table-cell office:value-type="float" office:value="0.918152" calcext:value-type="float">
            <text:p>0.918152</text:p>
          </table:table-cell>
          <table:table-cell office:value-type="float" office:value="0.249226" calcext:value-type="float">
            <text:p>0.249226</text:p>
          </table:table-cell>
          <table:table-cell office:value-type="float" office:value="1548110862573200" calcext:value-type="float">
            <text:p>1548110862573200</text:p>
          </table:table-cell>
          <table:table-cell table:formula="of:=SQRT([.C203]*[.C203]+[.D203]*[.D203])" office:value-type="float" office:value="0.951376210644349" calcext:value-type="float">
            <text:p>0.9513762106</text:p>
          </table:table-cell>
        </table:table-row>
        <table:table-row table:style-name="ro1">
          <table:table-cell table:number-columns-repeated="2" office:value-type="float" office:value="1.84291" calcext:value-type="float">
            <text:p>1.84291</text:p>
          </table:table-cell>
          <table:table-cell office:value-type="float" office:value="0.672023" calcext:value-type="float">
            <text:p>0.672023</text:p>
          </table:table-cell>
          <table:table-cell office:value-type="float" office:value="0.190668" calcext:value-type="float">
            <text:p>0.190668</text:p>
          </table:table-cell>
          <table:table-cell office:value-type="float" office:value="1548110862590633" calcext:value-type="float">
            <text:p>1548110862590633</text:p>
          </table:table-cell>
          <table:table-cell table:formula="of:=SQRT([.C204]*[.C204]+[.D204]*[.D204])" office:value-type="float" office:value="0.698547921586629" calcext:value-type="float">
            <text:p>0.6985479216</text:p>
          </table:table-cell>
        </table:table-row>
        <table:table-row table:style-name="ro1">
          <table:table-cell table:number-columns-repeated="2" office:value-type="float" office:value="1.85823" calcext:value-type="float">
            <text:p>1.85823</text:p>
          </table:table-cell>
          <table:table-cell office:value-type="float" office:value="0.724031" calcext:value-type="float">
            <text:p>0.724031</text:p>
          </table:table-cell>
          <table:table-cell office:value-type="float" office:value="0.193728" calcext:value-type="float">
            <text:p>0.193728</text:p>
          </table:table-cell>
          <table:table-cell office:value-type="float" office:value="1548110862607411" calcext:value-type="float">
            <text:p>1548110862607411</text:p>
          </table:table-cell>
          <table:table-cell table:formula="of:=SQRT([.C205]*[.C205]+[.D205]*[.D205])" office:value-type="float" office:value="0.749500785153024" calcext:value-type="float">
            <text:p>0.7495007852</text:p>
          </table:table-cell>
        </table:table-row>
        <table:table-row table:style-name="ro1">
          <table:table-cell table:number-columns-repeated="2" office:value-type="float" office:value="1.87576" calcext:value-type="float">
            <text:p>1.87576</text:p>
          </table:table-cell>
          <table:table-cell office:value-type="float" office:value="0.804286" calcext:value-type="float">
            <text:p>0.804286</text:p>
          </table:table-cell>
          <table:table-cell office:value-type="float" office:value="0.112309" calcext:value-type="float">
            <text:p>0.112309</text:p>
          </table:table-cell>
          <table:table-cell office:value-type="float" office:value="1548110862624224" calcext:value-type="float">
            <text:p>1548110862624224</text:p>
          </table:table-cell>
          <table:table-cell table:formula="of:=SQRT([.C206]*[.C206]+[.D206]*[.D206])" office:value-type="float" office:value="0.812089453987059" calcext:value-type="float">
            <text:p>0.812089454</text:p>
          </table:table-cell>
        </table:table-row>
        <table:table-row table:style-name="ro1">
          <table:table-cell table:number-columns-repeated="2" office:value-type="float" office:value="1.88245" calcext:value-type="float">
            <text:p>1.88245</text:p>
          </table:table-cell>
          <table:table-cell office:value-type="float" office:value="0.758294" calcext:value-type="float">
            <text:p>0.758294</text:p>
          </table:table-cell>
          <table:table-cell office:value-type="float" office:value="0.0799297" calcext:value-type="float">
            <text:p>0.0799297</text:p>
          </table:table-cell>
          <table:table-cell office:value-type="float" office:value="1548110862641067" calcext:value-type="float">
            <text:p>1548110862641067</text:p>
          </table:table-cell>
          <table:table-cell table:formula="of:=SQRT([.C207]*[.C207]+[.D207]*[.D207])" office:value-type="float" office:value="0.762494949083658" calcext:value-type="float">
            <text:p>0.7624949491</text:p>
          </table:table-cell>
        </table:table-row>
        <table:table-row table:style-name="ro1">
          <table:table-cell table:number-columns-repeated="2" office:value-type="float" office:value="1.903" calcext:value-type="float">
            <text:p>1.903</text:p>
          </table:table-cell>
          <table:table-cell office:value-type="float" office:value="0.907443" calcext:value-type="float">
            <text:p>0.907443</text:p>
          </table:table-cell>
          <table:table-cell office:value-type="float" office:value="0.120341" calcext:value-type="float">
            <text:p>0.120341</text:p>
          </table:table-cell>
          <table:table-cell office:value-type="float" office:value="1548110862657794" calcext:value-type="float">
            <text:p>1548110862657794</text:p>
          </table:table-cell>
          <table:table-cell table:formula="of:=SQRT([.C208]*[.C208]+[.D208]*[.D208])" office:value-type="float" office:value="0.915387761841942" calcext:value-type="float">
            <text:p>0.9153877618</text:p>
          </table:table-cell>
        </table:table-row>
        <table:table-row table:style-name="ro1">
          <table:table-cell table:number-columns-repeated="2" office:value-type="float" office:value="1.91495" calcext:value-type="float">
            <text:p>1.91495</text:p>
          </table:table-cell>
          <table:table-cell office:value-type="float" office:value="0.744374" calcext:value-type="float">
            <text:p>0.744374</text:p>
          </table:table-cell>
          <table:table-cell office:value-type="float" office:value="0.157749" calcext:value-type="float">
            <text:p>0.157749</text:p>
          </table:table-cell>
          <table:table-cell office:value-type="float" office:value="1548110862674554" calcext:value-type="float">
            <text:p>1548110862674554</text:p>
          </table:table-cell>
          <table:table-cell table:formula="of:=SQRT([.C209]*[.C209]+[.D209]*[.D209])" office:value-type="float" office:value="0.760905643872484" calcext:value-type="float">
            <text:p>0.7609056439</text:p>
          </table:table-cell>
        </table:table-row>
        <table:table-row table:style-name="ro1">
          <table:table-cell table:number-columns-repeated="2" office:value-type="float" office:value="1.92435" calcext:value-type="float">
            <text:p>1.92435</text:p>
          </table:table-cell>
          <table:table-cell office:value-type="float" office:value="0.81034" calcext:value-type="float">
            <text:p>0.81034</text:p>
          </table:table-cell>
          <table:table-cell office:value-type="float" office:value="0.168697" calcext:value-type="float">
            <text:p>0.168697</text:p>
          </table:table-cell>
          <table:table-cell office:value-type="float" office:value="1548110862691279" calcext:value-type="float">
            <text:p>1548110862691279</text:p>
          </table:table-cell>
          <table:table-cell table:formula="of:=SQRT([.C210]*[.C210]+[.D210]*[.D210])" office:value-type="float" office:value="0.827713473014062" calcext:value-type="float">
            <text:p>0.827713473</text:p>
          </table:table-cell>
        </table:table-row>
        <table:table-row table:style-name="ro1">
          <table:table-cell table:number-columns-repeated="2" office:value-type="float" office:value="1.94025" calcext:value-type="float">
            <text:p>1.94025</text:p>
          </table:table-cell>
          <table:table-cell office:value-type="float" office:value="0.801828" calcext:value-type="float">
            <text:p>0.801828</text:p>
          </table:table-cell>
          <table:table-cell office:value-type="float" office:value="0.188261" calcext:value-type="float">
            <text:p>0.188261</text:p>
          </table:table-cell>
          <table:table-cell office:value-type="float" office:value="1548110862708058" calcext:value-type="float">
            <text:p>1548110862708058</text:p>
          </table:table-cell>
          <table:table-cell table:formula="of:=SQRT([.C211]*[.C211]+[.D211]*[.D211])" office:value-type="float" office:value="0.8236324093338" calcext:value-type="float">
            <text:p>0.8236324093</text:p>
          </table:table-cell>
        </table:table-row>
        <table:table-row table:style-name="ro1">
          <table:table-cell table:number-columns-repeated="2" office:value-type="float" office:value="1.95651" calcext:value-type="float">
            <text:p>1.95651</text:p>
          </table:table-cell>
          <table:table-cell office:value-type="float" office:value="0.807686" calcext:value-type="float">
            <text:p>0.807686</text:p>
          </table:table-cell>
          <table:table-cell office:value-type="float" office:value="0.172626" calcext:value-type="float">
            <text:p>0.172626</text:p>
          </table:table-cell>
          <table:table-cell office:value-type="float" office:value="1548110862724794" calcext:value-type="float">
            <text:p>1548110862724794</text:p>
          </table:table-cell>
          <table:table-cell table:formula="of:=SQRT([.C212]*[.C212]+[.D212]*[.D212])" office:value-type="float" office:value="0.825927606072106" calcext:value-type="float">
            <text:p>0.8259276061</text:p>
          </table:table-cell>
        </table:table-row>
        <table:table-row table:style-name="ro1">
          <table:table-cell table:number-columns-repeated="2" office:value-type="float" office:value="1.96254" calcext:value-type="float">
            <text:p>1.96254</text:p>
          </table:table-cell>
          <table:table-cell office:value-type="float" office:value="0.738692" calcext:value-type="float">
            <text:p>0.738692</text:p>
          </table:table-cell>
          <table:table-cell office:value-type="float" office:value="0.177708" calcext:value-type="float">
            <text:p>0.177708</text:p>
          </table:table-cell>
          <table:table-cell office:value-type="float" office:value="1548110862741514" calcext:value-type="float">
            <text:p>1548110862741514</text:p>
          </table:table-cell>
          <table:table-cell table:formula="of:=SQRT([.C213]*[.C213]+[.D213]*[.D213])" office:value-type="float" office:value="0.759767072284657" calcext:value-type="float">
            <text:p>0.7597670723</text:p>
          </table:table-cell>
        </table:table-row>
        <table:table-row table:style-name="ro1">
          <table:table-cell table:number-columns-repeated="2" office:value-type="float" office:value="1.97961" calcext:value-type="float">
            <text:p>1.97961</text:p>
          </table:table-cell>
          <table:table-cell office:value-type="float" office:value="0.801989" calcext:value-type="float">
            <text:p>0.801989</text:p>
          </table:table-cell>
          <table:table-cell office:value-type="float" office:value="0.174299" calcext:value-type="float">
            <text:p>0.174299</text:p>
          </table:table-cell>
          <table:table-cell office:value-type="float" office:value="1548110862758289" calcext:value-type="float">
            <text:p>1548110862758289</text:p>
          </table:table-cell>
          <table:table-cell table:formula="of:=SQRT([.C214]*[.C214]+[.D214]*[.D214])" office:value-type="float" office:value="0.820710970757672" calcext:value-type="float">
            <text:p>0.8207109708</text:p>
          </table:table-cell>
        </table:table-row>
        <table:table-row table:style-name="ro1">
          <table:table-cell table:number-columns-repeated="2" office:value-type="float" office:value="1.99614" calcext:value-type="float">
            <text:p>1.99614</text:p>
          </table:table-cell>
          <table:table-cell office:value-type="float" office:value="0.814987" calcext:value-type="float">
            <text:p>0.814987</text:p>
          </table:table-cell>
          <table:table-cell office:value-type="float" office:value="0.184346" calcext:value-type="float">
            <text:p>0.184346</text:p>
          </table:table-cell>
          <table:table-cell office:value-type="float" office:value="1548110862775063" calcext:value-type="float">
            <text:p>1548110862775063</text:p>
          </table:table-cell>
          <table:table-cell table:formula="of:=SQRT([.C215]*[.C215]+[.D215]*[.D215])" office:value-type="float" office:value="0.835576003655562" calcext:value-type="float">
            <text:p>0.8355760037</text:p>
          </table:table-cell>
        </table:table-row>
        <table:table-row table:style-name="ro1">
          <table:table-cell table:number-columns-repeated="2" office:value-type="float" office:value="1.99991" calcext:value-type="float">
            <text:p>1.99991</text:p>
          </table:table-cell>
          <table:table-cell office:value-type="float" office:value="0.667109" calcext:value-type="float">
            <text:p>0.667109</text:p>
          </table:table-cell>
          <table:table-cell office:value-type="float" office:value="0.104525" calcext:value-type="float">
            <text:p>0.104525</text:p>
          </table:table-cell>
          <table:table-cell office:value-type="float" office:value="1548110862791838" calcext:value-type="float">
            <text:p>1548110862791838</text:p>
          </table:table-cell>
          <table:table-cell table:formula="of:=SQRT([.C216]*[.C216]+[.D216]*[.D216])" office:value-type="float" office:value="0.675248023696479" calcext:value-type="float">
            <text:p>0.6752480237</text:p>
          </table:table-cell>
        </table:table-row>
        <table:table-row table:style-name="ro1">
          <table:table-cell table:number-columns-repeated="2" office:value-type="float" office:value="2.01887" calcext:value-type="float">
            <text:p>2.01887</text:p>
          </table:table-cell>
          <table:table-cell office:value-type="float" office:value="0.822389" calcext:value-type="float">
            <text:p>0.822389</text:p>
          </table:table-cell>
          <table:table-cell office:value-type="float" office:value="0.143327" calcext:value-type="float">
            <text:p>0.143327</text:p>
          </table:table-cell>
          <table:table-cell office:value-type="float" office:value="1548110862808615" calcext:value-type="float">
            <text:p>1548110862808615</text:p>
          </table:table-cell>
          <table:table-cell table:formula="of:=SQRT([.C217]*[.C217]+[.D217]*[.D217])" office:value-type="float" office:value="0.83478517970194" calcext:value-type="float">
            <text:p>0.8347851797</text:p>
          </table:table-cell>
        </table:table-row>
        <table:table-row table:style-name="ro1">
          <table:table-cell table:number-columns-repeated="2" office:value-type="float" office:value="2.03841" calcext:value-type="float">
            <text:p>2.03841</text:p>
          </table:table-cell>
          <table:table-cell office:value-type="float" office:value="0.903694" calcext:value-type="float">
            <text:p>0.903694</text:p>
          </table:table-cell>
          <table:table-cell office:value-type="float" office:value="0.14857" calcext:value-type="float">
            <text:p>0.14857</text:p>
          </table:table-cell>
          <table:table-cell office:value-type="float" office:value="1548110862825380" calcext:value-type="float">
            <text:p>1548110862825380</text:p>
          </table:table-cell>
          <table:table-cell table:formula="of:=SQRT([.C218]*[.C218]+[.D218]*[.D218])" office:value-type="float" office:value="0.915825251091058" calcext:value-type="float">
            <text:p>0.91582525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1T17:50:55.212785427</dc:date>
    <meta:editing-duration>PT3M8S</meta:editing-duration>
    <meta:editing-cycles>1</meta:editing-cycles>
    <meta:document-statistic meta:table-count="1" meta:cell-count="123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3.952cm" style:legend-expansion="high" chart:style-name="ch2"/>
        <chart:plot-area chart:style-name="ch3" table:cell-range-address="test.E1:test.F276" svg:x="0.73cm" svg:y="0.02cm" svg:width="12.533cm" svg:height="8.639cm">
          <chartooo:coordinate-region svg:x="2.212cm" svg:y="0.219cm" svg:width="9.56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F1:test.F276" chart:class="chart:scatter">
            <chart:domain table:cell-range-address="test.E1:test.E276"/>
            <chart:regression-curve chart:style-name="ch7">
              <chart:equation chart:display-equation="true" chart:display-r-square="true" svg:x="6.999cm" svg:y="0.595cm"/>
            </chart:regression-curve>
            <chart:data-point chart:repeated="27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st.E1:test.E276</svg:desc>
                </draw:g>
              </table:table-cell>
              <table:table-cell office:value-type="float" office:value="NaN">
                <text:p>NaN</text:p>
                <draw:g>
                  <svg:desc>test.F1:test.F2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48110859387733">
                <text:p>1548110859387733</text:p>
              </table:table-cell>
              <table:table-cell office:value-type="float" office:value="1.04617328266593">
                <text:p>1.046173282665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48110859404493">
                <text:p>1548110859404493</text:p>
              </table:table-cell>
              <table:table-cell office:value-type="float" office:value="1.49490842946985">
                <text:p>1.49490842946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48110859421259">
                <text:p>1548110859421259</text:p>
              </table:table-cell>
              <table:table-cell office:value-type="float" office:value="1.72214861313099">
                <text:p>1.722148613130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48110859438080">
                <text:p>1548110859438080</text:p>
              </table:table-cell>
              <table:table-cell office:value-type="float" office:value="1.84268494751979">
                <text:p>1.842684947519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8110859454892">
                <text:p>1548110859454892</text:p>
              </table:table-cell>
              <table:table-cell office:value-type="float" office:value="1.84268494751979">
                <text:p>1.842684947519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48110859471660">
                <text:p>1548110859471660</text:p>
              </table:table-cell>
              <table:table-cell office:value-type="float" office:value="1.34271979527562">
                <text:p>1.342719795275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8110859488459">
                <text:p>1548110859488459</text:p>
              </table:table-cell>
              <table:table-cell office:value-type="float" office:value="1.53267173148754">
                <text:p>1.532671731487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48110859505198">
                <text:p>1548110859505198</text:p>
              </table:table-cell>
              <table:table-cell office:value-type="float" office:value="1.52510571424574">
                <text:p>1.525105714245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8110859522004">
                <text:p>1548110859522004</text:p>
              </table:table-cell>
              <table:table-cell office:value-type="float" office:value="1.56070333856118">
                <text:p>1.56070333856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48110859538760">
                <text:p>1548110859538760</text:p>
              </table:table-cell>
              <table:table-cell office:value-type="float" office:value="1.66009407635501">
                <text:p>1.660094076355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48110859555479">
                <text:p>1548110859555479</text:p>
              </table:table-cell>
              <table:table-cell office:value-type="float" office:value="1.44596965373586">
                <text:p>1.445969653735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48110859572258">
                <text:p>1548110859572258</text:p>
              </table:table-cell>
              <table:table-cell office:value-type="float" office:value="1.37974567479844">
                <text:p>1.379745674798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48110859589074">
                <text:p>1548110859589074</text:p>
              </table:table-cell>
              <table:table-cell office:value-type="float" office:value="1.50892110960911">
                <text:p>1.508921109609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48110859605807">
                <text:p>1548110859605807</text:p>
              </table:table-cell>
              <table:table-cell office:value-type="float" office:value="1.40916903895736">
                <text:p>1.409169038957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48110859622751">
                <text:p>1548110859622751</text:p>
              </table:table-cell>
              <table:table-cell office:value-type="float" office:value="0.994104440236035">
                <text:p>0.9941044402360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48110859639475">
                <text:p>1548110859639475</text:p>
              </table:table-cell>
              <table:table-cell office:value-type="float" office:value="1.39083585570872">
                <text:p>1.390835855708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8110859656261">
                <text:p>1548110859656261</text:p>
              </table:table-cell>
              <table:table-cell office:value-type="float" office:value="1.63010222625331">
                <text:p>1.630102226253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48110859672985">
                <text:p>1548110859672985</text:p>
              </table:table-cell>
              <table:table-cell office:value-type="float" office:value="1.73416955160705">
                <text:p>1.734169551607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48110859689759">
                <text:p>1548110859689759</text:p>
              </table:table-cell>
              <table:table-cell office:value-type="float" office:value="1.40787589103727">
                <text:p>1.407875891037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48110859707946">
                <text:p>1548110859707946</text:p>
              </table:table-cell>
              <table:table-cell office:value-type="float" office:value="1.27802184527495">
                <text:p>1.278021845274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48110859724619">
                <text:p>1548110859724619</text:p>
              </table:table-cell>
              <table:table-cell office:value-type="float" office:value="1.05496284966865">
                <text:p>1.054962849668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48110859741418">
                <text:p>1548110859741418</text:p>
              </table:table-cell>
              <table:table-cell office:value-type="float" office:value="1.44677860076274">
                <text:p>1.44677860076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48110859758177">
                <text:p>1548110859758177</text:p>
              </table:table-cell>
              <table:table-cell office:value-type="float" office:value="1.24509730848798">
                <text:p>1.245097308487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48110859775482">
                <text:p>1548110859775482</text:p>
              </table:table-cell>
              <table:table-cell office:value-type="float" office:value="1.81009537818453">
                <text:p>1.810095378184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48110859792231">
                <text:p>1548110859792231</text:p>
              </table:table-cell>
              <table:table-cell office:value-type="float" office:value="1.70319351058211">
                <text:p>1.703193510582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8110859808989">
                <text:p>1548110859808989</text:p>
              </table:table-cell>
              <table:table-cell office:value-type="float" office:value="1.19723776391158">
                <text:p>1.197237763911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8110859825783">
                <text:p>1548110859825783</text:p>
              </table:table-cell>
              <table:table-cell office:value-type="float" office:value="1.48746322162566">
                <text:p>1.487463221625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48110859842511">
                <text:p>1548110859842511</text:p>
              </table:table-cell>
              <table:table-cell office:value-type="float" office:value="1.28336997400438">
                <text:p>1.283369974004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48110859859411">
                <text:p>1548110859859411</text:p>
              </table:table-cell>
              <table:table-cell office:value-type="float" office:value="1.14302069548368">
                <text:p>1.143020695483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48110859876121">
                <text:p>1548110859876121</text:p>
              </table:table-cell>
              <table:table-cell office:value-type="float" office:value="1.31637275966346">
                <text:p>1.316372759663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48110859892886">
                <text:p>1548110859892886</text:p>
              </table:table-cell>
              <table:table-cell office:value-type="float" office:value="1.5378539257384">
                <text:p>1.53785392573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48110859909671">
                <text:p>1548110859909671</text:p>
              </table:table-cell>
              <table:table-cell office:value-type="float" office:value="1.23466469668327">
                <text:p>1.234664696683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48110859926419">
                <text:p>1548110859926419</text:p>
              </table:table-cell>
              <table:table-cell office:value-type="float" office:value="1.47200790410548">
                <text:p>1.472007904105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48110859945051">
                <text:p>1548110859945051</text:p>
              </table:table-cell>
              <table:table-cell office:value-type="float" office:value="1.25217198816457">
                <text:p>1.252171988164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48110859961786">
                <text:p>1548110859961786</text:p>
              </table:table-cell>
              <table:table-cell office:value-type="float" office:value="1.07964325607304">
                <text:p>1.079643256073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48110859978558">
                <text:p>1548110859978558</text:p>
              </table:table-cell>
              <table:table-cell office:value-type="float" office:value="1.35349795802617">
                <text:p>1.353497958026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48110859997281">
                <text:p>1548110859997281</text:p>
              </table:table-cell>
              <table:table-cell office:value-type="float" office:value="1.19108085689805">
                <text:p>1.191080856898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48110860014094">
                <text:p>1548110860014094</text:p>
              </table:table-cell>
              <table:table-cell office:value-type="float" office:value="1.23419561105037">
                <text:p>1.234195611050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48110860030816">
                <text:p>1548110860030816</text:p>
              </table:table-cell>
              <table:table-cell office:value-type="float" office:value="1.31707212027436">
                <text:p>1.317072120274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48110860047611">
                <text:p>1548110860047611</text:p>
              </table:table-cell>
              <table:table-cell office:value-type="float" office:value="1.40319881164431">
                <text:p>1.403198811644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48110860064396">
                <text:p>1548110860064396</text:p>
              </table:table-cell>
              <table:table-cell office:value-type="float" office:value="1.10314730153366">
                <text:p>1.103147301533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48110860081162">
                <text:p>1548110860081162</text:p>
              </table:table-cell>
              <table:table-cell office:value-type="float" office:value="1.41104560974619">
                <text:p>1.411045609746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48110860097901">
                <text:p>1548110860097901</text:p>
              </table:table-cell>
              <table:table-cell office:value-type="float" office:value="1.27354843215482">
                <text:p>1.273548432154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48110860114663">
                <text:p>1548110860114663</text:p>
              </table:table-cell>
              <table:table-cell office:value-type="float" office:value="1.18935404059557">
                <text:p>1.189354040595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48110860131376">
                <text:p>1548110860131376</text:p>
              </table:table-cell>
              <table:table-cell office:value-type="float" office:value="1.26390731790112">
                <text:p>1.263907317901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8110860148139">
                <text:p>1548110860148139</text:p>
              </table:table-cell>
              <table:table-cell office:value-type="float" office:value="1.50982420391382">
                <text:p>1.50982420391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48110860164917">
                <text:p>1548110860164917</text:p>
              </table:table-cell>
              <table:table-cell office:value-type="float" office:value="1.29477630100686">
                <text:p>1.294776301006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48110860181657">
                <text:p>1548110860181657</text:p>
              </table:table-cell>
              <table:table-cell office:value-type="float" office:value="1.4782995083098">
                <text:p>1.47829950830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48110860198407">
                <text:p>1548110860198407</text:p>
              </table:table-cell>
              <table:table-cell office:value-type="float" office:value="1.31524773467245">
                <text:p>1.315247734672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8110860215360">
                <text:p>1548110860215360</text:p>
              </table:table-cell>
              <table:table-cell office:value-type="float" office:value="1.11380162700725">
                <text:p>1.113801627007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48110860232143">
                <text:p>1548110860232143</text:p>
              </table:table-cell>
              <table:table-cell office:value-type="float" office:value="1.2848557502572">
                <text:p>1.28485575025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48110860248905">
                <text:p>1548110860248905</text:p>
              </table:table-cell>
              <table:table-cell office:value-type="float" office:value="1.25740979723239">
                <text:p>1.257409797232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48110860265653">
                <text:p>1548110860265653</text:p>
              </table:table-cell>
              <table:table-cell office:value-type="float" office:value="1.42233086784651">
                <text:p>1.422330867846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48110860282427">
                <text:p>1548110860282427</text:p>
              </table:table-cell>
              <table:table-cell office:value-type="float" office:value="1.26994186423474">
                <text:p>1.269941864234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48110860299174">
                <text:p>1548110860299174</text:p>
              </table:table-cell>
              <table:table-cell office:value-type="float" office:value="1.07758374050465">
                <text:p>1.077583740504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48110860315963">
                <text:p>1548110860315963</text:p>
              </table:table-cell>
              <table:table-cell office:value-type="float" office:value="1.25615265350195">
                <text:p>1.256152653501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8110860332789">
                <text:p>1548110860332789</text:p>
              </table:table-cell>
              <table:table-cell office:value-type="float" office:value="1.18756702766791">
                <text:p>1.187567027667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48110860349514">
                <text:p>1548110860349514</text:p>
              </table:table-cell>
              <table:table-cell office:value-type="float" office:value="1.09620023804778">
                <text:p>1.096200238047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48110860366250">
                <text:p>1548110860366250</text:p>
              </table:table-cell>
              <table:table-cell office:value-type="float" office:value="1.22218540120924">
                <text:p>1.222185401209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48110860383119">
                <text:p>1548110860383119</text:p>
              </table:table-cell>
              <table:table-cell office:value-type="float" office:value="1.22218540120924">
                <text:p>1.222185401209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48110860399917">
                <text:p>1548110860399917</text:p>
              </table:table-cell>
              <table:table-cell office:value-type="float" office:value="0.625582239000597">
                <text:p>0.6255822390005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48110860416691">
                <text:p>1548110860416691</text:p>
              </table:table-cell>
              <table:table-cell office:value-type="float" office:value="1.28062012039324">
                <text:p>1.280620120393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48110860433455">
                <text:p>1548110860433455</text:p>
              </table:table-cell>
              <table:table-cell office:value-type="float" office:value="1.29130758799947">
                <text:p>1.291307587999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8110860451015">
                <text:p>1548110860451015</text:p>
              </table:table-cell>
              <table:table-cell office:value-type="float" office:value="1.13069073587785">
                <text:p>1.130690735877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8110860467751">
                <text:p>1548110860467751</text:p>
              </table:table-cell>
              <table:table-cell office:value-type="float" office:value="1.2756500338498">
                <text:p>1.27565003384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48110860484527">
                <text:p>1548110860484527</text:p>
              </table:table-cell>
              <table:table-cell office:value-type="float" office:value="1.17139266120972">
                <text:p>1.171392661209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48110860501264">
                <text:p>1548110860501264</text:p>
              </table:table-cell>
              <table:table-cell office:value-type="float" office:value="1.04718457623716">
                <text:p>1.047184576237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48110860517978">
                <text:p>1548110860517978</text:p>
              </table:table-cell>
              <table:table-cell office:value-type="float" office:value="1.26167617300201">
                <text:p>1.261676173002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48110860534743">
                <text:p>1548110860534743</text:p>
              </table:table-cell>
              <table:table-cell office:value-type="float" office:value="1.17102445881544">
                <text:p>1.171024458815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48110860551553">
                <text:p>1548110860551553</text:p>
              </table:table-cell>
              <table:table-cell office:value-type="float" office:value="0.938171799205774">
                <text:p>0.9381717992057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48110860568321">
                <text:p>1548110860568321</text:p>
              </table:table-cell>
              <table:table-cell office:value-type="float" office:value="1.18024048776679">
                <text:p>1.180240487766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48110860585100">
                <text:p>1548110860585100</text:p>
              </table:table-cell>
              <table:table-cell office:value-type="float" office:value="1.0530417053987">
                <text:p>1.05304170539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48110860601884">
                <text:p>1548110860601884</text:p>
              </table:table-cell>
              <table:table-cell office:value-type="float" office:value="1.08061799207861">
                <text:p>1.080617992078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48110860620029">
                <text:p>1548110860620029</text:p>
              </table:table-cell>
              <table:table-cell office:value-type="float" office:value="1.19511784111066">
                <text:p>1.195117841110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48110860636756">
                <text:p>1548110860636756</text:p>
              </table:table-cell>
              <table:table-cell office:value-type="float" office:value="1.27855362867617">
                <text:p>1.278553628676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48110860653500">
                <text:p>1548110860653500</text:p>
              </table:table-cell>
              <table:table-cell office:value-type="float" office:value="1.26582786041744">
                <text:p>1.265827860417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48110860670271">
                <text:p>1548110860670271</text:p>
              </table:table-cell>
              <table:table-cell office:value-type="float" office:value="1.30673098662119">
                <text:p>1.306730986621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48110860687017">
                <text:p>1548110860687017</text:p>
              </table:table-cell>
              <table:table-cell office:value-type="float" office:value="1.20271906705431">
                <text:p>1.202719067054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48110860703784">
                <text:p>1548110860703784</text:p>
              </table:table-cell>
              <table:table-cell office:value-type="float" office:value="0.978841814965013">
                <text:p>0.9788418149650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48110860720575">
                <text:p>1548110860720575</text:p>
              </table:table-cell>
              <table:table-cell office:value-type="float" office:value="1.02703031457207">
                <text:p>1.027030314572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48110860737361">
                <text:p>1548110860737361</text:p>
              </table:table-cell>
              <table:table-cell office:value-type="float" office:value="1.11174878357523">
                <text:p>1.111748783575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48110860754248">
                <text:p>1548110860754248</text:p>
              </table:table-cell>
              <table:table-cell office:value-type="float" office:value="0.911243187203614">
                <text:p>0.9112431872036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48110860771010">
                <text:p>1548110860771010</text:p>
              </table:table-cell>
              <table:table-cell office:value-type="float" office:value="1.18323691149998">
                <text:p>1.183236911499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48110860787747">
                <text:p>1548110860787747</text:p>
              </table:table-cell>
              <table:table-cell office:value-type="float" office:value="1.0757725378485">
                <text:p>1.07577253784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48110860804494">
                <text:p>1548110860804494</text:p>
              </table:table-cell>
              <table:table-cell office:value-type="float" office:value="1.26355588102031">
                <text:p>1.263555881020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48110860821259">
                <text:p>1548110860821259</text:p>
              </table:table-cell>
              <table:table-cell office:value-type="float" office:value="1.14913630164746">
                <text:p>1.149136301647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48110860838025">
                <text:p>1548110860838025</text:p>
              </table:table-cell>
              <table:table-cell office:value-type="float" office:value="0.992426768938142">
                <text:p>0.9924267689381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48110860854815">
                <text:p>1548110860854815</text:p>
              </table:table-cell>
              <table:table-cell office:value-type="float" office:value="1.21433702579844">
                <text:p>1.214337025798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48110860871578">
                <text:p>1548110860871578</text:p>
              </table:table-cell>
              <table:table-cell office:value-type="float" office:value="1.05229752833312">
                <text:p>1.052297528333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48110860888364">
                <text:p>1548110860888364</text:p>
              </table:table-cell>
              <table:table-cell office:value-type="float" office:value="0.978371904659981">
                <text:p>0.9783719046599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48110860905126">
                <text:p>1548110860905126</text:p>
              </table:table-cell>
              <table:table-cell office:value-type="float" office:value="1.11379799766789">
                <text:p>1.113797997667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8110860921929">
                <text:p>1548110860921929</text:p>
              </table:table-cell>
              <table:table-cell office:value-type="float" office:value="1.09905430773188">
                <text:p>1.099054307731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48110860938702">
                <text:p>1548110860938702</text:p>
              </table:table-cell>
              <table:table-cell office:value-type="float" office:value="1.01656829672875">
                <text:p>1.016568296728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48110860955438">
                <text:p>1548110860955438</text:p>
              </table:table-cell>
              <table:table-cell office:value-type="float" office:value="1.0716666484705">
                <text:p>1.07166664847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48110860973606">
                <text:p>1548110860973606</text:p>
              </table:table-cell>
              <table:table-cell office:value-type="float" office:value="1.18937665707252">
                <text:p>1.189376657072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48110860992846">
                <text:p>1548110860992846</text:p>
              </table:table-cell>
              <table:table-cell office:value-type="float" office:value="0.957622381380573">
                <text:p>0.9576223813805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48110861007090">
                <text:p>1548110861007090</text:p>
              </table:table-cell>
              <table:table-cell office:value-type="float" office:value="0.741223003723576">
                <text:p>0.7412230037235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48110861023882">
                <text:p>1548110861023882</text:p>
              </table:table-cell>
              <table:table-cell office:value-type="float" office:value="1.07296231243413">
                <text:p>1.072962312434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48110861041968">
                <text:p>1548110861041968</text:p>
              </table:table-cell>
              <table:table-cell office:value-type="float" office:value="1.33956481115921">
                <text:p>1.339564811159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48110861058704">
                <text:p>1548110861058704</text:p>
              </table:table-cell>
              <table:table-cell office:value-type="float" office:value="1.34065600408308">
                <text:p>1.340656004083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48110861075451">
                <text:p>1548110861075451</text:p>
              </table:table-cell>
              <table:table-cell office:value-type="float" office:value="1.05118326927515">
                <text:p>1.051183269275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48110861092171">
                <text:p>1548110861092171</text:p>
              </table:table-cell>
              <table:table-cell office:value-type="float" office:value="1.20680772872939">
                <text:p>1.206807728729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48110861109081">
                <text:p>1548110861109081</text:p>
              </table:table-cell>
              <table:table-cell office:value-type="float" office:value="1.1361731289359">
                <text:p>1.13617312893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48110861125817">
                <text:p>1548110861125817</text:p>
              </table:table-cell>
              <table:table-cell office:value-type="float" office:value="0.910391073089472">
                <text:p>0.9103910730894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48110861142641">
                <text:p>1548110861142641</text:p>
              </table:table-cell>
              <table:table-cell office:value-type="float" office:value="1.05112593754697">
                <text:p>1.051125937546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48110861159445">
                <text:p>1548110861159445</text:p>
              </table:table-cell>
              <table:table-cell office:value-type="float" office:value="1.10488052662539">
                <text:p>1.104880526625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48110861176331">
                <text:p>1548110861176331</text:p>
              </table:table-cell>
              <table:table-cell office:value-type="float" office:value="0.901860105495858">
                <text:p>0.9018601054958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48110861193110">
                <text:p>1548110861193110</text:p>
              </table:table-cell>
              <table:table-cell office:value-type="float" office:value="1.09678474603908">
                <text:p>1.096784746039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48110861209890">
                <text:p>1548110861209890</text:p>
              </table:table-cell>
              <table:table-cell office:value-type="float" office:value="1.13624455366307">
                <text:p>1.136244553663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48110861226653">
                <text:p>1548110861226653</text:p>
              </table:table-cell>
              <table:table-cell office:value-type="float" office:value="0.89132227325979">
                <text:p>0.891322273259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48110861243469">
                <text:p>1548110861243469</text:p>
              </table:table-cell>
              <table:table-cell office:value-type="float" office:value="0.89132227325979">
                <text:p>0.891322273259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48110861260194">
                <text:p>1548110861260194</text:p>
              </table:table-cell>
              <table:table-cell office:value-type="float" office:value="0.908495018742535">
                <text:p>0.9084950187425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48110861277224">
                <text:p>1548110861277224</text:p>
              </table:table-cell>
              <table:table-cell office:value-type="float" office:value="1.17786165362024">
                <text:p>1.177861653620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48110861293933">
                <text:p>1548110861293933</text:p>
              </table:table-cell>
              <table:table-cell office:value-type="float" office:value="1.03442009208058">
                <text:p>1.034420092080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48110861310710">
                <text:p>1548110861310710</text:p>
              </table:table-cell>
              <table:table-cell office:value-type="float" office:value="1.2358938490101">
                <text:p>1.23589384901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48110861327441">
                <text:p>1548110861327441</text:p>
              </table:table-cell>
              <table:table-cell office:value-type="float" office:value="1.15616123638055">
                <text:p>1.156161236380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48110861344175">
                <text:p>1548110861344175</text:p>
              </table:table-cell>
              <table:table-cell office:value-type="float" office:value="1.20561342024755">
                <text:p>1.205613420247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48110861360953">
                <text:p>1548110861360953</text:p>
              </table:table-cell>
              <table:table-cell office:value-type="float" office:value="0.990599243853416">
                <text:p>0.9905992438534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48110861377735">
                <text:p>1548110861377735</text:p>
              </table:table-cell>
              <table:table-cell office:value-type="float" office:value="1.04075780108342">
                <text:p>1.040757801083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48110861394594">
                <text:p>1548110861394594</text:p>
              </table:table-cell>
              <table:table-cell office:value-type="float" office:value="1.04075780108342">
                <text:p>1.040757801083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48110861411349">
                <text:p>1548110861411349</text:p>
              </table:table-cell>
              <table:table-cell office:value-type="float" office:value="0.791078310572348">
                <text:p>0.7910783105723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48110861428091">
                <text:p>1548110861428091</text:p>
              </table:table-cell>
              <table:table-cell office:value-type="float" office:value="0.836479372147933">
                <text:p>0.8364793721479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48110861444857">
                <text:p>1548110861444857</text:p>
              </table:table-cell>
              <table:table-cell office:value-type="float" office:value="1.05866717859014">
                <text:p>1.058667178590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48110861461937">
                <text:p>1548110861461937</text:p>
              </table:table-cell>
              <table:table-cell office:value-type="float" office:value="1.15416074309431">
                <text:p>1.154160743094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48110861478635">
                <text:p>1548110861478635</text:p>
              </table:table-cell>
              <table:table-cell office:value-type="float" office:value="0.936546316661381">
                <text:p>0.9365463166613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8110861495571">
                <text:p>1548110861495571</text:p>
              </table:table-cell>
              <table:table-cell office:value-type="float" office:value="1.07412675498006">
                <text:p>1.074126754980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8110861512309">
                <text:p>1548110861512309</text:p>
              </table:table-cell>
              <table:table-cell office:value-type="float" office:value="0.971238621126652">
                <text:p>0.9712386211266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48110861529091">
                <text:p>1548110861529091</text:p>
              </table:table-cell>
              <table:table-cell office:value-type="float" office:value="0.807048024702372">
                <text:p>0.8070480247023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48110861545866">
                <text:p>1548110861545866</text:p>
              </table:table-cell>
              <table:table-cell office:value-type="float" office:value="1.1758762627713">
                <text:p>1.17587626277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48110861562729">
                <text:p>1548110861562729</text:p>
              </table:table-cell>
              <table:table-cell office:value-type="float" office:value="1.03805291380016">
                <text:p>1.038052913800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48110861579531">
                <text:p>1548110861579531</text:p>
              </table:table-cell>
              <table:table-cell office:value-type="float" office:value="0.934101096648537">
                <text:p>0.9341010966485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48110861596245">
                <text:p>1548110861596245</text:p>
              </table:table-cell>
              <table:table-cell office:value-type="float" office:value="1.06484232494252">
                <text:p>1.064842324942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48110861612981">
                <text:p>1548110861612981</text:p>
              </table:table-cell>
              <table:table-cell office:value-type="float" office:value="1.08987073336658">
                <text:p>1.089870733366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48110861629737">
                <text:p>1548110861629737</text:p>
              </table:table-cell>
              <table:table-cell office:value-type="float" office:value="1.08987073336658">
                <text:p>1.089870733366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48110861646531">
                <text:p>1548110861646531</text:p>
              </table:table-cell>
              <table:table-cell office:value-type="float" office:value="0.906681104142465">
                <text:p>0.9066811041424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48110861663239">
                <text:p>1548110861663239</text:p>
              </table:table-cell>
              <table:table-cell office:value-type="float" office:value="1.09137942376655">
                <text:p>1.091379423766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48110861680021">
                <text:p>1548110861680021</text:p>
              </table:table-cell>
              <table:table-cell office:value-type="float" office:value="0.994714593959996">
                <text:p>0.9947145939599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48110861696796">
                <text:p>1548110861696796</text:p>
              </table:table-cell>
              <table:table-cell office:value-type="float" office:value="0.997816626974115">
                <text:p>0.9978166269741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8110861713581">
                <text:p>1548110861713581</text:p>
              </table:table-cell>
              <table:table-cell office:value-type="float" office:value="1.07840971643434">
                <text:p>1.078409716434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8110861730348">
                <text:p>1548110861730348</text:p>
              </table:table-cell>
              <table:table-cell office:value-type="float" office:value="0.920768770643314">
                <text:p>0.9207687706433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8110861747120">
                <text:p>1548110861747120</text:p>
              </table:table-cell>
              <table:table-cell office:value-type="float" office:value="0.858453669908866">
                <text:p>0.8584536699088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8110861763905">
                <text:p>1548110861763905</text:p>
              </table:table-cell>
              <table:table-cell office:value-type="float" office:value="1.05615655278941">
                <text:p>1.056156552789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48110861780696">
                <text:p>1548110861780696</text:p>
              </table:table-cell>
              <table:table-cell office:value-type="float" office:value="0.929049903167747">
                <text:p>0.9290499031677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48110861797458">
                <text:p>1548110861797458</text:p>
              </table:table-cell>
              <table:table-cell office:value-type="float" office:value="0.824534928356586">
                <text:p>0.8245349283565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48110861814237">
                <text:p>1548110861814237</text:p>
              </table:table-cell>
              <table:table-cell office:value-type="float" office:value="0.944478912434259">
                <text:p>0.9444789124342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48110861830967">
                <text:p>1548110861830967</text:p>
              </table:table-cell>
              <table:table-cell office:value-type="float" office:value="0.951421363994418">
                <text:p>0.9514213639944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8110861847704">
                <text:p>1548110861847704</text:p>
              </table:table-cell>
              <table:table-cell office:value-type="float" office:value="0.831889060371033">
                <text:p>0.8318890603710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48110861864434">
                <text:p>1548110861864434</text:p>
              </table:table-cell>
              <table:table-cell office:value-type="float" office:value="0.955738112561176">
                <text:p>0.9557381125611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48110861881159">
                <text:p>1548110861881159</text:p>
              </table:table-cell>
              <table:table-cell office:value-type="float" office:value="0.959148651357025">
                <text:p>0.9591486513570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48110861897925">
                <text:p>1548110861897925</text:p>
              </table:table-cell>
              <table:table-cell office:value-type="float" office:value="0.939637844376912">
                <text:p>0.9396378443769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48110861914729">
                <text:p>1548110861914729</text:p>
              </table:table-cell>
              <table:table-cell office:value-type="float" office:value="0.989983159437573">
                <text:p>0.9899831594375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48110861931457">
                <text:p>1548110861931457</text:p>
              </table:table-cell>
              <table:table-cell office:value-type="float" office:value="0.885975172217596">
                <text:p>0.8859751722175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48110861948204">
                <text:p>1548110861948204</text:p>
              </table:table-cell>
              <table:table-cell office:value-type="float" office:value="0.878657864000545">
                <text:p>0.8786578640005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48110861964912">
                <text:p>1548110861964912</text:p>
              </table:table-cell>
              <table:table-cell office:value-type="float" office:value="1.05060949648288">
                <text:p>1.050609496482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48110861981807">
                <text:p>1548110861981807</text:p>
              </table:table-cell>
              <table:table-cell office:value-type="float" office:value="0.913382657041943">
                <text:p>0.9133826570419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48110861998469">
                <text:p>1548110861998469</text:p>
              </table:table-cell>
              <table:table-cell office:value-type="float" office:value="0.846161298662353">
                <text:p>0.8461612986623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48110862015237">
                <text:p>1548110862015237</text:p>
              </table:table-cell>
              <table:table-cell office:value-type="float" office:value="0.995938338069682">
                <text:p>0.9959383380696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48110862032017">
                <text:p>1548110862032017</text:p>
              </table:table-cell>
              <table:table-cell office:value-type="float" office:value="0.970944257967469">
                <text:p>0.9709442579674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48110862050799">
                <text:p>1548110862050799</text:p>
              </table:table-cell>
              <table:table-cell office:value-type="float" office:value="1.12372321131852">
                <text:p>1.123723211318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48110862069863">
                <text:p>1548110862069863</text:p>
              </table:table-cell>
              <table:table-cell office:value-type="float" office:value="1.11372398405574">
                <text:p>1.113723984055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48110862084246">
                <text:p>1548110862084246</text:p>
              </table:table-cell>
              <table:table-cell office:value-type="float" office:value="1.11372398405574">
                <text:p>1.113723984055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48110862101023">
                <text:p>1548110862101023</text:p>
              </table:table-cell>
              <table:table-cell office:value-type="float" office:value="0.874274431666053">
                <text:p>0.8742744316660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48110862119392">
                <text:p>1548110862119392</text:p>
              </table:table-cell>
              <table:table-cell office:value-type="float" office:value="0.879291944194305">
                <text:p>0.8792919441943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48110862136204">
                <text:p>1548110862136204</text:p>
              </table:table-cell>
              <table:table-cell office:value-type="float" office:value="0.90781044369626">
                <text:p>0.907810443696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48110862152932">
                <text:p>1548110862152932</text:p>
              </table:table-cell>
              <table:table-cell office:value-type="float" office:value="0.791771093898357">
                <text:p>0.7917710938983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48110862169664">
                <text:p>1548110862169664</text:p>
              </table:table-cell>
              <table:table-cell office:value-type="float" office:value="0.845202608615236">
                <text:p>0.8452026086152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48110862187711">
                <text:p>1548110862187711</text:p>
              </table:table-cell>
              <table:table-cell office:value-type="float" office:value="0.79876369614709">
                <text:p>0.798763696147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48110862204384">
                <text:p>1548110862204384</text:p>
              </table:table-cell>
              <table:table-cell office:value-type="float" office:value="0.69378506091224">
                <text:p>0.693785060912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48110862221185">
                <text:p>1548110862221185</text:p>
              </table:table-cell>
              <table:table-cell office:value-type="float" office:value="0.968902705125752">
                <text:p>0.9689027051257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48110862237973">
                <text:p>1548110862237973</text:p>
              </table:table-cell>
              <table:table-cell office:value-type="float" office:value="0.904058903172243">
                <text:p>0.9040589031722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48110862254731">
                <text:p>1548110862254731</text:p>
              </table:table-cell>
              <table:table-cell office:value-type="float" office:value="1.15940337264474">
                <text:p>1.159403372644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48110862271464">
                <text:p>1548110862271464</text:p>
              </table:table-cell>
              <table:table-cell office:value-type="float" office:value="0.974755871961795">
                <text:p>0.9747558719617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48110862288443">
                <text:p>1548110862288443</text:p>
              </table:table-cell>
              <table:table-cell office:value-type="float" office:value="0.762257867932499">
                <text:p>0.7622578679324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48110862305208">
                <text:p>1548110862305208</text:p>
              </table:table-cell>
              <table:table-cell office:value-type="float" office:value="0.855573949352129">
                <text:p>0.8555739493521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48110862321997">
                <text:p>1548110862321997</text:p>
              </table:table-cell>
              <table:table-cell office:value-type="float" office:value="0.794801344471057">
                <text:p>0.7948013444710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48110862338800">
                <text:p>1548110862338800</text:p>
              </table:table-cell>
              <table:table-cell office:value-type="float" office:value="0.848672295837262">
                <text:p>0.8486722958372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48110862355560">
                <text:p>1548110862355560</text:p>
              </table:table-cell>
              <table:table-cell office:value-type="float" office:value="0.971050710892588">
                <text:p>0.9710507108925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48110862372265">
                <text:p>1548110862372265</text:p>
              </table:table-cell>
              <table:table-cell office:value-type="float" office:value="0.955698411830845">
                <text:p>0.9556984118308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48110862389004">
                <text:p>1548110862389004</text:p>
              </table:table-cell>
              <table:table-cell office:value-type="float" office:value="0.791887166806206">
                <text:p>0.7918871668062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48110862405744">
                <text:p>1548110862405744</text:p>
              </table:table-cell>
              <table:table-cell office:value-type="float" office:value="0.791887166806206">
                <text:p>0.7918871668062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48110862422532">
                <text:p>1548110862422532</text:p>
              </table:table-cell>
              <table:table-cell office:value-type="float" office:value="0.695876235393191">
                <text:p>0.6958762353931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48110862439250">
                <text:p>1548110862439250</text:p>
              </table:table-cell>
              <table:table-cell office:value-type="float" office:value="1.01207355856776">
                <text:p>1.012073558567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48110862455970">
                <text:p>1548110862455970</text:p>
              </table:table-cell>
              <table:table-cell office:value-type="float" office:value="1.04526911533633">
                <text:p>1.045269115336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48110862472723">
                <text:p>1548110862472723</text:p>
              </table:table-cell>
              <table:table-cell office:value-type="float" office:value="1.1855367092098">
                <text:p>1.18553670920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48110862489446">
                <text:p>1548110862489446</text:p>
              </table:table-cell>
              <table:table-cell office:value-type="float" office:value="1.1855367092098">
                <text:p>1.18553670920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48110862506213">
                <text:p>1548110862506213</text:p>
              </table:table-cell>
              <table:table-cell office:value-type="float" office:value="0.624255381537076">
                <text:p>0.6242553815370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48110862522933">
                <text:p>1548110862522933</text:p>
              </table:table-cell>
              <table:table-cell office:value-type="float" office:value="0.825873844579788">
                <text:p>0.8258738445797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48110862539723">
                <text:p>1548110862539723</text:p>
              </table:table-cell>
              <table:table-cell office:value-type="float" office:value="0.936179687667619">
                <text:p>0.9361796876676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48110862556481">
                <text:p>1548110862556481</text:p>
              </table:table-cell>
              <table:table-cell office:value-type="float" office:value="1.20441266586665">
                <text:p>1.204412665866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48110862573200">
                <text:p>1548110862573200</text:p>
              </table:table-cell>
              <table:table-cell office:value-type="float" office:value="0.951376210644349">
                <text:p>0.9513762106443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48110862590633">
                <text:p>1548110862590633</text:p>
              </table:table-cell>
              <table:table-cell office:value-type="float" office:value="0.698547921586629">
                <text:p>0.6985479215866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48110862607411">
                <text:p>1548110862607411</text:p>
              </table:table-cell>
              <table:table-cell office:value-type="float" office:value="0.749500785153024">
                <text:p>0.7495007851530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48110862624224">
                <text:p>1548110862624224</text:p>
              </table:table-cell>
              <table:table-cell office:value-type="float" office:value="0.812089453987059">
                <text:p>0.8120894539870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48110862641067">
                <text:p>1548110862641067</text:p>
              </table:table-cell>
              <table:table-cell office:value-type="float" office:value="0.762494949083658">
                <text:p>0.7624949490836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48110862657794">
                <text:p>1548110862657794</text:p>
              </table:table-cell>
              <table:table-cell office:value-type="float" office:value="0.915387761841942">
                <text:p>0.9153877618419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48110862674554">
                <text:p>1548110862674554</text:p>
              </table:table-cell>
              <table:table-cell office:value-type="float" office:value="0.760905643872484">
                <text:p>0.7609056438724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48110862691279">
                <text:p>1548110862691279</text:p>
              </table:table-cell>
              <table:table-cell office:value-type="float" office:value="0.827713473014062">
                <text:p>0.8277134730140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48110862708058">
                <text:p>1548110862708058</text:p>
              </table:table-cell>
              <table:table-cell office:value-type="float" office:value="0.8236324093338">
                <text:p>0.82363240933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48110862724794">
                <text:p>1548110862724794</text:p>
              </table:table-cell>
              <table:table-cell office:value-type="float" office:value="0.825927606072106">
                <text:p>0.8259276060721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48110862741514">
                <text:p>1548110862741514</text:p>
              </table:table-cell>
              <table:table-cell office:value-type="float" office:value="0.759767072284657">
                <text:p>0.7597670722846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48110862758289">
                <text:p>1548110862758289</text:p>
              </table:table-cell>
              <table:table-cell office:value-type="float" office:value="0.820710970757672">
                <text:p>0.8207109707576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48110862775063">
                <text:p>1548110862775063</text:p>
              </table:table-cell>
              <table:table-cell office:value-type="float" office:value="0.835576003655562">
                <text:p>0.8355760036555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48110862791838">
                <text:p>1548110862791838</text:p>
              </table:table-cell>
              <table:table-cell office:value-type="float" office:value="0.675248023696479">
                <text:p>0.6752480236964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48110862808615">
                <text:p>1548110862808615</text:p>
              </table:table-cell>
              <table:table-cell office:value-type="float" office:value="0.83478517970194">
                <text:p>0.834785179701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48110862825380">
                <text:p>1548110862825380</text:p>
              </table:table-cell>
              <table:table-cell office:value-type="float" office:value="0.915825251091058">
                <text:p>0.9158252510910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